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15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1.68mm"/>
    </style:style>
    <style:style style:name="co7" style:family="table-column">
      <style:table-column-properties fo:break-before="auto" style:column-width="26.97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5.38mm"/>
    </style:style>
    <style:style style:name="co14" style:family="table-column">
      <style:table-column-properties fo:break-before="auto" style:column-width="16.56mm"/>
    </style:style>
    <style:style style:name="co15" style:family="table-column">
      <style:table-column-properties fo:break-before="auto" style:column-width="17.41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15.42mm"/>
    </style:style>
    <style:style style:name="co18" style:family="table-column">
      <style:table-column-properties fo:break-before="auto" style:column-width="16.33mm"/>
    </style:style>
    <style:style style:name="ro1" style:family="table-row">
      <style:table-row-properties style:row-height="15.2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7" style:family="table-cell" style:parent-style-name="Default" style:data-style-name="N3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9" style:family="table-cell" style:parent-style-name="Default" style:data-style-name="N1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42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4" style:family="table-cell" style:parent-style-name="Default"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ce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2" style:family="table-cell" style:parent-style-name="Default"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default-cell-style-name="ce8"/>
        <table:table-column table:style-name="co8" table:number-columns-repeated="2" table:default-cell-style-name="ce13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7" office:value-type="string" calcext:value-type="string">
            <text:p>Año</text:p>
          </table:table-cell>
          <table:table-cell table:style-name="ce7" office:value-type="string" calcext:value-type="string">
            <text:p>Mes</text:p>
          </table:table-cell>
          <table:table-cell table:style-name="ce7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5" office:value-type="string" calcext:value-type="string">
            <text:p>Promedio móvil 12 meses</text:p>
          </table:table-cell>
          <table:table-cell table:style-name="ce25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5" office:value-type="string" calcext:value-type="string">
            <text:p>Indice Estacional</text:p>
          </table:table-cell>
          <table:table-cell table:style-name="ce25" office:value-type="string" calcext:value-type="string">
            <text:p>Serie desestacionalizada</text:p>
          </table:table-cell>
          <table:table-cell table:style-name="ce25" office:value-type="string" calcext:value-type="string">
            <text:p>Exportaciones (millones de dólares)</text:p>
          </table:table-cell>
          <table:table-cell table:style-name="ce25" office:value-type="string" calcext:value-type="string">
            <text:p>Importaciones (millones de dólares)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4" calcext:value-type="float" table:number-columns-spanned="1" table:number-rows-spanned="12">
            <text:p>2004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24891" calcext:value-type="float">
            <text:p>24891</text:p>
          </table:table-cell>
          <table:table-cell table:style-name="ce32" office:value-type="float" office:value="17946" calcext:value-type="float">
            <text:p>17946</text:p>
          </table:table-cell>
          <table:table-cell table:style-name="ce42" office:value-type="percentage" office:value="2.58401727861771" calcext:value-type="percentage">
            <text:p>258,4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22" calcext:value-type="float">
            <text:p>2322</text:p>
          </table:table-cell>
          <table:table-cell table:style-name="ce38" office:value-type="float" office:value="1609" calcext:value-type="float">
            <text:p>160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13941" calcext:value-type="float">
            <text:p>13941</text:p>
          </table:table-cell>
          <table:table-cell table:formula="of:=[.C3]-[.C2]" office:value-type="float" office:value="-10950" calcext:value-type="float">
            <text:p>-10950</text:p>
          </table:table-cell>
          <table:table-cell table:formula="of:=[.D3]/[.C2]" office:value-type="percentage" office:value="-0.439918042666024" calcext:value-type="percentage">
            <text:p>-43,99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95" calcext:value-type="float">
            <text:p>2395</text:p>
          </table:table-cell>
          <table:table-cell table:style-name="ce38" office:value-type="float" office:value="1364" calcext:value-type="float">
            <text:p>1364</text:p>
          </table:table-cell>
          <table:table-cell table:style-name="ce33" table:number-columns-repeated="1012"/>
        </table:table-row>
        <table:table-row table:style-name="ro3">
          <table:covered-table-cell table:style-name="ce7"/>
          <table:table-cell office:value-type="string" calcext:value-type="string">
            <text:p>marzo</text:p>
          </table:table-cell>
          <table:table-cell table:style-name="ce27" office:value-type="float" office:value="17518" calcext:value-type="float">
            <text:p>17.518</text:p>
          </table:table-cell>
          <table:table-cell table:formula="of:=[.C4]-[.C3]" office:value-type="float" office:value="3577" calcext:value-type="float">
            <text:p>3577</text:p>
          </table:table-cell>
          <table:table-cell table:formula="of:=[.D4]/[.C3]" office:value-type="percentage" office:value="0.256581306936375" calcext:value-type="percentage">
            <text:p>25,66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58" calcext:value-type="float">
            <text:p>2658</text:p>
          </table:table-cell>
          <table:table-cell table:style-name="ce38" office:value-type="float" office:value="1690" calcext:value-type="float">
            <text:p>1690</text:p>
          </table:table-cell>
          <table:table-cell table:style-name="ce33"/>
          <table:table-cell table:style-name="ce50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16251" calcext:value-type="float">
            <text:p>16251</text:p>
          </table:table-cell>
          <table:table-cell table:formula="of:=[.C5]-[.C4]" office:value-type="float" office:value="-1267" calcext:value-type="float">
            <text:p>-1267</text:p>
          </table:table-cell>
          <table:table-cell table:formula="of:=[.D5]/[.C4]" office:value-type="percentage" office:value="-0.0723256079461126" calcext:value-type="percentage">
            <text:p>-7,2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0" calcext:value-type="float">
            <text:p>3040</text:p>
          </table:table-cell>
          <table:table-cell table:style-name="ce38" office:value-type="float" office:value="1651" calcext:value-type="float">
            <text:p>1651</text:p>
          </table:table-cell>
          <table:table-cell table:style-name="ce33"/>
          <table:table-cell table:style-name="ce26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16952" calcext:value-type="float">
            <text:p>16952</text:p>
          </table:table-cell>
          <table:table-cell table:formula="of:=[.C6]-[.C5]" office:value-type="float" office:value="701" calcext:value-type="float">
            <text:p>701</text:p>
          </table:table-cell>
          <table:table-cell table:formula="of:=[.D6]/[.C5]" office:value-type="percentage" office:value="0.0431358070272599" calcext:value-type="percentage">
            <text:p>4,3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4" calcext:value-type="float">
            <text:p>3394</text:p>
          </table:table-cell>
          <table:table-cell table:style-name="ce38" office:value-type="float" office:value="1792" calcext:value-type="float">
            <text:p>179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17835" calcext:value-type="float">
            <text:p>17835</text:p>
          </table:table-cell>
          <table:table-cell table:formula="of:=[.C7]-[.C6]" office:value-type="float" office:value="883" calcext:value-type="float">
            <text:p>883</text:p>
          </table:table-cell>
          <table:table-cell table:formula="of:=[.D7]/[.C6]" office:value-type="percentage" office:value="0.0520882491741387" calcext:value-type="percentage">
            <text:p>5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51" calcext:value-type="float">
            <text:p>2951</text:p>
          </table:table-cell>
          <table:table-cell table:style-name="ce38" office:value-type="float" office:value="2039" calcext:value-type="float">
            <text:p>203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0905" calcext:value-type="float">
            <text:p>20905</text:p>
          </table:table-cell>
          <table:table-cell table:formula="of:=[.C8]-[.C7]" office:value-type="float" office:value="3070" calcext:value-type="float">
            <text:p>3070</text:p>
          </table:table-cell>
          <table:table-cell table:formula="of:=[.D8]/[.C7]" office:value-type="percentage" office:value="0.172133445472386" calcext:value-type="percentage">
            <text:p>17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34" calcext:value-type="float">
            <text:p>3034</text:p>
          </table:table-cell>
          <table:table-cell table:style-name="ce38" office:value-type="float" office:value="1970" calcext:value-type="float">
            <text:p>1970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0114" calcext:value-type="float">
            <text:p>20114</text:p>
          </table:table-cell>
          <table:table-cell table:formula="of:=[.C9]-[.C8]" office:value-type="float" office:value="-791" calcext:value-type="float">
            <text:p>-791</text:p>
          </table:table-cell>
          <table:table-cell table:formula="of:=[.D9]/[.C8]" office:value-type="percentage" office:value="-0.0378378378378378" calcext:value-type="percentage">
            <text:p>-3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45" calcext:value-type="float">
            <text:p>2945</text:p>
          </table:table-cell>
          <table:table-cell table:style-name="ce38" office:value-type="float" office:value="2032" calcext:value-type="float">
            <text:p>203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0963" calcext:value-type="float">
            <text:p>20963</text:p>
          </table:table-cell>
          <table:table-cell table:formula="of:=[.C10]-[.C9]" office:value-type="float" office:value="849" calcext:value-type="float">
            <text:p>849</text:p>
          </table:table-cell>
          <table:table-cell table:formula="of:=[.D10]/[.C9]" office:value-type="percentage" office:value="0.0422094063836134" calcext:value-type="percentage">
            <text:p>4,2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02" calcext:value-type="float">
            <text:p>3002</text:p>
          </table:table-cell>
          <table:table-cell table:style-name="ce38" office:value-type="float" office:value="2025" calcext:value-type="float">
            <text:p>2025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18322" calcext:value-type="float">
            <text:p>18322</text:p>
          </table:table-cell>
          <table:table-cell table:formula="of:=[.C11]-[.C10]" office:value-type="float" office:value="-2641" calcext:value-type="float">
            <text:p>-2641</text:p>
          </table:table-cell>
          <table:table-cell table:formula="of:=[.D11]/[.C10]" office:value-type="percentage" office:value="-0.125983876353575" calcext:value-type="percentage">
            <text:p>-12,6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831" calcext:value-type="float">
            <text:p>2831</text:p>
          </table:table-cell>
          <table:table-cell table:style-name="ce38" office:value-type="float" office:value="1973" calcext:value-type="float">
            <text:p>197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17305" calcext:value-type="float">
            <text:p>17305</text:p>
          </table:table-cell>
          <table:table-cell table:formula="of:=[.C12]-[.C11]" office:value-type="float" office:value="-1017" calcext:value-type="float">
            <text:p>-1017</text:p>
          </table:table-cell>
          <table:table-cell table:formula="of:=[.D12]/[.C11]" office:value-type="percentage" office:value="-0.055507040716079" calcext:value-type="percentage">
            <text:p>-5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2" calcext:value-type="float">
            <text:p>3042</text:p>
          </table:table-cell>
          <table:table-cell table:style-name="ce38" office:value-type="float" office:value="2193" calcext:value-type="float">
            <text:p>219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9198" calcext:value-type="float">
            <text:p>9198</text:p>
          </table:table-cell>
          <table:table-cell table:formula="of:=[.C13]-[.C12]" office:value-type="float" office:value="-8107" calcext:value-type="float">
            <text:p>-8107</text:p>
          </table:table-cell>
          <table:table-cell table:formula="of:=[.D13]/[.C12]" office:value-type="percentage" office:value="-0.468477318694019" calcext:value-type="percentage">
            <text:p>-46,8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62" calcext:value-type="float">
            <text:p>2962</text:p>
          </table:table-cell>
          <table:table-cell table:style-name="ce38" office:value-type="float" office:value="2109" calcext:value-type="float">
            <text:p>210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table-cell table:style-name="ce1" office:value-type="float" office:value="2005" calcext:value-type="float" table:number-columns-spanned="1" table:number-rows-spanned="12">
            <text:p>2005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41334" calcext:value-type="float">
            <text:p>41334</text:p>
          </table:table-cell>
          <table:table-cell table:formula="of:=[.C14]-[.C13]" office:value-type="float" office:value="32136" calcext:value-type="float">
            <text:p>32136</text:p>
          </table:table-cell>
          <table:table-cell table:formula="of:=[.D14]/[.C13]" office:value-type="percentage" office:value="3.49380300065232" calcext:value-type="percentage">
            <text:p>349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781" calcext:value-type="float">
            <text:p>278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20209" calcext:value-type="float">
            <text:p>20209</text:p>
          </table:table-cell>
          <table:table-cell table:formula="of:=[.C15]-[.C14]" office:value-type="float" office:value="-21125" calcext:value-type="float">
            <text:p>-21125</text:p>
          </table:table-cell>
          <table:table-cell table:formula="of:=[.D15]/[.C14]" office:value-type="percentage" office:value="-0.51108046644409" calcext:value-type="percentage">
            <text:p>-51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06" calcext:value-type="float">
            <text:p>2606</text:p>
          </table:table-cell>
          <table:table-cell table:style-name="ce38" office:value-type="float" office:value="1867" calcext:value-type="float">
            <text:p>1867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6" office:value-type="float" office:value="23126" calcext:value-type="float">
            <text:p>23126</text:p>
          </table:table-cell>
          <table:table-cell table:formula="of:=[.C16]-[.C15]" office:value-type="float" office:value="2917" calcext:value-type="float">
            <text:p>2917</text:p>
          </table:table-cell>
          <table:table-cell table:formula="of:=[.D16]/[.C15]" office:value-type="percentage" office:value="0.144341629966846" calcext:value-type="percentage">
            <text:p>14,4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54" calcext:value-type="float">
            <text:p>3054</text:p>
          </table:table-cell>
          <table:table-cell table:style-name="ce38" office:value-type="float" office:value="2198" calcext:value-type="float">
            <text:p>219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24328" calcext:value-type="float">
            <text:p>24328</text:p>
          </table:table-cell>
          <table:table-cell table:formula="of:=[.C17]-[.C16]" office:value-type="float" office:value="1202" calcext:value-type="float">
            <text:p>1202</text:p>
          </table:table-cell>
          <table:table-cell table:formula="of:=[.D17]/[.C16]" office:value-type="percentage" office:value="0.051976130761913" calcext:value-type="percentage">
            <text:p>5,2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561" calcext:value-type="float">
            <text:p>3561</text:p>
          </table:table-cell>
          <table:table-cell table:style-name="ce38" office:value-type="float" office:value="2380" calcext:value-type="float">
            <text:p>2380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24337" calcext:value-type="float">
            <text:p>24337</text:p>
          </table:table-cell>
          <table:table-cell table:formula="of:=[.C18]-[.C17]" office:value-type="float" office:value="9" calcext:value-type="float">
            <text:p>9</text:p>
          </table:table-cell>
          <table:table-cell table:formula="of:=[.D18]/[.C17]" office:value-type="percentage" office:value="0.000369944097336402" calcext:value-type="percentage">
            <text:p>0,0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95" calcext:value-type="float">
            <text:p>3695</text:p>
          </table:table-cell>
          <table:table-cell table:style-name="ce38" office:value-type="float" office:value="2476" calcext:value-type="float">
            <text:p>247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23765" calcext:value-type="float">
            <text:p>23765</text:p>
          </table:table-cell>
          <table:table-cell table:formula="of:=[.C19]-[.C18]" office:value-type="float" office:value="-572" calcext:value-type="float">
            <text:p>-572</text:p>
          </table:table-cell>
          <table:table-cell table:formula="of:=[.D19]/[.C18]" office:value-type="percentage" office:value="-0.0235033077207544" calcext:value-type="percentage">
            <text:p>-2,3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50" calcext:value-type="float">
            <text:p>3450</text:p>
          </table:table-cell>
          <table:table-cell table:style-name="ce38" office:value-type="float" office:value="2724" calcext:value-type="float">
            <text:p>27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3635" calcext:value-type="float">
            <text:p>23635</text:p>
          </table:table-cell>
          <table:table-cell table:formula="of:=[.C20]-[.C19]" office:value-type="float" office:value="-130" calcext:value-type="float">
            <text:p>-130</text:p>
          </table:table-cell>
          <table:table-cell table:formula="of:=[.D20]/[.C19]" office:value-type="percentage" office:value="-0.00547022932884494" calcext:value-type="percentage">
            <text:p>-0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01" calcext:value-type="float">
            <text:p>3601</text:p>
          </table:table-cell>
          <table:table-cell table:style-name="ce38" office:value-type="float" office:value="2349" calcext:value-type="float">
            <text:p>234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2847" calcext:value-type="float">
            <text:p>22847</text:p>
          </table:table-cell>
          <table:table-cell table:formula="of:=[.C21]-[.C20]" office:value-type="float" office:value="-788" calcext:value-type="float">
            <text:p>-788</text:p>
          </table:table-cell>
          <table:table-cell table:formula="of:=[.D21]/[.C20]" office:value-type="percentage" office:value="-0.0333403850222128" calcext:value-type="percentage">
            <text:p>-3,3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37" calcext:value-type="float">
            <text:p>3837</text:p>
          </table:table-cell>
          <table:table-cell table:style-name="ce38" office:value-type="float" office:value="2626" calcext:value-type="float">
            <text:p>26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6453" calcext:value-type="float">
            <text:p>26453</text:p>
          </table:table-cell>
          <table:table-cell table:formula="of:=[.C22]-[.C21]" office:value-type="float" office:value="3606" calcext:value-type="float">
            <text:p>3606</text:p>
          </table:table-cell>
          <table:table-cell table:formula="of:=[.D22]/[.C21]" office:value-type="percentage" office:value="0.157832538188821" calcext:value-type="percentage">
            <text:p>15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83" calcext:value-type="float">
            <text:p>3483</text:p>
          </table:table-cell>
          <table:table-cell table:style-name="ce38" office:value-type="float" office:value="2468" calcext:value-type="float">
            <text:p>246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22744" calcext:value-type="float">
            <text:p>22744</text:p>
          </table:table-cell>
          <table:table-cell table:formula="of:=[.C23]-[.C22]" office:value-type="float" office:value="-3709" calcext:value-type="float">
            <text:p>-3709</text:p>
          </table:table-cell>
          <table:table-cell table:formula="of:=[.D23]/[.C22]" office:value-type="percentage" office:value="-0.140210940158016" calcext:value-type="percentage">
            <text:p>-14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9" calcext:value-type="float">
            <text:p>3399</text:p>
          </table:table-cell>
          <table:table-cell table:style-name="ce38" office:value-type="float" office:value="2503" calcext:value-type="float">
            <text:p>2503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21441" calcext:value-type="float">
            <text:p>21441</text:p>
          </table:table-cell>
          <table:table-cell table:formula="of:=[.C24]-[.C23]" office:value-type="float" office:value="-1303" calcext:value-type="float">
            <text:p>-1303</text:p>
          </table:table-cell>
          <table:table-cell table:formula="of:=[.D24]/[.C23]" office:value-type="percentage" office:value="-0.0572898346816743" calcext:value-type="percentage">
            <text:p>-5,7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274" calcext:value-type="float">
            <text:p>3274</text:p>
          </table:table-cell>
          <table:table-cell table:style-name="ce38" office:value-type="float" office:value="2701" calcext:value-type="float">
            <text:p>270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11497" calcext:value-type="float">
            <text:p>11497</text:p>
          </table:table-cell>
          <table:table-cell table:formula="of:=[.C25]-[.C24]" office:value-type="float" office:value="-9944" calcext:value-type="float">
            <text:p>-9944</text:p>
          </table:table-cell>
          <table:table-cell table:formula="of:=[.D25]/[.C24]" office:value-type="percentage" office:value="-0.463784338417051" calcext:value-type="percentage">
            <text:p>-46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5" calcext:value-type="float">
            <text:p>3645</text:p>
          </table:table-cell>
          <table:table-cell table:style-name="ce38" office:value-type="float" office:value="2495" calcext:value-type="float">
            <text:p>2495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6" calcext:value-type="float" table:number-columns-spanned="1" table:number-rows-spanned="12">
            <text:p>2006</text:p>
          </table:table-cell>
          <table:table-cell office:value-type="string" calcext:value-type="string">
            <text:p>enero</text:p>
          </table:table-cell>
          <table:table-cell table:style-name="ce28" office:value-type="float" office:value="48956.92" calcext:value-type="float">
            <text:p>48957</text:p>
          </table:table-cell>
          <table:table-cell table:formula="of:=[.C26]-[.C25]" office:value-type="float" office:value="37459.92" calcext:value-type="float">
            <text:p>37459,92</text:p>
          </table:table-cell>
          <table:table-cell table:formula="of:=[.D26]/[.C25]" office:value-type="percentage" office:value="3.25823432199704" calcext:value-type="percentage">
            <text:p>325,8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188" calcext:value-type="float">
            <text:p>3188</text:p>
          </table:table-cell>
          <table:table-cell table:style-name="ce38" office:value-type="float" office:value="2324" calcext:value-type="float">
            <text:p>23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8" office:value-type="float" office:value="24096.62" calcext:value-type="float">
            <text:p>24097</text:p>
          </table:table-cell>
          <table:table-cell table:formula="of:=[.C27]-[.C26]" office:value-type="float" office:value="-24860.3" calcext:value-type="float">
            <text:p>-24860,3</text:p>
          </table:table-cell>
          <table:table-cell table:formula="of:=[.D27]/[.C26]" office:value-type="percentage" office:value="-0.507799510263309" calcext:value-type="percentage">
            <text:p>-50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90" calcext:value-type="float">
            <text:p>3090</text:p>
          </table:table-cell>
          <table:table-cell table:style-name="ce38" office:value-type="float" office:value="2326" calcext:value-type="float">
            <text:p>23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8" office:value-type="float" office:value="29995.16" calcext:value-type="float">
            <text:p>29995</text:p>
          </table:table-cell>
          <table:table-cell table:formula="of:=[.C28]-[.C27]" office:value-type="float" office:value="5898.54" calcext:value-type="float">
            <text:p>5898,54</text:p>
          </table:table-cell>
          <table:table-cell table:formula="of:=[.D28]/[.C27]" office:value-type="percentage" office:value="0.244787028222215" calcext:value-type="percentage">
            <text:p>24,4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8" calcext:value-type="float">
            <text:p>3648</text:p>
          </table:table-cell>
          <table:table-cell table:style-name="ce38" office:value-type="float" office:value="2722" calcext:value-type="float">
            <text:p>272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8" office:value-type="float" office:value="25464.14" calcext:value-type="float">
            <text:p>25464</text:p>
          </table:table-cell>
          <table:table-cell table:formula="of:=[.C29]-[.C28]" office:value-type="float" office:value="-4531.02" calcext:value-type="float">
            <text:p>-4531,02</text:p>
          </table:table-cell>
          <table:table-cell table:formula="of:=[.D29]/[.C28]" office:value-type="percentage" office:value="-0.151058370750481" calcext:value-type="percentage">
            <text:p>-15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925" calcext:value-type="float">
            <text:p>3925</text:p>
          </table:table-cell>
          <table:table-cell table:style-name="ce38" office:value-type="float" office:value="2545" calcext:value-type="float">
            <text:p>254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8" office:value-type="float" office:value="28453" calcext:value-type="float">
            <text:p>28453</text:p>
          </table:table-cell>
          <table:table-cell table:formula="of:=[.C30]-[.C29]" office:value-type="float" office:value="2988.86" calcext:value-type="float">
            <text:p>2988,86</text:p>
          </table:table-cell>
          <table:table-cell table:formula="of:=[.D30]/[.C29]" office:value-type="percentage" office:value="0.117375257911714" calcext:value-type="percentage">
            <text:p>11,7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81" calcext:value-type="float">
            <text:p>4181</text:p>
          </table:table-cell>
          <table:table-cell table:style-name="ce38" office:value-type="float" office:value="2826" calcext:value-type="float">
            <text:p>28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8" office:value-type="float" office:value="27135.06" calcext:value-type="float">
            <text:p>27135</text:p>
          </table:table-cell>
          <table:table-cell table:formula="of:=[.C31]-[.C30]" office:value-type="float" office:value="-1317.94" calcext:value-type="float">
            <text:p>-1317,94</text:p>
          </table:table-cell>
          <table:table-cell table:formula="of:=[.D31]/[.C30]" office:value-type="percentage" office:value="-0.0463198959687906" calcext:value-type="percentage">
            <text:p>-4,6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48" calcext:value-type="float">
            <text:p>3848</text:p>
          </table:table-cell>
          <table:table-cell table:style-name="ce38" office:value-type="float" office:value="2859" calcext:value-type="float">
            <text:p>285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8" office:value-type="float" office:value="26857.56" calcext:value-type="float">
            <text:p>26858</text:p>
          </table:table-cell>
          <table:table-cell table:formula="of:=[.C32]-[.C31]" office:value-type="float" office:value="-277.5" calcext:value-type="float">
            <text:p>-277,5</text:p>
          </table:table-cell>
          <table:table-cell table:formula="of:=[.D32]/[.C31]" office:value-type="percentage" office:value="-0.01022662194224" calcext:value-type="percentage">
            <text:p>-1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17" calcext:value-type="float">
            <text:p>3817</text:p>
          </table:table-cell>
          <table:table-cell table:style-name="ce38" office:value-type="float" office:value="2852" calcext:value-type="float">
            <text:p>285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8" office:value-type="float" office:value="28883.68" calcext:value-type="float">
            <text:p>28884</text:p>
          </table:table-cell>
          <table:table-cell table:formula="of:=[.C33]-[.C32]" office:value-type="float" office:value="2026.12" calcext:value-type="float">
            <text:p>2026,12</text:p>
          </table:table-cell>
          <table:table-cell table:formula="of:=[.D33]/[.C32]" office:value-type="percentage" office:value="0.0754394665784978" calcext:value-type="percentage">
            <text:p>7,5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6" calcext:value-type="float">
            <text:p>4246</text:p>
          </table:table-cell>
          <table:table-cell table:style-name="ce38" office:value-type="float" office:value="3281" calcext:value-type="float">
            <text:p>328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8" office:value-type="float" office:value="29154.52" calcext:value-type="float">
            <text:p>29155</text:p>
          </table:table-cell>
          <table:table-cell table:formula="of:=[.C34]-[.C33]" office:value-type="float" office:value="270.84" calcext:value-type="float">
            <text:p>270,84</text:p>
          </table:table-cell>
          <table:table-cell table:formula="of:=[.D34]/[.C33]" office:value-type="percentage" office:value="0.00937692150030744" calcext:value-type="percentage">
            <text:p>0,9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048" calcext:value-type="float">
            <text:p>4048</text:p>
          </table:table-cell>
          <table:table-cell table:style-name="ce38" office:value-type="float" office:value="3169" calcext:value-type="float">
            <text:p>316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8" office:value-type="float" office:value="26469.8" calcext:value-type="float">
            <text:p>26470</text:p>
          </table:table-cell>
          <table:table-cell table:formula="of:=[.C35]-[.C34]" office:value-type="float" office:value="-2684.72" calcext:value-type="float">
            <text:p>-2684,72</text:p>
          </table:table-cell>
          <table:table-cell table:formula="of:=[.D35]/[.C34]" office:value-type="percentage" office:value="-0.0920858926849079" calcext:value-type="percentage">
            <text:p>-9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04" calcext:value-type="float">
            <text:p>4204</text:p>
          </table:table-cell>
          <table:table-cell table:style-name="ce38" office:value-type="float" office:value="3255" calcext:value-type="float">
            <text:p>325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8" office:value-type="float" office:value="24582.06" calcext:value-type="float">
            <text:p>24582</text:p>
          </table:table-cell>
          <table:table-cell table:formula="of:=[.C36]-[.C35]" office:value-type="float" office:value="-1887.74" calcext:value-type="float">
            <text:p>-1887,74</text:p>
          </table:table-cell>
          <table:table-cell table:formula="of:=[.D36]/[.C35]" office:value-type="percentage" office:value="-0.0713167458764327" calcext:value-type="percentage">
            <text:p>-7,1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10" calcext:value-type="float">
            <text:p>4110</text:p>
          </table:table-cell>
          <table:table-cell table:style-name="ce38" office:value-type="float" office:value="3237" calcext:value-type="float">
            <text:p>3237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8" office:value-type="float" office:value="13076.54" calcext:value-type="float">
            <text:p>13077</text:p>
          </table:table-cell>
          <table:table-cell table:formula="of:=[.C37]-[.C36]" office:value-type="float" office:value="-11505.52" calcext:value-type="float">
            <text:p>-11505,52</text:p>
          </table:table-cell>
          <table:table-cell table:formula="of:=[.D37]/[.C36]" office:value-type="percentage" office:value="-0.468045395707276" calcext:value-type="percentage">
            <text:p>-46,8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1" calcext:value-type="float">
            <text:p>4241</text:p>
          </table:table-cell>
          <table:table-cell table:style-name="ce38" office:value-type="float" office:value="2756" calcext:value-type="float">
            <text:p>2756</text:p>
          </table:table-cell>
          <table:table-cell table:style-name="ce33" table:number-columns-repeated="1012"/>
        </table:table-row>
        <table:table-row table:style-name="ro2">
          <table:table-cell table:style-name="ce19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table:style-name="ce29" table:formula="of:= 82587 * 0.77" office:value-type="float" office:value="63591.99" calcext:value-type="float">
            <text:p>63592</text:p>
          </table:table-cell>
          <table:table-cell table:formula="of:=[.C38]-[.C37]" office:value-type="float" office:value="50515.45" calcext:value-type="float">
            <text:p>50515,45</text:p>
          </table:table-cell>
          <table:table-cell table:formula="of:=[.D38]/[.C37]" office:value-type="percentage" office:value="3.86305934138541" calcext:value-type="percentage">
            <text:p>386,31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9800.0307656459" calcext:value-type="float">
            <text:p>39800,03</text:p>
          </table:table-cell>
          <table:table-cell office:value-type="float" office:value="3390" calcext:value-type="float">
            <text:p>3390</text:p>
          </table:table-cell>
          <table:table-cell office:value-type="float" office:value="2951" calcext:value-type="float">
            <text:p>2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table:style-name="ce29" table:formula="of:=38897 * 0.761" office:value-type="float" office:value="29600.617" calcext:value-type="float">
            <text:p>29601</text:p>
          </table:table-cell>
          <table:table-cell table:formula="of:=[.C39]-[.C38]" office:value-type="float" office:value="-33991.373" calcext:value-type="float">
            <text:p>-33991,373</text:p>
          </table:table-cell>
          <table:table-cell table:formula="of:=[.D39]/[.C38]" office:value-type="percentage" office:value="-0.534522869940066" calcext:value-type="percentage">
            <text:p>-53,45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3255.4005153191" calcext:value-type="float">
            <text:p>33255,40</text:p>
          </table:table-cell>
          <table:table-cell office:value-type="float" office:value="3587" calcext:value-type="float">
            <text:p>3587</text:p>
          </table:table-cell>
          <table:table-cell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table:style-name="ce29" table:formula="of:=47109 * 0.759" office:value-type="float" office:value="35755.731" calcext:value-type="float">
            <text:p>35756</text:p>
          </table:table-cell>
          <table:table-cell table:formula="of:=[.C40]-[.C39]" office:value-type="float" office:value="6155.114" calcext:value-type="float">
            <text:p>6155,114</text:p>
          </table:table-cell>
          <table:table-cell table:formula="of:=[.D40]/[.C39]" office:value-type="percentage" office:value="0.20793870614251" calcext:value-type="percentage">
            <text:p>20,79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35536.8790336704" calcext:value-type="float">
            <text:p>35536,88</text:p>
          </table:table-cell>
          <table:table-cell office:value-type="float" office:value="4173" calcext:value-type="float">
            <text:p>4173</text:p>
          </table:table-cell>
          <table:table-cell office:value-type="float" office:value="3422" calcext:value-type="float">
            <text:p>342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table:style-name="ce29" table:formula="of:= 40930* 0.757" office:value-type="float" office:value="30984.01" calcext:value-type="float">
            <text:p>30984</text:p>
          </table:table-cell>
          <table:table-cell table:formula="of:=[.C41]-[.C40]" office:value-type="float" office:value="-4771.721" calcext:value-type="float">
            <text:p>-4771,721</text:p>
          </table:table-cell>
          <table:table-cell table:formula="of:=[.D41]/[.C40]" office:value-type="percentage" office:value="-0.133453319693002" calcext:value-type="percentage">
            <text:p>-13,35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1564.9768090585" calcext:value-type="float">
            <text:p>31564,98</text:p>
          </table:table-cell>
          <table:table-cell office:value-type="float" office:value="4299" calcext:value-type="float">
            <text:p>4299</text:p>
          </table:table-cell>
          <table:table-cell office:value-type="float" office:value="3061" calcext:value-type="float">
            <text:p>306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42]-[.C41]" office:value-type="float" office:value="4128.99" calcext:value-type="float">
            <text:p>4128,99</text:p>
          </table:table-cell>
          <table:table-cell table:formula="of:=[.D42]/[.C41]" office:value-type="percentage" office:value="0.133261963186818" calcext:value-type="percentage">
            <text:p>13,3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36727.6545429617" calcext:value-type="float">
            <text:p>36727,65</text:p>
          </table:table-cell>
          <table:table-cell office:value-type="float" office:value="4856" calcext:value-type="float">
            <text:p>4856</text:p>
          </table:table-cell>
          <table:table-cell office:value-type="float" office:value="3542" calcext:value-type="float">
            <text:p>3542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43]-[.C42]" office:value-type="float" office:value="-3515" calcext:value-type="float">
            <text:p>-3515</text:p>
          </table:table-cell>
          <table:table-cell table:formula="of:=[.D43]/[.C42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32723.0574818514" calcext:value-type="float">
            <text:p>32723,06</text:p>
          </table:table-cell>
          <table:table-cell office:value-type="float" office:value="4521" calcext:value-type="float">
            <text:p>4521</text:p>
          </table:table-cell>
          <table:table-cell office:value-type="float" office:value="3579" calcext:value-type="float">
            <text:p>35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44]-[.C43]" office:value-type="float" office:value="6129" calcext:value-type="float">
            <text:p>6129</text:p>
          </table:table-cell>
          <table:table-cell table:formula="of:=[.D44]/[.C43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34668.0152965757" calcext:value-type="float">
            <text:p>34668,02</text:p>
          </table:table-cell>
          <table:table-cell office:value-type="float" office:value="4614" calcext:value-type="float">
            <text:p>4614</text:p>
          </table:table-cell>
          <table:table-cell office:value-type="float" office:value="4126" calcext:value-type="float">
            <text:p>412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45]-[.C44]" office:value-type="float" office:value="3266" calcext:value-type="float">
            <text:p>3266</text:p>
          </table:table-cell>
          <table:table-cell table:formula="of:=[.D45]/[.C44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39085.1453799934" calcext:value-type="float">
            <text:p>39085,15</text:p>
          </table:table-cell>
          <table:table-cell office:value-type="float" office:value="4922" calcext:value-type="float">
            <text:p>4922</text:p>
          </table:table-cell>
          <table:table-cell office:value-type="float" office:value="4606" calcext:value-type="float">
            <text:p>460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46]-[.C45]" office:value-type="float" office:value="-4430" calcext:value-type="float">
            <text:p>-4430</text:p>
          </table:table-cell>
          <table:table-cell table:formula="of:=[.D46]/[.C45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32661.9181201735" calcext:value-type="float">
            <text:p>32661,92</text:p>
          </table:table-cell>
          <table:table-cell office:value-type="float" office:value="4828" calcext:value-type="float">
            <text:p>4828</text:p>
          </table:table-cell>
          <table:table-cell office:value-type="float" office:value="3963" calcext:value-type="float">
            <text:p>39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47]-[.C46]" office:value-type="float" office:value="51" calcext:value-type="float">
            <text:p>51</text:p>
          </table:table-cell>
          <table:table-cell table:formula="of:=[.D47]/[.C46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6828.9605283165" calcext:value-type="float">
            <text:p>36828,96</text:p>
          </table:table-cell>
          <table:table-cell office:value-type="float" office:value="5581" calcext:value-type="float">
            <text:p>5581</text:p>
          </table:table-cell>
          <table:table-cell office:value-type="float" office:value="4400" calcext:value-type="float">
            <text:p>44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48]-[.C47]" office:value-type="float" office:value="-6896" calcext:value-type="float">
            <text:p>-6896</text:p>
          </table:table-cell>
          <table:table-cell table:formula="of:=[.D48]/[.C47]" office:value-type="percentage" office:value="-0.188343256677774" calcext:value-type="percentage">
            <text:p>-18,83 %</text:p>
          </table:table-cell>
          <table:table-cell table:formula="of:=AVERAGE([.C43:.C54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35847.117800409" calcext:value-type="float">
            <text:p>35847,12</text:p>
          </table:table-cell>
          <table:table-cell office:value-type="float" office:value="5424" calcext:value-type="float">
            <text:p>5424</text:p>
          </table:table-cell>
          <table:table-cell office:value-type="float" office:value="4384" calcext:value-type="float">
            <text:p>438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49]-[.C48]" office:value-type="float" office:value="-10564" calcext:value-type="float">
            <text:p>-10564</text:p>
          </table:table-cell>
          <table:table-cell table:formula="of:=[.D49]/[.C48]" office:value-type="percentage" office:value="-0.355474796419678" calcext:value-type="percentage">
            <text:p>-35,55 %</text:p>
          </table:table-cell>
          <table:table-cell table:formula="of:=AVERAGE([.C44:.C55])" office:value-type="float" office:value="37849" calcext:value-type="float">
            <text:p>37849</text:p>
          </table:table-cell>
          <table:table-cell table:formula="of:=AVERAGE([.F48:.F49])" office:value-type="float" office:value="37638.7083333333" calcext:value-type="float">
            <text:p>37639</text:p>
          </table:table-cell>
          <table:table-cell table:formula="of:=[.C49]/[.G49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36621.0415823662" calcext:value-type="float">
            <text:p>36621,04</text:p>
          </table:table-cell>
          <table:table-cell office:value-type="float" office:value="5787" calcext:value-type="float">
            <text:p>5787</text:p>
          </table:table-cell>
          <table:table-cell office:value-type="float" office:value="3881" calcext:value-type="float">
            <text:p>3881</text:p>
          </table:table-cell>
          <table:table-cell table:number-columns-repeated="1012"/>
        </table:table-row>
        <table:table-row table:style-name="ro2">
          <table:table-cell table:style-name="ce19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50]-[.C49]" office:value-type="float" office:value="46140" calcext:value-type="float">
            <text:p>46140</text:p>
          </table:table-cell>
          <table:table-cell table:formula="of:=[.D50]/[.C49]" office:value-type="percentage" office:value="2.40889631408583" calcext:value-type="percentage">
            <text:p>240,89 %</text:p>
          </table:table-cell>
          <table:table-cell table:formula="of:=AVERAGE([.C45:.C56])" office:value-type="float" office:value="38317.5" calcext:value-type="float">
            <text:p>38318</text:p>
          </table:table-cell>
          <table:table-cell table:formula="of:=AVERAGE([.F49:.F50])" office:value-type="float" office:value="38083.25" calcext:value-type="float">
            <text:p>38083</text:p>
          </table:table-cell>
          <table:table-cell table:formula="of:=[.C50]/[.G50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0865.260055741" calcext:value-type="float">
            <text:p>40865,26</text:p>
          </table:table-cell>
          <table:table-cell office:value-type="float" office:value="5818" calcext:value-type="float">
            <text:p>5818</text:p>
          </table:table-cell>
          <table:table-cell office:value-type="float" office:value="4479" calcext:value-type="float">
            <text:p>44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51]-[.C50]" office:value-type="float" office:value="-30361" calcext:value-type="float">
            <text:p>-30361</text:p>
          </table:table-cell>
          <table:table-cell table:formula="of:=[.D51]/[.C50]" office:value-type="percentage" office:value="-0.464989126106534" calcext:value-type="percentage">
            <text:p>-46,50 %</text:p>
          </table:table-cell>
          <table:table-cell table:formula="of:=AVERAGE([.C46:.C57])" office:value-type="float" office:value="38053" calcext:value-type="float">
            <text:p>38053</text:p>
          </table:table-cell>
          <table:table-cell table:formula="of:=AVERAGE([.F50:.F51])" office:value-type="float" office:value="38185.25" calcext:value-type="float">
            <text:p>38185</text:p>
          </table:table-cell>
          <table:table-cell table:formula="of:=[.C51]/[.G51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39246.172003835" calcext:value-type="float">
            <text:p>39246,17</text:p>
          </table:table-cell>
          <table:table-cell office:value-type="float" office:value="5226" calcext:value-type="float">
            <text:p>5226</text:p>
          </table:table-cell>
          <table:table-cell office:value-type="float" office:value="4210" calcext:value-type="float">
            <text:p>421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52]-[.C51]" office:value-type="float" office:value="-2391" calcext:value-type="float">
            <text:p>-2391</text:p>
          </table:table-cell>
          <table:table-cell table:formula="of:=[.D52]/[.C51]" office:value-type="percentage" office:value="-0.0684453095926488" calcext:value-type="percentage">
            <text:p>-6,84 %</text:p>
          </table:table-cell>
          <table:table-cell table:formula="of:=AVERAGE([.C47:.C58])" office:value-type="float" office:value="38442.5833333333" calcext:value-type="float">
            <text:p>38443</text:p>
          </table:table-cell>
          <table:table-cell table:formula="of:=AVERAGE([.F51:.F52])" office:value-type="float" office:value="38247.7916666667" calcext:value-type="float">
            <text:p>38248</text:p>
          </table:table-cell>
          <table:table-cell table:formula="of:=[.C52]/[.G52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32342.8184845026" calcext:value-type="float">
            <text:p>32342,82</text:p>
          </table:table-cell>
          <table:table-cell office:value-type="float" office:value="4991" calcext:value-type="float">
            <text:p>4991</text:p>
          </table:table-cell>
          <table:table-cell office:value-type="float" office:value="4163" calcext:value-type="float">
            <text:p>41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53]-[.C52]" office:value-type="float" office:value="9305" calcext:value-type="float">
            <text:p>9305</text:p>
          </table:table-cell>
          <table:table-cell table:formula="of:=[.D53]/[.C52]" office:value-type="percentage" office:value="0.285938172208223" calcext:value-type="percentage">
            <text:p>28,59 %</text:p>
          </table:table-cell>
          <table:table-cell table:formula="of:=AVERAGE([.C48:.C59])" office:value-type="float" office:value="38531.6666666667" calcext:value-type="float">
            <text:p>38532</text:p>
          </table:table-cell>
          <table:table-cell table:formula="of:=AVERAGE([.F52:.F53])" office:value-type="float" office:value="38487.125" calcext:value-type="float">
            <text:p>38487</text:p>
          </table:table-cell>
          <table:table-cell table:formula="of:=[.C53]/[.G53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42631.6536990748" calcext:value-type="float">
            <text:p>42631,65</text:p>
          </table:table-cell>
          <table:table-cell office:value-type="float" office:value="5846" calcext:value-type="float">
            <text:p>5846</text:p>
          </table:table-cell>
          <table:table-cell office:value-type="float" office:value="4930" calcext:value-type="float">
            <text:p>493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54]-[.C53]" office:value-type="float" office:value="311" calcext:value-type="float">
            <text:p>311</text:p>
          </table:table-cell>
          <table:table-cell table:formula="of:=[.D54]/[.C53]" office:value-type="percentage" office:value="0.00743183501804191" calcext:value-type="percentage">
            <text:p>0,74 %</text:p>
          </table:table-cell>
          <table:table-cell table:formula="of:=AVERAGE([.C49:.C60])" office:value-type="float" office:value="38257.3333333333" calcext:value-type="float">
            <text:p>38257</text:p>
          </table:table-cell>
          <table:table-cell table:formula="of:=AVERAGE([.F53:.F54])" office:value-type="float" office:value="38394.5" calcext:value-type="float">
            <text:p>38395</text:p>
          </table:table-cell>
          <table:table-cell table:formula="of:=[.C54]/[.G54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44096.6155048609" calcext:value-type="float">
            <text:p>44096,62</text:p>
          </table:table-cell>
          <table:table-cell office:value-type="float" office:value="6240" calcext:value-type="float">
            <text:p>6240</text:p>
          </table:table-cell>
          <table:table-cell office:value-type="float" office:value="5200" calcext:value-type="float">
            <text:p>52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55]-[.C54]" office:value-type="float" office:value="-5513" calcext:value-type="float">
            <text:p>-5513</text:p>
          </table:table-cell>
          <table:table-cell table:formula="of:=[.D55]/[.C54]" office:value-type="percentage" office:value="-0.130769960624318" calcext:value-type="percentage">
            <text:p>-13,08 %</text:p>
          </table:table-cell>
          <table:table-cell table:formula="of:=AVERAGE([.C50:.C61])" office:value-type="float" office:value="37922.3333333333" calcext:value-type="float">
            <text:p>37922</text:p>
          </table:table-cell>
          <table:table-cell table:formula="of:=AVERAGE([.F54:.F55])" office:value-type="float" office:value="38089.8333333333" calcext:value-type="float">
            <text:p>38090</text:p>
          </table:table-cell>
          <table:table-cell table:formula="of:=[.C55]/[.G55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37949.7576246105" calcext:value-type="float">
            <text:p>37949,76</text:p>
          </table:table-cell>
          <table:table-cell office:value-type="float" office:value="5407" calcext:value-type="float">
            <text:p>5407</text:p>
          </table:table-cell>
          <table:table-cell office:value-type="float" office:value="5196" calcext:value-type="float">
            <text:p>519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56]-[.C55]" office:value-type="float" office:value="6704" calcext:value-type="float">
            <text:p>6704</text:p>
          </table:table-cell>
          <table:table-cell table:formula="of:=[.D56]/[.C55]" office:value-type="percentage" office:value="0.182944467185155" calcext:value-type="percentage">
            <text:p>18,29 %</text:p>
          </table:table-cell>
          <table:table-cell table:formula="of:=AVERAGE([.C51:.C62])" office:value-type="float" office:value="37291.9166666667" calcext:value-type="float">
            <text:p>37292</text:p>
          </table:table-cell>
          <table:table-cell table:formula="of:=AVERAGE([.F55:.F56])" office:value-type="float" office:value="37607.125" calcext:value-type="float">
            <text:p>37607</text:p>
          </table:table-cell>
          <table:table-cell table:formula="of:=[.C56]/[.G56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39834.1716831781" calcext:value-type="float">
            <text:p>39834,17</text:p>
          </table:table-cell>
          <table:table-cell office:value-type="float" office:value="7011" calcext:value-type="float">
            <text:p>7011</text:p>
          </table:table-cell>
          <table:table-cell office:value-type="float" office:value="6047" calcext:value-type="float">
            <text:p>60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57]-[.C56]" office:value-type="float" office:value="-5530" calcext:value-type="float">
            <text:p>-5530</text:p>
          </table:table-cell>
          <table:table-cell table:formula="of:=[.D57]/[.C56]" office:value-type="percentage" office:value="-0.127569263420148" calcext:value-type="percentage">
            <text:p>-12,76 %</text:p>
          </table:table-cell>
          <table:table-cell table:formula="of:=AVERAGE([.C52:.C63])" office:value-type="float" office:value="36899.8333333333" calcext:value-type="float">
            <text:p>36900</text:p>
          </table:table-cell>
          <table:table-cell table:formula="of:=AVERAGE([.F56:.F57])" office:value-type="float" office:value="37095.875" calcext:value-type="float">
            <text:p>37096</text:p>
          </table:table-cell>
          <table:table-cell table:formula="of:=[.C57]/[.G57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36058.8664680792" calcext:value-type="float">
            <text:p>36058,87</text:p>
          </table:table-cell>
          <table:table-cell office:value-type="float" office:value="7367" calcext:value-type="float">
            <text:p>7367</text:p>
          </table:table-cell>
          <table:table-cell office:value-type="float" office:value="5159" calcext:value-type="float">
            <text:p>51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58]-[.C57]" office:value-type="float" office:value="3419" calcext:value-type="float">
            <text:p>3419</text:p>
          </table:table-cell>
          <table:table-cell table:formula="of:=[.D58]/[.C57]" office:value-type="percentage" office:value="0.0904042941378672" calcext:value-type="percentage">
            <text:p>9,04 %</text:p>
          </table:table-cell>
          <table:table-cell table:formula="of:=AVERAGE([.C53:.C64])" office:value-type="float" office:value="36786.25" calcext:value-type="float">
            <text:p>36786</text:p>
          </table:table-cell>
          <table:table-cell table:formula="of:=AVERAGE([.F57:.F58])" office:value-type="float" office:value="36843.0416666667" calcext:value-type="float">
            <text:p>36843</text:p>
          </table:table-cell>
          <table:table-cell table:formula="of:=[.C58]/[.G58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36838.1199420101" calcext:value-type="float">
            <text:p>36838,12</text:p>
          </table:table-cell>
          <table:table-cell office:value-type="float" office:value="6919" calcext:value-type="float">
            <text:p>6919</text:p>
          </table:table-cell>
          <table:table-cell office:value-type="float" office:value="5311" calcext:value-type="float">
            <text:p>531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59]-[.C58]" office:value-type="float" office:value="-3555" calcext:value-type="float">
            <text:p>-3555</text:p>
          </table:table-cell>
          <table:table-cell table:formula="of:=[.D59]/[.C58]" office:value-type="percentage" office:value="-0.0862068965517241" calcext:value-type="percentage">
            <text:p>-8,62 %</text:p>
          </table:table-cell>
          <table:table-cell table:formula="of:=AVERAGE([.C54:.C65])" office:value-type="float" office:value="35886.8333333333" calcext:value-type="float">
            <text:p>35887</text:p>
          </table:table-cell>
          <table:table-cell table:formula="of:=AVERAGE([.F58:.F59])" office:value-type="float" office:value="36336.5416666667" calcext:value-type="float">
            <text:p>36337</text:p>
          </table:table-cell>
          <table:table-cell table:formula="of:=[.C59]/[.G59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37904.2366195595" calcext:value-type="float">
            <text:p>37904,24</text:p>
          </table:table-cell>
          <table:table-cell office:value-type="float" office:value="6061" calcext:value-type="float">
            <text:p>6061</text:p>
          </table:table-cell>
          <table:table-cell office:value-type="float" office:value="5129" calcext:value-type="float">
            <text:p>51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60]-[.C59]" office:value-type="float" office:value="-11257" calcext:value-type="float">
            <text:p>-11257</text:p>
          </table:table-cell>
          <table:table-cell table:formula="of:=[.D60]/[.C59]" office:value-type="percentage" office:value="-0.29872886978213" calcext:value-type="percentage">
            <text:p>-29,87 %</text:p>
          </table:table-cell>
          <table:table-cell table:formula="of:=AVERAGE([.C55:.C66])" office:value-type="float" office:value="34996" calcext:value-type="float">
            <text:p>34996</text:p>
          </table:table-cell>
          <table:table-cell table:formula="of:=AVERAGE([.F59:.F60])" office:value-type="float" office:value="35441.4166666667" calcext:value-type="float">
            <text:p>35441</text:p>
          </table:table-cell>
          <table:table-cell table:formula="of:=[.C60]/[.G60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31876.1671375466" calcext:value-type="float">
            <text:p>31876,17</text:p>
          </table:table-cell>
          <table:table-cell office:value-type="float" office:value="4903" calcext:value-type="float">
            <text:p>4903</text:p>
          </table:table-cell>
          <table:table-cell office:value-type="float" office:value="4182" calcext:value-type="float">
            <text:p>418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61]-[.C60]" office:value-type="float" office:value="-11292" calcext:value-type="float">
            <text:p>-11292</text:p>
          </table:table-cell>
          <table:table-cell table:formula="of:=[.D61]/[.C60]" office:value-type="percentage" office:value="-0.427306440626656" calcext:value-type="percentage">
            <text:p>-42,73 %</text:p>
          </table:table-cell>
          <table:table-cell table:formula="of:=AVERAGE([.C56:.C67])" office:value-type="float" office:value="34757.5" calcext:value-type="float">
            <text:p>34758</text:p>
          </table:table-cell>
          <table:table-cell table:formula="of:=AVERAGE([.F60:.F61])" office:value-type="float" office:value="34876.75" calcext:value-type="float">
            <text:p>34877</text:p>
          </table:table-cell>
          <table:table-cell table:formula="of:=[.C61]/[.G61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28935.0967582505" calcext:value-type="float">
            <text:p>28935,10</text:p>
          </table:table-cell>
          <table:table-cell office:value-type="float" office:value="4231" calcext:value-type="float">
            <text:p>4231</text:p>
          </table:table-cell>
          <table:table-cell office:value-type="float" office:value="3457" calcext:value-type="float">
            <text:p>3457</text:p>
          </table:table-cell>
          <table:table-cell table:number-columns-repeated="1012"/>
        </table:table-row>
        <table:table-row table:style-name="ro2">
          <table:table-cell table:style-name="ce19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62]-[.C61]" office:value-type="float" office:value="42595" calcext:value-type="float">
            <text:p>42595</text:p>
          </table:table-cell>
          <table:table-cell table:formula="of:=[.D62]/[.C61]" office:value-type="percentage" office:value="2.81452358926919" calcext:value-type="percentage">
            <text:p>281,45 %</text:p>
          </table:table-cell>
          <table:table-cell table:formula="of:=AVERAGE([.C57:.C68])" office:value-type="float" office:value="34185.3333333333" calcext:value-type="float">
            <text:p>34185</text:p>
          </table:table-cell>
          <table:table-cell table:formula="of:=AVERAGE([.F61:.F62])" office:value-type="float" office:value="34471.4166666667" calcext:value-type="float">
            <text:p>34471</text:p>
          </table:table-cell>
          <table:table-cell table:formula="of:=[.C62]/[.G62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36130.587768522" calcext:value-type="float">
            <text:p>36130,59</text:p>
          </table:table-cell>
          <table:table-cell office:value-type="float" office:value="3715" calcext:value-type="float">
            <text:p>3715</text:p>
          </table:table-cell>
          <table:table-cell office:value-type="float" office:value="2760" calcext:value-type="float">
            <text:p>27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63]-[.C62]" office:value-type="float" office:value="-27501" calcext:value-type="float">
            <text:p>-27501</text:p>
          </table:table-cell>
          <table:table-cell table:formula="of:=[.D63]/[.C62]" office:value-type="percentage" office:value="-0.476381021670218" calcext:value-type="percentage">
            <text:p>-47,64 %</text:p>
          </table:table-cell>
          <table:table-cell table:formula="of:=AVERAGE([.C58:.C69])" office:value-type="float" office:value="33823.1666666667" calcext:value-type="float">
            <text:p>33823</text:p>
          </table:table-cell>
          <table:table-cell table:formula="of:=AVERAGE([.F62:.F63])" office:value-type="float" office:value="34004.25" calcext:value-type="float">
            <text:p>34004</text:p>
          </table:table-cell>
          <table:table-cell table:formula="of:=[.C63]/[.G63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33960.2463954406" calcext:value-type="float">
            <text:p>33960,25</text:p>
          </table:table-cell>
          <table:table-cell office:value-type="float" office:value="3945" calcext:value-type="float">
            <text:p>3945</text:p>
          </table:table-cell>
          <table:table-cell office:value-type="float" office:value="2663" calcext:value-type="float">
            <text:p>26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64]-[.C63]" office:value-type="float" office:value="951" calcext:value-type="float">
            <text:p>951</text:p>
          </table:table-cell>
          <table:table-cell table:formula="of:=[.D64]/[.C63]" office:value-type="percentage" office:value="0.0314608971814212" calcext:value-type="percentage">
            <text:p>3,15 %</text:p>
          </table:table-cell>
          <table:table-cell table:formula="of:=AVERAGE([.C59:.C70])" office:value-type="float" office:value="33377.9166666667" calcext:value-type="float">
            <text:p>33378</text:p>
          </table:table-cell>
          <table:table-cell table:formula="of:=AVERAGE([.F63:.F64])" office:value-type="float" office:value="33600.5416666667" calcext:value-type="float">
            <text:p>33601</text:p>
          </table:table-cell>
          <table:table-cell table:formula="of:=[.C64]/[.G64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30988.1610696425" calcext:value-type="float">
            <text:p>30988,16</text:p>
          </table:table-cell>
          <table:table-cell office:value-type="float" office:value="4264" calcext:value-type="float">
            <text:p>4264</text:p>
          </table:table-cell>
          <table:table-cell office:value-type="float" office:value="2888" calcext:value-type="float">
            <text:p>28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65]-[.C64]" office:value-type="float" office:value="-125" calcext:value-type="float">
            <text:p>-125</text:p>
          </table:table-cell>
          <table:table-cell table:formula="of:=[.D65]/[.C64]" office:value-type="percentage" office:value="-0.00400910869495494" calcext:value-type="percentage">
            <text:p>-0,40 %</text:p>
          </table:table-cell>
          <table:table-cell table:formula="of:=AVERAGE([.C60:.C71])" office:value-type="float" office:value="32838.3333333333" calcext:value-type="float">
            <text:p>32838</text:p>
          </table:table-cell>
          <table:table-cell table:formula="of:=AVERAGE([.F64:.F65])" office:value-type="float" office:value="33108.125" calcext:value-type="float">
            <text:p>33108</text:p>
          </table:table-cell>
          <table:table-cell table:formula="of:=[.C65]/[.G65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31636.279159105" calcext:value-type="float">
            <text:p>31636,28</text:p>
          </table:table-cell>
          <table:table-cell office:value-type="float" office:value="5052" calcext:value-type="float">
            <text:p>5052</text:p>
          </table:table-cell>
          <table:table-cell office:value-type="float" office:value="2777" calcext:value-type="float">
            <text:p>2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66]-[.C65]" office:value-type="float" office:value="414" calcext:value-type="float">
            <text:p>414</text:p>
          </table:table-cell>
          <table:table-cell table:formula="of:=[.D66]/[.C65]" office:value-type="percentage" office:value="0.0133316158948928" calcext:value-type="percentage">
            <text:p>1,33 %</text:p>
          </table:table-cell>
          <table:table-cell table:formula="of:=AVERAGE([.C61:.C72])" office:value-type="float" office:value="33112.4166666667" calcext:value-type="float">
            <text:p>33112</text:p>
          </table:table-cell>
          <table:table-cell table:formula="of:=AVERAGE([.F65:.F66])" office:value-type="float" office:value="32975.375" calcext:value-type="float">
            <text:p>32975</text:p>
          </table:table-cell>
          <table:table-cell table:formula="of:=[.C66]/[.G66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32915.0409579905" calcext:value-type="float">
            <text:p>32915,04</text:p>
          </table:table-cell>
          <table:table-cell office:value-type="float" office:value="5203" calcext:value-type="float">
            <text:p>5203</text:p>
          </table:table-cell>
          <table:table-cell office:value-type="float" office:value="2660" calcext:value-type="float">
            <text:p>26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67]-[.C66]" office:value-type="float" office:value="2315" calcext:value-type="float">
            <text:p>2315</text:p>
          </table:table-cell>
          <table:table-cell table:formula="of:=[.D67]/[.C66]" office:value-type="percentage" office:value="0.0735667980170332" calcext:value-type="percentage">
            <text:p>7,36 %</text:p>
          </table:table-cell>
          <table:table-cell table:formula="of:=AVERAGE([.C62:.C73])" office:value-type="float" office:value="33410.6666666667" calcext:value-type="float">
            <text:p>33411</text:p>
          </table:table-cell>
          <table:table-cell table:formula="of:=AVERAGE([.F66:.F67])" office:value-type="float" office:value="33261.5416666667" calcext:value-type="float">
            <text:p>33262</text:p>
          </table:table-cell>
          <table:table-cell table:formula="of:=[.C67]/[.G67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34985.8551461923" calcext:value-type="float">
            <text:p>34985,86</text:p>
          </table:table-cell>
          <table:table-cell office:value-type="float" office:value="5211" calcext:value-type="float">
            <text:p>5211</text:p>
          </table:table-cell>
          <table:table-cell office:value-type="float" office:value="3619" calcext:value-type="float">
            <text:p>3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68]-[.C67]" office:value-type="float" office:value="2700" calcext:value-type="float">
            <text:p>2700</text:p>
          </table:table-cell>
          <table:table-cell table:formula="of:=[.D68]/[.C67]" office:value-type="percentage" office:value="0.0799218541870171" calcext:value-type="percentage">
            <text:p>7,99 %</text:p>
          </table:table-cell>
          <table:table-cell table:formula="of:=AVERAGE([.C63:.C74])" office:value-type="float" office:value="33762" calcext:value-type="float">
            <text:p>33762</text:p>
          </table:table-cell>
          <table:table-cell table:formula="of:=AVERAGE([.F67:.F68])" office:value-type="float" office:value="33586.3333333333" calcext:value-type="float">
            <text:p>33586</text:p>
          </table:table-cell>
          <table:table-cell table:formula="of:=[.C68]/[.G68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33524.8814394193" calcext:value-type="float">
            <text:p>33524,88</text:p>
          </table:table-cell>
          <table:table-cell office:value-type="float" office:value="4925" calcext:value-type="float">
            <text:p>4925</text:p>
          </table:table-cell>
          <table:table-cell office:value-type="float" office:value="3589" calcext:value-type="float">
            <text:p>358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69]-[.C68]" office:value-type="float" office:value="-3010" calcext:value-type="float">
            <text:p>-3010</text:p>
          </table:table-cell>
          <table:table-cell table:formula="of:=[.D69]/[.C68]" office:value-type="percentage" office:value="-0.0825041800290546" calcext:value-type="percentage">
            <text:p>-8,25 %</text:p>
          </table:table-cell>
          <table:table-cell table:formula="of:=AVERAGE([.C64:.C75])" office:value-type="float" office:value="34191.25" calcext:value-type="float">
            <text:p>34191</text:p>
          </table:table-cell>
          <table:table-cell table:formula="of:=AVERAGE([.F68:.F69])" office:value-type="float" office:value="33976.625" calcext:value-type="float">
            <text:p>33977</text:p>
          </table:table-cell>
          <table:table-cell table:formula="of:=[.C69]/[.G69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31915.1335912112" calcext:value-type="float">
            <text:p>31915,13</text:p>
          </table:table-cell>
          <table:table-cell office:value-type="float" office:value="4352" calcext:value-type="float">
            <text:p>4352</text:p>
          </table:table-cell>
          <table:table-cell office:value-type="float" office:value="3255" calcext:value-type="float">
            <text:p>32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70]-[.C69]" office:value-type="float" office:value="2422" calcext:value-type="float">
            <text:p>2422</text:p>
          </table:table-cell>
          <table:table-cell table:formula="of:=[.D70]/[.C69]" office:value-type="percentage" office:value="0.0723568249036537" calcext:value-type="percentage">
            <text:p>7,24 %</text:p>
          </table:table-cell>
          <table:table-cell table:formula="of:=AVERAGE([.C65:.C76])" office:value-type="float" office:value="35220.9166666667" calcext:value-type="float">
            <text:p>35221</text:p>
          </table:table-cell>
          <table:table-cell table:formula="of:=AVERAGE([.F69:.F70])" office:value-type="float" office:value="34706.0833333333" calcext:value-type="float">
            <text:p>34706</text:p>
          </table:table-cell>
          <table:table-cell table:formula="of:=[.C70]/[.G70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32065.1902448822" calcext:value-type="float">
            <text:p>32065,19</text:p>
          </table:table-cell>
          <table:table-cell office:value-type="float" office:value="4531" calcext:value-type="float">
            <text:p>4531</text:p>
          </table:table-cell>
          <table:table-cell office:value-type="float" office:value="3666" calcext:value-type="float">
            <text:p>366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71]-[.C70]" office:value-type="float" office:value="-4687" calcext:value-type="float">
            <text:p>-4687</text:p>
          </table:table-cell>
          <table:table-cell table:formula="of:=[.D71]/[.C70]" office:value-type="percentage" office:value="-0.13057528903747" calcext:value-type="percentage">
            <text:p>-13,06 %</text:p>
          </table:table-cell>
          <table:table-cell table:formula="of:=AVERAGE([.C66:.C77])" office:value-type="float" office:value="35889.25" calcext:value-type="float">
            <text:p>35889</text:p>
          </table:table-cell>
          <table:table-cell table:formula="of:=AVERAGE([.F70:.F71])" office:value-type="float" office:value="35555.0833333333" calcext:value-type="float">
            <text:p>35555</text:p>
          </table:table-cell>
          <table:table-cell table:formula="of:=[.C71]/[.G71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31391.2219415443" calcext:value-type="float">
            <text:p>31391,22</text:p>
          </table:table-cell>
          <table:table-cell office:value-type="float" office:value="4808" calcext:value-type="float">
            <text:p>4808</text:p>
          </table:table-cell>
          <table:table-cell office:value-type="float" office:value="3656" calcext:value-type="float">
            <text:p>3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72]-[.C71]" office:value-type="float" office:value="-1493" calcext:value-type="float">
            <text:p>-1493</text:p>
          </table:table-cell>
          <table:table-cell table:formula="of:=[.D72]/[.C71]" office:value-type="percentage" office:value="-0.0478402973596514" calcext:value-type="percentage">
            <text:p>-4,78 %</text:p>
          </table:table-cell>
          <table:table-cell table:formula="of:=AVERAGE([.C67:.C78])" office:value-type="float" office:value="36477" calcext:value-type="float">
            <text:p>36477</text:p>
          </table:table-cell>
          <table:table-cell table:formula="of:=AVERAGE([.F71:.F72])" office:value-type="float" office:value="36183.125" calcext:value-type="float">
            <text:p>36183</text:p>
          </table:table-cell>
          <table:table-cell table:formula="of:=[.C72]/[.G72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35843.4990725875" calcext:value-type="float">
            <text:p>35843,50</text:p>
          </table:table-cell>
          <table:table-cell office:value-type="float" office:value="4872" calcext:value-type="float">
            <text:p>4872</text:p>
          </table:table-cell>
          <table:table-cell office:value-type="float" office:value="3651" calcext:value-type="float">
            <text:p>3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73]-[.C72]" office:value-type="float" office:value="-11002" calcext:value-type="float">
            <text:p>-11002</text:p>
          </table:table-cell>
          <table:table-cell table:formula="of:=[.D73]/[.C72]" office:value-type="percentage" office:value="-0.37025071512704" calcext:value-type="percentage">
            <text:p>-37,03 %</text:p>
          </table:table-cell>
          <table:table-cell table:formula="of:=AVERAGE([.C68:.C79])" office:value-type="float" office:value="37012.1666666667" calcext:value-type="float">
            <text:p>37012</text:p>
          </table:table-cell>
          <table:table-cell table:formula="of:=AVERAGE([.F72:.F73])" office:value-type="float" office:value="36744.5833333333" calcext:value-type="float">
            <text:p>36745</text:p>
          </table:table-cell>
          <table:table-cell table:formula="of:=[.C73]/[.G73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35777.8819636013" calcext:value-type="float">
            <text:p>35777,88</text:p>
          </table:table-cell>
          <table:table-cell office:value-type="float" office:value="4794" calcext:value-type="float">
            <text:p>4794</text:p>
          </table:table-cell>
          <table:table-cell office:value-type="float" office:value="3602" calcext:value-type="float">
            <text:p>3602</text:p>
          </table:table-cell>
          <table:table-cell table:number-columns-repeated="1012"/>
        </table:table-row>
        <table:table-row table:style-name="ro2">
          <table:table-cell table:style-name="ce19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74]-[.C73]" office:value-type="float" office:value="43232" calcext:value-type="float">
            <text:p>43232</text:p>
          </table:table-cell>
          <table:table-cell table:formula="of:=[.D74]/[.C73]" office:value-type="percentage" office:value="2.31026559076578" calcext:value-type="percentage">
            <text:p>231,03 %</text:p>
          </table:table-cell>
          <table:table-cell table:formula="of:=AVERAGE([.C69:.C80])" office:value-type="float" office:value="37651.5" calcext:value-type="float">
            <text:p>37652</text:p>
          </table:table-cell>
          <table:table-cell table:formula="of:=AVERAGE([.F73:.F74])" office:value-type="float" office:value="37331.8333333333" calcext:value-type="float">
            <text:p>37332</text:p>
          </table:table-cell>
          <table:table-cell table:formula="of:=[.C74]/[.G74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38769.2365937587" calcext:value-type="float">
            <text:p>38769,24</text:p>
          </table:table-cell>
          <table:table-cell office:value-type="float" office:value="4408" calcext:value-type="float">
            <text:p>4408</text:p>
          </table:table-cell>
          <table:table-cell office:value-type="float" office:value="3209" calcext:value-type="float">
            <text:p>320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75]-[.C74]" office:value-type="float" office:value="-26566" calcext:value-type="float">
            <text:p>-26566</text:p>
          </table:table-cell>
          <table:table-cell table:formula="of:=[.D75]/[.C74]" office:value-type="percentage" office:value="-0.42886431511825" calcext:value-type="percentage">
            <text:p>-42,89 %</text:p>
          </table:table-cell>
          <table:table-cell table:formula="of:=AVERAGE([.C70:.C81])" office:value-type="float" office:value="38409.0833333333" calcext:value-type="float">
            <text:p>38409</text:p>
          </table:table-cell>
          <table:table-cell table:formula="of:=AVERAGE([.F74:.F75])" office:value-type="float" office:value="38030.2916666667" calcext:value-type="float">
            <text:p>38030</text:p>
          </table:table-cell>
          <table:table-cell table:formula="of:=[.C75]/[.G75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39747.2395535362" calcext:value-type="float">
            <text:p>39747,24</text:p>
          </table:table-cell>
          <table:table-cell office:value-type="float" office:value="3959" calcext:value-type="float">
            <text:p>3959</text:p>
          </table:table-cell>
          <table:table-cell office:value-type="float" office:value="3455" calcext:value-type="float">
            <text:p>34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76]-[.C75]" office:value-type="float" office:value="8156" calcext:value-type="float">
            <text:p>8156</text:p>
          </table:table-cell>
          <table:table-cell table:formula="of:=[.D76]/[.C75]" office:value-type="percentage" office:value="0.230532236637553" calcext:value-type="percentage">
            <text:p>23,05 %</text:p>
          </table:table-cell>
          <table:table-cell table:formula="of:=AVERAGE([.C71:.C82])" office:value-type="float" office:value="39532.75" calcext:value-type="float">
            <text:p>39533</text:p>
          </table:table-cell>
          <table:table-cell table:formula="of:=AVERAGE([.F75:.F76])" office:value-type="float" office:value="38970.9166666667" calcext:value-type="float">
            <text:p>38971</text:p>
          </table:table-cell>
          <table:table-cell table:formula="of:=[.C76]/[.G76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43268.5330564446" calcext:value-type="float">
            <text:p>43268,53</text:p>
          </table:table-cell>
          <table:table-cell office:value-type="float" office:value="4687" calcext:value-type="float">
            <text:p>4687</text:p>
          </table:table-cell>
          <table:table-cell office:value-type="float" office:value="4403" calcext:value-type="float">
            <text:p>44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77]-[.C76]" office:value-type="float" office:value="-4461" calcext:value-type="float">
            <text:p>-4461</text:p>
          </table:table-cell>
          <table:table-cell table:formula="of:=[.D77]/[.C76]" office:value-type="percentage" office:value="-0.102469277592741" calcext:value-type="percentage">
            <text:p>-10,25 %</text:p>
          </table:table-cell>
          <table:table-cell table:formula="of:=AVERAGE([.C72:.C83])" office:value-type="float" office:value="40226.5" calcext:value-type="float">
            <text:p>40227</text:p>
          </table:table-cell>
          <table:table-cell table:formula="of:=AVERAGE([.F76:.F77])" office:value-type="float" office:value="39879.625" calcext:value-type="float">
            <text:p>39880</text:p>
          </table:table-cell>
          <table:table-cell table:formula="of:=[.C77]/[.G77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39806.6584614822" calcext:value-type="float">
            <text:p>39806,66</text:p>
          </table:table-cell>
          <table:table-cell office:value-type="float" office:value="6208" calcext:value-type="float">
            <text:p>6208</text:p>
          </table:table-cell>
          <table:table-cell office:value-type="float" office:value="4101" calcext:value-type="float">
            <text:p>41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78]-[.C77]" office:value-type="float" office:value="-553" calcext:value-type="float">
            <text:p>-553</text:p>
          </table:table-cell>
          <table:table-cell table:formula="of:=[.D78]/[.C77]" office:value-type="percentage" office:value="-0.014152633464708" calcext:value-type="percentage">
            <text:p>-1,42 %</text:p>
          </table:table-cell>
          <table:table-cell table:formula="of:=AVERAGE([.C73:.C84])" office:value-type="float" office:value="41217.8333333333" calcext:value-type="float">
            <text:p>41218</text:p>
          </table:table-cell>
          <table:table-cell table:formula="of:=AVERAGE([.F77:.F78])" office:value-type="float" office:value="40722.1666666667" calcext:value-type="float">
            <text:p>40722</text:p>
          </table:table-cell>
          <table:table-cell table:formula="of:=[.C78]/[.G78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40292.3697960706" calcext:value-type="float">
            <text:p>40292,37</text:p>
          </table:table-cell>
          <table:table-cell office:value-type="float" office:value="6503" calcext:value-type="float">
            <text:p>6503</text:p>
          </table:table-cell>
          <table:table-cell office:value-type="float" office:value="4575" calcext:value-type="float">
            <text:p>45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79]-[.C78]" office:value-type="float" office:value="1684" calcext:value-type="float">
            <text:p>1684</text:p>
          </table:table-cell>
          <table:table-cell table:formula="of:=[.D79]/[.C78]" office:value-type="percentage" office:value="0.0437164144233016" calcext:value-type="percentage">
            <text:p>4,37 %</text:p>
          </table:table-cell>
          <table:table-cell table:formula="of:=AVERAGE([.C74:.C85])" office:value-type="float" office:value="42207.8333333333" calcext:value-type="float">
            <text:p>42208</text:p>
          </table:table-cell>
          <table:table-cell table:formula="of:=AVERAGE([.F78:.F79])" office:value-type="float" office:value="41712.8333333333" calcext:value-type="float">
            <text:p>41713</text:p>
          </table:table-cell>
          <table:table-cell table:formula="of:=[.C79]/[.G79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41636.5126292118" calcext:value-type="float">
            <text:p>41636,51</text:p>
          </table:table-cell>
          <table:table-cell office:value-type="float" office:value="6369" calcext:value-type="float">
            <text:p>6369</text:p>
          </table:table-cell>
          <table:table-cell office:value-type="float" office:value="5151" calcext:value-type="float">
            <text:p>51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80]-[.C79]" office:value-type="float" office:value="3950" calcext:value-type="float">
            <text:p>3950</text:p>
          </table:table-cell>
          <table:table-cell table:formula="of:=[.D80]/[.C79]" office:value-type="percentage" office:value="0.0982464867553787" calcext:value-type="percentage">
            <text:p>9,82 %</text:p>
          </table:table-cell>
          <table:table-cell table:formula="of:=AVERAGE([.C75:.C86])" office:value-type="float" office:value="43540.1666666667" calcext:value-type="float">
            <text:p>43540</text:p>
          </table:table-cell>
          <table:table-cell table:formula="of:=AVERAGE([.F79:.F80])" office:value-type="float" office:value="42874" calcext:value-type="float">
            <text:p>42874</text:p>
          </table:table-cell>
          <table:table-cell table:formula="of:=[.C80]/[.G80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40574.8195038116" calcext:value-type="float">
            <text:p>40574,82</text:p>
          </table:table-cell>
          <table:table-cell office:value-type="float" office:value="5984" calcext:value-type="float">
            <text:p>5984</text:p>
          </table:table-cell>
          <table:table-cell office:value-type="float" office:value="5291" calcext:value-type="float">
            <text:p>52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81]-[.C80]" office:value-type="float" office:value="-1591" calcext:value-type="float">
            <text:p>-1591</text:p>
          </table:table-cell>
          <table:table-cell table:formula="of:=[.D81]/[.C80]" office:value-type="percentage" office:value="-0.0360321594383422" calcext:value-type="percentage">
            <text:p>-3,60 %</text:p>
          </table:table-cell>
          <table:table-cell table:formula="of:=AVERAGE([.C76:.C87])" office:value-type="float" office:value="44460.9166666667" calcext:value-type="float">
            <text:p>44461</text:p>
          </table:table-cell>
          <table:table-cell table:formula="of:=AVERAGE([.F80:.F81])" office:value-type="float" office:value="44000.5416666667" calcext:value-type="float">
            <text:p>44001</text:p>
          </table:table-cell>
          <table:table-cell table:formula="of:=[.C81]/[.G81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40583.0294917191" calcext:value-type="float">
            <text:p>40583,03</text:p>
          </table:table-cell>
          <table:table-cell office:value-type="float" office:value="6383" calcext:value-type="float">
            <text:p>6383</text:p>
          </table:table-cell>
          <table:table-cell office:value-type="float" office:value="5355" calcext:value-type="float">
            <text:p>53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82]-[.C81]" office:value-type="float" office:value="6815" calcext:value-type="float">
            <text:p>6815</text:p>
          </table:table-cell>
          <table:table-cell table:formula="of:=[.D82]/[.C81]" office:value-type="percentage" office:value="0.160111831594775" calcext:value-type="percentage">
            <text:p>16,01 %</text:p>
          </table:table-cell>
          <table:table-cell table:formula="of:=AVERAGE([.C77:.C88])" office:value-type="float" office:value="45171.9166666667" calcext:value-type="float">
            <text:p>45172</text:p>
          </table:table-cell>
          <table:table-cell table:formula="of:=AVERAGE([.F81:.F82])" office:value-type="float" office:value="44816.4166666667" calcext:value-type="float">
            <text:p>44816</text:p>
          </table:table-cell>
          <table:table-cell table:formula="of:=[.C82]/[.G82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44110.5175958223" calcext:value-type="float">
            <text:p>44110,52</text:p>
          </table:table-cell>
          <table:table-cell office:value-type="float" office:value="6375" calcext:value-type="float">
            <text:p>6375</text:p>
          </table:table-cell>
          <table:table-cell office:value-type="float" office:value="5337" calcext:value-type="float">
            <text:p>53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83]-[.C82]" office:value-type="float" office:value="-9846" calcext:value-type="float">
            <text:p>-9846</text:p>
          </table:table-cell>
          <table:table-cell table:formula="of:=[.D83]/[.C82]" office:value-type="percentage" office:value="-0.19939650458697" calcext:value-type="percentage">
            <text:p>-19,94 %</text:p>
          </table:table-cell>
          <table:table-cell table:formula="of:=AVERAGE([.C78:.C89])" office:value-type="float" office:value="46039.75" calcext:value-type="float">
            <text:p>46040</text:p>
          </table:table-cell>
          <table:table-cell table:formula="of:=AVERAGE([.F82:.F83])" office:value-type="float" office:value="45605.8333333333" calcext:value-type="float">
            <text:p>45606</text:p>
          </table:table-cell>
          <table:table-cell table:formula="of:=[.C83]/[.G83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39765.0979561353" calcext:value-type="float">
            <text:p>39765,10</text:p>
          </table:table-cell>
          <table:table-cell office:value-type="float" office:value="5899" calcext:value-type="float">
            <text:p>5899</text:p>
          </table:table-cell>
          <table:table-cell office:value-type="float" office:value="4951" calcext:value-type="float">
            <text:p>4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84]-[.C83]" office:value-type="float" office:value="2078" calcext:value-type="float">
            <text:p>2078</text:p>
          </table:table-cell>
          <table:table-cell table:formula="of:=[.D84]/[.C83]" office:value-type="percentage" office:value="0.0525636809753877" calcext:value-type="percentage">
            <text:p>5,26 %</text:p>
          </table:table-cell>
          <table:table-cell table:formula="of:=AVERAGE([.C79:.C90])" office:value-type="float" office:value="47045.4166666667" calcext:value-type="float">
            <text:p>47045</text:p>
          </table:table-cell>
          <table:table-cell table:formula="of:=AVERAGE([.F83:.F84])" office:value-type="float" office:value="46542.5833333333" calcext:value-type="float">
            <text:p>46543</text:p>
          </table:table-cell>
          <table:table-cell table:formula="of:=[.C84]/[.G84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0192.9611276943" calcext:value-type="float">
            <text:p>50192,96</text:p>
          </table:table-cell>
          <table:table-cell office:value-type="float" office:value="5915" calcext:value-type="float">
            <text:p>5915</text:p>
          </table:table-cell>
          <table:table-cell office:value-type="float" office:value="5576" calcext:value-type="float">
            <text:p>55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85]-[.C84]" office:value-type="float" office:value="-11018" calcext:value-type="float">
            <text:p>-11018</text:p>
          </table:table-cell>
          <table:table-cell table:formula="of:=[.D85]/[.C84]" office:value-type="percentage" office:value="-0.264785753767033" calcext:value-type="percentage">
            <text:p>-26,48 %</text:p>
          </table:table-cell>
          <table:table-cell table:formula="of:=AVERAGE([.C80:.C91])" office:value-type="float" office:value="48607" calcext:value-type="float">
            <text:p>48607</text:p>
          </table:table-cell>
          <table:table-cell table:formula="of:=AVERAGE([.F84:.F85])" office:value-type="float" office:value="47826.2083333333" calcext:value-type="float">
            <text:p>47826</text:p>
          </table:table-cell>
          <table:table-cell table:formula="of:=[.C85]/[.G85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58491.569652779" calcext:value-type="float">
            <text:p>58491,57</text:p>
          </table:table-cell>
          <table:table-cell office:value-type="float" office:value="5484" calcext:value-type="float">
            <text:p>5484</text:p>
          </table:table-cell>
          <table:table-cell office:value-type="float" office:value="5389" calcext:value-type="float">
            <text:p>5389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86]-[.C85]" office:value-type="float" office:value="47340" calcext:value-type="float">
            <text:p>47340</text:p>
          </table:table-cell>
          <table:table-cell table:formula="of:=[.D86]/[.C85]" office:value-type="percentage" office:value="1.54741280685124" calcext:value-type="percentage">
            <text:p>154,74 %</text:p>
          </table:table-cell>
          <table:table-cell table:formula="of:=AVERAGE([.C81:.C92])" office:value-type="float" office:value="49527.8333333333" calcext:value-type="float">
            <text:p>49528</text:p>
          </table:table-cell>
          <table:table-cell table:formula="of:=AVERAGE([.F85:.F86])" office:value-type="float" office:value="49067.4166666667" calcext:value-type="float">
            <text:p>49067</text:p>
          </table:table-cell>
          <table:table-cell table:formula="of:=[.C86]/[.G86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48775.5737422132" calcext:value-type="float">
            <text:p>48775,57</text:p>
          </table:table-cell>
          <table:table-cell office:value-type="float" office:value="5185" calcext:value-type="float">
            <text:p>5185</text:p>
          </table:table-cell>
          <table:table-cell office:value-type="float" office:value="4889" calcext:value-type="float">
            <text:p>4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87]-[.C86]" office:value-type="float" office:value="-31505" calcext:value-type="float">
            <text:p>-31505</text:p>
          </table:table-cell>
          <table:table-cell table:formula="of:=[.D87]/[.C86]" office:value-type="percentage" office:value="-0.404257503239962" calcext:value-type="percentage">
            <text:p>-40,43 %</text:p>
          </table:table-cell>
          <table:table-cell table:formula="of:=AVERAGE([.C82:.C93])" office:value-type="float" office:value="51165.5833333333" calcext:value-type="float">
            <text:p>51166</text:p>
          </table:table-cell>
          <table:table-cell table:formula="of:=AVERAGE([.F86:.F87])" office:value-type="float" office:value="50346.7083333333" calcext:value-type="float">
            <text:p>50347</text:p>
          </table:table-cell>
          <table:table-cell table:formula="of:=[.C87]/[.G87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2160.4578419847" calcext:value-type="float">
            <text:p>52160,46</text:p>
          </table:table-cell>
          <table:table-cell office:value-type="float" office:value="5398" calcext:value-type="float">
            <text:p>5398</text:p>
          </table:table-cell>
          <table:table-cell office:value-type="float" office:value="4764" calcext:value-type="float">
            <text:p>4764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88]-[.C87]" office:value-type="float" office:value="5639" calcext:value-type="float">
            <text:p>5639</text:p>
          </table:table-cell>
          <table:table-cell table:formula="of:=[.D88]/[.C87]" office:value-type="percentage" office:value="0.121456879469286" calcext:value-type="percentage">
            <text:p>12,15 %</text:p>
          </table:table-cell>
          <table:table-cell table:formula="of:=AVERAGE([.C83:.C94])" office:value-type="float" office:value="52520.75" calcext:value-type="float">
            <text:p>52521</text:p>
          </table:table-cell>
          <table:table-cell table:formula="of:=AVERAGE([.F87:.F88])" office:value-type="float" office:value="51843.1666666667" calcext:value-type="float">
            <text:p>51843</text:p>
          </table:table-cell>
          <table:table-cell table:formula="of:=[.C88]/[.G88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51748.3107993545" calcext:value-type="float">
            <text:p>51748,31</text:p>
          </table:table-cell>
          <table:table-cell office:value-type="float" office:value="6098" calcext:value-type="float">
            <text:p>6098</text:p>
          </table:table-cell>
          <table:table-cell office:value-type="float" office:value="5642" calcext:value-type="float">
            <text:p>5642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89]-[.C88]" office:value-type="float" office:value="-2579" calcext:value-type="float">
            <text:p>-2579</text:p>
          </table:table-cell>
          <table:table-cell table:formula="of:=[.D89]/[.C88]" office:value-type="percentage" office:value="-0.0495323333397353" calcext:value-type="percentage">
            <text:p>-4,95 %</text:p>
          </table:table-cell>
          <table:table-cell table:formula="of:=AVERAGE([.C84:.C95])" office:value-type="float" office:value="53878.75" calcext:value-type="float">
            <text:p>53879</text:p>
          </table:table-cell>
          <table:table-cell table:formula="of:=AVERAGE([.F88:.F89])" office:value-type="float" office:value="53199.75" calcext:value-type="float">
            <text:p>53200</text:p>
          </table:table-cell>
          <table:table-cell table:formula="of:=[.C89]/[.G89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50415.9265481352" calcext:value-type="float">
            <text:p>50415,93</text:p>
          </table:table-cell>
          <table:table-cell office:value-type="float" office:value="7043" calcext:value-type="float">
            <text:p>7043</text:p>
          </table:table-cell>
          <table:table-cell office:value-type="float" office:value="5533" calcext:value-type="float">
            <text:p>553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90]-[.C89]" office:value-type="float" office:value="1101" calcext:value-type="float">
            <text:p>1101</text:p>
          </table:table-cell>
          <table:table-cell table:formula="of:=[.D90]/[.C89]" office:value-type="percentage" office:value="0.0222478176527643" calcext:value-type="percentage">
            <text:p>2,22 %</text:p>
          </table:table-cell>
          <table:table-cell table:formula="of:=AVERAGE([.C85:.C96])" office:value-type="float" office:value="54687.3333333333" calcext:value-type="float">
            <text:p>54687</text:p>
          </table:table-cell>
          <table:table-cell table:formula="of:=AVERAGE([.F89:.F90])" office:value-type="float" office:value="54283.0416666667" calcext:value-type="float">
            <text:p>54283</text:p>
          </table:table-cell>
          <table:table-cell table:formula="of:=[.C90]/[.G90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52915.3110151195" calcext:value-type="float">
            <text:p>52915,31</text:p>
          </table:table-cell>
          <table:table-cell office:value-type="float" office:value="7933" calcext:value-type="float">
            <text:p>7933</text:p>
          </table:table-cell>
          <table:table-cell office:value-type="float" office:value="6490" calcext:value-type="float">
            <text:p>649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91]-[.C90]" office:value-type="float" office:value="8355" calcext:value-type="float">
            <text:p>8355</text:p>
          </table:table-cell>
          <table:table-cell table:formula="of:=[.D91]/[.C90]" office:value-type="percentage" office:value="0.165154480222973" calcext:value-type="percentage">
            <text:p>16,52 %</text:p>
          </table:table-cell>
          <table:table-cell table:formula="of:=AVERAGE([.C86:.C97])" office:value-type="float" office:value="54599.8333333333" calcext:value-type="float">
            <text:p>54600</text:p>
          </table:table-cell>
          <table:table-cell table:formula="of:=AVERAGE([.F90:.F91])" office:value-type="float" office:value="54643.5833333333" calcext:value-type="float">
            <text:p>54644</text:p>
          </table:table-cell>
          <table:table-cell table:formula="of:=[.C91]/[.G91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61042.7210649486" calcext:value-type="float">
            <text:p>61042,72</text:p>
          </table:table-cell>
          <table:table-cell office:value-type="float" office:value="7817" calcext:value-type="float">
            <text:p>7817</text:p>
          </table:table-cell>
          <table:table-cell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92]-[.C91]" office:value-type="float" office:value="-3739" calcext:value-type="float">
            <text:p>-3739</text:p>
          </table:table-cell>
          <table:table-cell table:formula="of:=[.D92]/[.C91]" office:value-type="percentage" office:value="-0.0634330890336591" calcext:value-type="percentage">
            <text:p>-6,34 %</text:p>
          </table:table-cell>
          <table:table-cell table:formula="of:=AVERAGE([.C87:.C98])" office:value-type="float" office:value="55611.5833333333" calcext:value-type="float">
            <text:p>55612</text:p>
          </table:table-cell>
          <table:table-cell table:formula="of:=AVERAGE([.F91:.F92])" office:value-type="float" office:value="55105.7083333333" calcext:value-type="float">
            <text:p>55106</text:p>
          </table:table-cell>
          <table:table-cell table:formula="of:=[.C92]/[.G92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50728.862206045" calcext:value-type="float">
            <text:p>50728,86</text:p>
          </table:table-cell>
          <table:table-cell office:value-type="float" office:value="7226" calcext:value-type="float">
            <text:p>7226</text:p>
          </table:table-cell>
          <table:table-cell office:value-type="float" office:value="6859" calcext:value-type="float">
            <text:p>685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93]-[.C92]" office:value-type="float" office:value="7012" calcext:value-type="float">
            <text:p>7012</text:p>
          </table:table-cell>
          <table:table-cell table:formula="of:=[.D93]/[.C92]" office:value-type="percentage" office:value="0.127017480300697" calcext:value-type="percentage">
            <text:p>12,70 %</text:p>
          </table:table-cell>
          <table:table-cell table:formula="of:=AVERAGE([.C88:.C99])" office:value-type="float" office:value="55511.4166666667" calcext:value-type="float">
            <text:p>55511</text:p>
          </table:table-cell>
          <table:table-cell table:formula="of:=AVERAGE([.F92:.F93])" office:value-type="float" office:value="55561.5" calcext:value-type="float">
            <text:p>55562</text:p>
          </table:table-cell>
          <table:table-cell table:formula="of:=[.C93]/[.G93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59321.3595030139" calcext:value-type="float">
            <text:p>59321,36</text:p>
          </table:table-cell>
          <table:table-cell office:value-type="float" office:value="8328" calcext:value-type="float">
            <text:p>8328</text:p>
          </table:table-cell>
          <table:table-cell office:value-type="float" office:value="7671" calcext:value-type="float">
            <text:p>7671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94]-[.C93]" office:value-type="float" office:value="3424" calcext:value-type="float">
            <text:p>3424</text:p>
          </table:table-cell>
          <table:table-cell table:formula="of:=[.D94]/[.C93]" office:value-type="percentage" office:value="0.0550331902856133" calcext:value-type="percentage">
            <text:p>5,50 %</text:p>
          </table:table-cell>
          <table:table-cell table:formula="of:=AVERAGE([.C89:.C100])" office:value-type="float" office:value="56412" calcext:value-type="float">
            <text:p>56412</text:p>
          </table:table-cell>
          <table:table-cell table:formula="of:=AVERAGE([.F93:.F94])" office:value-type="float" office:value="55961.7083333333" calcext:value-type="float">
            <text:p>55962</text:p>
          </table:table-cell>
          <table:table-cell table:formula="of:=[.C94]/[.G94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58637.4467993959" calcext:value-type="float">
            <text:p>58637,45</text:p>
          </table:table-cell>
          <table:table-cell office:value-type="float" office:value="7718" calcext:value-type="float">
            <text:p>7718</text:p>
          </table:table-cell>
          <table:table-cell office:value-type="float" office:value="6889" calcext:value-type="float">
            <text:p>6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95]-[.C94]" office:value-type="float" office:value="-9812" calcext:value-type="float">
            <text:p>-9812</text:p>
          </table:table-cell>
          <table:table-cell table:formula="of:=[.D95]/[.C94]" office:value-type="percentage" office:value="-0.149479745890526" calcext:value-type="percentage">
            <text:p>-14,95 %</text:p>
          </table:table-cell>
          <table:table-cell table:formula="of:=AVERAGE([.C90:.C101])" office:value-type="float" office:value="56107.4166666667" calcext:value-type="float">
            <text:p>56107</text:p>
          </table:table-cell>
          <table:table-cell table:formula="of:=AVERAGE([.F94:.F95])" office:value-type="float" office:value="56259.7083333333" calcext:value-type="float">
            <text:p>56260</text:p>
          </table:table-cell>
          <table:table-cell table:formula="of:=[.C95]/[.G95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56156.7716538861" calcext:value-type="float">
            <text:p>56156,77</text:p>
          </table:table-cell>
          <table:table-cell office:value-type="float" office:value="7435" calcext:value-type="float">
            <text:p>7435</text:p>
          </table:table-cell>
          <table:table-cell office:value-type="float" office:value="6303" calcext:value-type="float">
            <text:p>630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96]-[.C95]" office:value-type="float" office:value="-4515" calcext:value-type="float">
            <text:p>-4515</text:p>
          </table:table-cell>
          <table:table-cell table:formula="of:=[.D96]/[.C95]" office:value-type="percentage" office:value="-0.080871948270612" calcext:value-type="percentage">
            <text:p>-8,09 %</text:p>
          </table:table-cell>
          <table:table-cell table:formula="of:=AVERAGE([.C91:.C102])" office:value-type="float" office:value="56785.8333333333" calcext:value-type="float">
            <text:p>56786</text:p>
          </table:table-cell>
          <table:table-cell table:formula="of:=AVERAGE([.F95:.F96])" office:value-type="float" office:value="56446.625" calcext:value-type="float">
            <text:p>56447</text:p>
          </table:table-cell>
          <table:table-cell table:formula="of:=[.C96]/[.G96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61897.1331452382" calcext:value-type="float">
            <text:p>61897,13</text:p>
          </table:table-cell>
          <table:table-cell office:value-type="float" office:value="6493" calcext:value-type="float">
            <text:p>6493</text:p>
          </table:table-cell>
          <table:table-cell office:value-type="float" office:value="6230" calcext:value-type="float">
            <text:p>623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97]-[.C96]" office:value-type="float" office:value="-21771" calcext:value-type="float">
            <text:p>-21771</text:p>
          </table:table-cell>
          <table:table-cell table:formula="of:=[.D97]/[.C96]" office:value-type="percentage" office:value="-0.424270179678061" calcext:value-type="percentage">
            <text:p>-42,43 %</text:p>
          </table:table-cell>
          <table:table-cell table:formula="of:=AVERAGE([.C92:.C103])" office:value-type="float" office:value="56389.3333333333" calcext:value-type="float">
            <text:p>56389</text:p>
          </table:table-cell>
          <table:table-cell table:formula="of:=AVERAGE([.F96:.F97])" office:value-type="float" office:value="56587.5833333333" calcext:value-type="float">
            <text:p>56588</text:p>
          </table:table-cell>
          <table:table-cell table:formula="of:=[.C97]/[.G97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56484.0467509578" calcext:value-type="float">
            <text:p>56484,05</text:p>
          </table:table-cell>
          <table:table-cell office:value-type="float" office:value="6306" calcext:value-type="float">
            <text:p>6306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table-cell table:style-name="ce19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98]-[.C97]" office:value-type="float" office:value="60531" calcext:value-type="float">
            <text:p>60531</text:p>
          </table:table-cell>
          <table:table-cell table:formula="of:=[.D98]/[.C97]" office:value-type="percentage" office:value="2.04891175574586" calcext:value-type="percentage">
            <text:p>204,89 %</text:p>
          </table:table-cell>
          <table:table-cell table:formula="of:=AVERAGE([.C93:.C104])" office:value-type="float" office:value="56565.75" calcext:value-type="float">
            <text:p>56566</text:p>
          </table:table-cell>
          <table:table-cell table:formula="of:=AVERAGE([.F97:.F98])" office:value-type="float" office:value="56477.5416666667" calcext:value-type="float">
            <text:p>56478</text:p>
          </table:table-cell>
          <table:table-cell table:formula="of:=[.C98]/[.G98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56374.2064241863" calcext:value-type="float">
            <text:p>56374,21</text:p>
          </table:table-cell>
          <table:table-cell office:value-type="float" office:value="5399" calcext:value-type="float">
            <text:p>5399</text:p>
          </table:table-cell>
          <table:table-cell office:value-type="float" office:value="5364" calcext:value-type="float">
            <text:p>536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99]-[.C98]" office:value-type="float" office:value="-44848" calcext:value-type="float">
            <text:p>-44848</text:p>
          </table:table-cell>
          <table:table-cell table:formula="of:=[.D99]/[.C98]" office:value-type="percentage" office:value="-0.497901725248129" calcext:value-type="percentage">
            <text:p>-49,79 %</text:p>
          </table:table-cell>
          <table:table-cell table:formula="of:=AVERAGE([.C94:.C105])" office:value-type="float" office:value="56171.8333333333" calcext:value-type="float">
            <text:p>56172</text:p>
          </table:table-cell>
          <table:table-cell table:formula="of:=AVERAGE([.F98:.F99])" office:value-type="float" office:value="56368.7916666667" calcext:value-type="float">
            <text:p>56369</text:p>
          </table:table-cell>
          <table:table-cell table:formula="of:=[.C99]/[.G99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50810.0470914449" calcext:value-type="float">
            <text:p>50810,05</text:p>
          </table:table-cell>
          <table:table-cell office:value-type="float" office:value="6005" calcext:value-type="float">
            <text:p>6005</text:p>
          </table:table-cell>
          <table:table-cell office:value-type="float" office:value="4725" calcext:value-type="float">
            <text:p>472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100]-[.C99]" office:value-type="float" office:value="17648" calcext:value-type="float">
            <text:p>17648</text:p>
          </table:table-cell>
          <table:table-cell table:formula="of:=[.D100]/[.C99]" office:value-type="percentage" office:value="0.39021801618538" calcext:value-type="percentage">
            <text:p>39,02 %</text:p>
          </table:table-cell>
          <table:table-cell table:formula="of:=AVERAGE([.C95:.C106])" office:value-type="float" office:value="54718.5" calcext:value-type="float">
            <text:p>54719</text:p>
          </table:table-cell>
          <table:table-cell table:formula="of:=AVERAGE([.F99:.F100])" office:value-type="float" office:value="55445.1666666667" calcext:value-type="float">
            <text:p>55445</text:p>
          </table:table-cell>
          <table:table-cell table:formula="of:=[.C100]/[.G100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62489.1638311909" calcext:value-type="float">
            <text:p>62489,16</text:p>
          </table:table-cell>
          <table:table-cell office:value-type="float" office:value="6200" calcext:value-type="float">
            <text:p>6200</text:p>
          </table:table-cell>
          <table:table-cell office:value-type="float" office:value="5147" calcext:value-type="float">
            <text:p>51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101]-[.C100]" office:value-type="float" office:value="-17041" calcext:value-type="float">
            <text:p>-17041</text:p>
          </table:table-cell>
          <table:table-cell table:formula="of:=[.D101]/[.C100]" office:value-type="percentage" office:value="-0.271034131755575" calcext:value-type="percentage">
            <text:p>-27,10 %</text:p>
          </table:table-cell>
          <table:table-cell table:formula="of:=AVERAGE([.C96:.C107])" office:value-type="float" office:value="54347.3333333333" calcext:value-type="float">
            <text:p>54347</text:p>
          </table:table-cell>
          <table:table-cell table:formula="of:=AVERAGE([.F100:.F101])" office:value-type="float" office:value="54532.9166666667" calcext:value-type="float">
            <text:p>54533</text:p>
          </table:table-cell>
          <table:table-cell table:formula="of:=[.C101]/[.G101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46692.3933373884" calcext:value-type="float">
            <text:p>46692,39</text:p>
          </table:table-cell>
          <table:table-cell office:value-type="float" office:value="6715" calcext:value-type="float">
            <text:p>6715</text:p>
          </table:table-cell>
          <table:table-cell office:value-type="float" office:value="4770" calcext:value-type="float">
            <text:p>477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102]-[.C101]" office:value-type="float" office:value="12897" calcext:value-type="float">
            <text:p>12897</text:p>
          </table:table-cell>
          <table:table-cell table:formula="of:=[.D102]/[.C101]" office:value-type="percentage" office:value="0.28139113739009" calcext:value-type="percentage">
            <text:p>28,14 %</text:p>
          </table:table-cell>
          <table:table-cell table:formula="of:=AVERAGE([.C97:.C108])" office:value-type="float" office:value="53518" calcext:value-type="float">
            <text:p>53518</text:p>
          </table:table-cell>
          <table:table-cell table:formula="of:=AVERAGE([.F101:.F102])" office:value-type="float" office:value="53932.6666666667" calcext:value-type="float">
            <text:p>53933</text:p>
          </table:table-cell>
          <table:table-cell table:formula="of:=[.C102]/[.G102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61430.6710138166" calcext:value-type="float">
            <text:p>61430,67</text:p>
          </table:table-cell>
          <table:table-cell office:value-type="float" office:value="7081" calcext:value-type="float">
            <text:p>7081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103]-[.C102]" office:value-type="float" office:value="-4544" calcext:value-type="float">
            <text:p>-4544</text:p>
          </table:table-cell>
          <table:table-cell table:formula="of:=[.D103]/[.C102]" office:value-type="percentage" office:value="-0.0773710199216755" calcext:value-type="percentage">
            <text:p>-7,74 %</text:p>
          </table:table-cell>
          <table:table-cell table:formula="of:=AVERAGE([.C98:.C109])" office:value-type="float" office:value="53267.4166666667" calcext:value-type="float">
            <text:p>53267</text:p>
          </table:table-cell>
          <table:table-cell table:formula="of:=AVERAGE([.F102:.F103])" office:value-type="float" office:value="53392.7083333333" calcext:value-type="float">
            <text:p>53393</text:p>
          </table:table-cell>
          <table:table-cell table:formula="of:=[.C103]/[.G103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56115.3108649787" calcext:value-type="float">
            <text:p>56115,31</text:p>
          </table:table-cell>
          <table:table-cell office:value-type="float" office:value="6822" calcext:value-type="float">
            <text:p>6822</text:p>
          </table:table-cell>
          <table:table-cell office:value-type="float" office:value="6034" calcext:value-type="float">
            <text:p>603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104]-[.C103]" office:value-type="float" office:value="3136" calcext:value-type="float">
            <text:p>3136</text:p>
          </table:table-cell>
          <table:table-cell table:formula="of:=[.D104]/[.C103]" office:value-type="percentage" office:value="0.0578747277894659" calcext:value-type="percentage">
            <text:p>5,79 %</text:p>
          </table:table-cell>
          <table:table-cell table:formula="of:=AVERAGE([.C99:.C110])" office:value-type="float" office:value="52644" calcext:value-type="float">
            <text:p>52644</text:p>
          </table:table-cell>
          <table:table-cell table:formula="of:=AVERAGE([.F103:.F104])" office:value-type="float" office:value="52955.7083333333" calcext:value-type="float">
            <text:p>52956</text:p>
          </table:table-cell>
          <table:table-cell table:formula="of:=[.C104]/[.G104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52674.2113825724" calcext:value-type="float">
            <text:p>52674,21</text:p>
          </table:table-cell>
          <table:table-cell office:value-type="float" office:value="7655" calcext:value-type="float">
            <text:p>7655</text:p>
          </table:table-cell>
          <table:table-cell office:value-type="float" office:value="6345" calcext:value-type="float">
            <text:p>63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105]-[.C104]" office:value-type="float" office:value="168" calcext:value-type="float">
            <text:p>168</text:p>
          </table:table-cell>
          <table:table-cell table:formula="of:=[.D105]/[.C104]" office:value-type="percentage" office:value="0.00293081190467883" calcext:value-type="percentage">
            <text:p>0,29 %</text:p>
          </table:table-cell>
          <table:table-cell table:formula="of:=AVERAGE([.C100:.C111])" office:value-type="float" office:value="52889.75" calcext:value-type="float">
            <text:p>52890</text:p>
          </table:table-cell>
          <table:table-cell table:formula="of:=AVERAGE([.F104:.F105])" office:value-type="float" office:value="52766.875" calcext:value-type="float">
            <text:p>52767</text:p>
          </table:table-cell>
          <table:table-cell table:formula="of:=[.C105]/[.G105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54814.3587416345" calcext:value-type="float">
            <text:p>54814,36</text:p>
          </table:table-cell>
          <table:table-cell office:value-type="float" office:value="7451" calcext:value-type="float">
            <text:p>7451</text:p>
          </table:table-cell>
          <table:table-cell office:value-type="float" office:value="6276" calcext:value-type="float">
            <text:p>62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106]-[.C105]" office:value-type="float" office:value="-9289" calcext:value-type="float">
            <text:p>-9289</text:p>
          </table:table-cell>
          <table:table-cell table:formula="of:=[.D106]/[.C105]" office:value-type="percentage" office:value="-0.161575926248043" calcext:value-type="percentage">
            <text:p>-16,16 %</text:p>
          </table:table-cell>
          <table:table-cell table:formula="of:=AVERAGE([.C101:.C112])" office:value-type="float" office:value="52403.5" calcext:value-type="float">
            <text:p>52404</text:p>
          </table:table-cell>
          <table:table-cell table:formula="of:=AVERAGE([.F105:.F106])" office:value-type="float" office:value="52646.625" calcext:value-type="float">
            <text:p>52647</text:p>
          </table:table-cell>
          <table:table-cell table:formula="of:=[.C106]/[.G106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058.2040672397" calcext:value-type="float">
            <text:p>43058,20</text:p>
          </table:table-cell>
          <table:table-cell office:value-type="float" office:value="6803" calcext:value-type="float">
            <text:p>6803</text:p>
          </table:table-cell>
          <table:table-cell office:value-type="float" office:value="5855" calcext:value-type="float">
            <text:p>58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107]-[.C106]" office:value-type="float" office:value="3174" calcext:value-type="float">
            <text:p>3174</text:p>
          </table:table-cell>
          <table:table-cell table:formula="of:=[.D107]/[.C106]" office:value-type="percentage" office:value="0.0658492562394971" calcext:value-type="percentage">
            <text:p>6,58 %</text:p>
          </table:table-cell>
          <table:table-cell table:formula="of:=AVERAGE([.C102:.C113])" office:value-type="float" office:value="53687.75" calcext:value-type="float">
            <text:p>53688</text:p>
          </table:table-cell>
          <table:table-cell table:formula="of:=AVERAGE([.F106:.F107])" office:value-type="float" office:value="53045.625" calcext:value-type="float">
            <text:p>53046</text:p>
          </table:table-cell>
          <table:table-cell table:formula="of:=[.C107]/[.G107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51676.6222522058" calcext:value-type="float">
            <text:p>51676,62</text:p>
          </table:table-cell>
          <table:table-cell office:value-type="float" office:value="6889" calcext:value-type="float">
            <text:p>6889</text:p>
          </table:table-cell>
          <table:table-cell office:value-type="float" office:value="6257" calcext:value-type="float">
            <text:p>625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108]-[.C107]" office:value-type="float" office:value="-10013" calcext:value-type="float">
            <text:p>-10013</text:p>
          </table:table-cell>
          <table:table-cell table:formula="of:=[.D108]/[.C107]" office:value-type="percentage" office:value="-0.194900243309002" calcext:value-type="percentage">
            <text:p>-19,49 %</text:p>
          </table:table-cell>
          <table:table-cell table:formula="of:=AVERAGE([.C103:.C114])" office:value-type="float" office:value="54638.25" calcext:value-type="float">
            <text:p>54638</text:p>
          </table:table-cell>
          <table:table-cell table:formula="of:=AVERAGE([.F107:.F108])" office:value-type="float" office:value="54163" calcext:value-type="float">
            <text:p>54163</text:p>
          </table:table-cell>
          <table:table-cell table:formula="of:=[.C108]/[.G108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9892.6067185045" calcext:value-type="float">
            <text:p>49892,61</text:p>
          </table:table-cell>
          <table:table-cell office:value-type="float" office:value="6649" calcext:value-type="float">
            <text:p>6649</text:p>
          </table:table-cell>
          <table:table-cell office:value-type="float" office:value="5779" calcext:value-type="float">
            <text:p>57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109]-[.C108]" office:value-type="float" office:value="-14826" calcext:value-type="float">
            <text:p>-14826</text:p>
          </table:table-cell>
          <table:table-cell table:formula="of:=[.D109]/[.C108]" office:value-type="percentage" office:value="-0.358444949470528" calcext:value-type="percentage">
            <text:p>-35,84 %</text:p>
          </table:table-cell>
          <table:table-cell table:formula="of:=AVERAGE([.C104:.C115])" office:value-type="float" office:value="54723.5" calcext:value-type="float">
            <text:p>54724</text:p>
          </table:table-cell>
          <table:table-cell table:formula="of:=AVERAGE([.F108:.F109])" office:value-type="float" office:value="54680.875" calcext:value-type="float">
            <text:p>54681</text:p>
          </table:table-cell>
          <table:table-cell table:formula="of:=[.C109]/[.G109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50734.8835454563" calcext:value-type="float">
            <text:p>50734,88</text:p>
          </table:table-cell>
          <table:table-cell office:value-type="float" office:value="6313" calcext:value-type="float">
            <text:p>6313</text:p>
          </table:table-cell>
          <table:table-cell office:value-type="float" office:value="5437" calcext:value-type="float">
            <text:p>5437</text:p>
          </table:table-cell>
          <table:table-cell table:number-columns-repeated="1012"/>
        </table:table-row>
        <table:table-row table:style-name="ro2">
          <table:table-cell table:style-name="ce19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110]-[.C109]" office:value-type="float" office:value="56057" calcext:value-type="float">
            <text:p>56057</text:p>
          </table:table-cell>
          <table:table-cell table:formula="of:=[.D110]/[.C109]" office:value-type="percentage" office:value="2.11248869460356" calcext:value-type="percentage">
            <text:p>211,25 %</text:p>
          </table:table-cell>
          <table:table-cell table:formula="of:=AVERAGE([.C105:.C116])" office:value-type="float" office:value="55471.4166666667" calcext:value-type="float">
            <text:p>55471</text:p>
          </table:table-cell>
          <table:table-cell table:formula="of:=AVERAGE([.F109:.F110])" office:value-type="float" office:value="55097.4583333333" calcext:value-type="float">
            <text:p>55097</text:p>
          </table:table-cell>
          <table:table-cell table:formula="of:=[.C110]/[.G110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51692.1068365213" calcext:value-type="float">
            <text:p>51692,11</text:p>
          </table:table-cell>
          <table:table-cell office:value-type="float" office:value="5383" calcext:value-type="float">
            <text:p>5383</text:p>
          </table:table-cell>
          <table:table-cell office:value-type="float" office:value="5358" calcext:value-type="float">
            <text:p>535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111]-[.C110]" office:value-type="float" office:value="-34418" calcext:value-type="float">
            <text:p>-34418</text:p>
          </table:table-cell>
          <table:table-cell table:formula="of:=[.D111]/[.C110]" office:value-type="percentage" office:value="-0.416718123811945" calcext:value-type="percentage">
            <text:p>-41,67 %</text:p>
          </table:table-cell>
          <table:table-cell table:formula="of:=AVERAGE([.C106:.C117])" office:value-type="float" office:value="55879.5833333333" calcext:value-type="float">
            <text:p>55880</text:p>
          </table:table-cell>
          <table:table-cell table:formula="of:=AVERAGE([.F110:.F111])" office:value-type="float" office:value="55675.5" calcext:value-type="float">
            <text:p>55676</text:p>
          </table:table-cell>
          <table:table-cell table:formula="of:=[.C111]/[.G111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54123.1596566213" calcext:value-type="float">
            <text:p>54123,16</text:p>
          </table:table-cell>
          <table:table-cell office:value-type="float" office:value="4906" calcext:value-type="float">
            <text:p>4906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112]-[.C111]" office:value-type="float" office:value="8864" calcext:value-type="float">
            <text:p>8864</text:p>
          </table:table-cell>
          <table:table-cell table:formula="of:=[.D112]/[.C111]" office:value-type="percentage" office:value="0.183995848469123" calcext:value-type="percentage">
            <text:p>18,40 %</text:p>
          </table:table-cell>
          <table:table-cell table:formula="of:=AVERAGE([.C107:.C118])" office:value-type="float" office:value="57201.6666666667" calcext:value-type="float">
            <text:p>57202</text:p>
          </table:table-cell>
          <table:table-cell table:formula="of:=AVERAGE([.F111:.F112])" office:value-type="float" office:value="56540.625" calcext:value-type="float">
            <text:p>56541</text:p>
          </table:table-cell>
          <table:table-cell table:formula="of:=[.C112]/[.G112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56689.8784198126" calcext:value-type="float">
            <text:p>56689,88</text:p>
          </table:table-cell>
          <table:table-cell office:value-type="float" office:value="6160" calcext:value-type="float">
            <text:p>6160</text:p>
          </table:table-cell>
          <table:table-cell office:value-type="float" office:value="5619" calcext:value-type="float">
            <text:p>5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113]-[.C112]" office:value-type="float" office:value="4205" calcext:value-type="float">
            <text:p>4205</text:p>
          </table:table-cell>
          <table:table-cell table:formula="of:=[.D113]/[.C112]" office:value-type="percentage" office:value="0.0737214888059047" calcext:value-type="percentage">
            <text:p>7,37 %</text:p>
          </table:table-cell>
          <table:table-cell table:formula="of:=AVERAGE([.C108:.C119])" office:value-type="float" office:value="58396.5" calcext:value-type="float">
            <text:p>58397</text:p>
          </table:table-cell>
          <table:table-cell table:formula="of:=AVERAGE([.F112:.F113])" office:value-type="float" office:value="57799.0833333333" calcext:value-type="float">
            <text:p>57799</text:p>
          </table:table-cell>
          <table:table-cell table:formula="of:=[.C113]/[.G113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62392.357854712" calcext:value-type="float">
            <text:p>62392,36</text:p>
          </table:table-cell>
          <table:table-cell office:value-type="float" office:value="6895" calcext:value-type="float">
            <text:p>6895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114]-[.C113]" office:value-type="float" office:value="8892" calcext:value-type="float">
            <text:p>8892</text:p>
          </table:table-cell>
          <table:table-cell table:formula="of:=[.D114]/[.C113]" office:value-type="percentage" office:value="0.145189732871792" calcext:value-type="percentage">
            <text:p>14,52 %</text:p>
          </table:table-cell>
          <table:table-cell table:formula="of:=AVERAGE([.C109:.C120])" office:value-type="float" office:value="58758.1666666667" calcext:value-type="float">
            <text:p>58758</text:p>
          </table:table-cell>
          <table:table-cell table:formula="of:=AVERAGE([.F113:.F114])" office:value-type="float" office:value="58577.3333333333" calcext:value-type="float">
            <text:p>58577</text:p>
          </table:table-cell>
          <table:table-cell table:formula="of:=[.C114]/[.G114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73361.1704788871" calcext:value-type="float">
            <text:p>73361,17</text:p>
          </table:table-cell>
          <table:table-cell office:value-type="float" office:value="8393" calcext:value-type="float">
            <text:p>8393</text:p>
          </table:table-cell>
          <table:table-cell office:value-type="float" office:value="7028" calcext:value-type="float">
            <text:p>70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115]-[.C114]" office:value-type="float" office:value="-14927" calcext:value-type="float">
            <text:p>-14927</text:p>
          </table:table-cell>
          <table:table-cell table:formula="of:=[.D115]/[.C114]" office:value-type="percentage" office:value="-0.212829360100376" calcext:value-type="percentage">
            <text:p>-21,28 %</text:p>
          </table:table-cell>
          <table:table-cell table:formula="of:=AVERAGE([.C110:.C121])" office:value-type="float" office:value="59612" calcext:value-type="float">
            <text:p>59612</text:p>
          </table:table-cell>
          <table:table-cell table:formula="of:=AVERAGE([.F114:.F115])" office:value-type="float" office:value="59185.0833333333" calcext:value-type="float">
            <text:p>59185</text:p>
          </table:table-cell>
          <table:table-cell table:formula="of:=[.C115]/[.G115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57174.7351261324" calcext:value-type="float">
            <text:p>57174,74</text:p>
          </table:table-cell>
          <table:table-cell office:value-type="float" office:value="7483" calcext:value-type="float">
            <text:p>7483</text:p>
          </table:table-cell>
          <table:table-cell office:value-type="float" office:value="6643" calcext:value-type="float">
            <text:p>664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116]-[.C115]" office:value-type="float" office:value="11088" calcext:value-type="float">
            <text:p>11088</text:p>
          </table:table-cell>
          <table:table-cell table:formula="of:=[.D116]/[.C115]" office:value-type="percentage" office:value="0.200836820083682" calcext:value-type="percentage">
            <text:p>20,08 %</text:p>
          </table:table-cell>
          <table:table-cell table:formula="of:=AVERAGE([.C111:.C122])" office:value-type="float" office:value="59840.6666666667" calcext:value-type="float">
            <text:p>59841</text:p>
          </table:table-cell>
          <table:table-cell table:formula="of:=AVERAGE([.F115:.F116])" office:value-type="float" office:value="59726.3333333333" calcext:value-type="float">
            <text:p>59726</text:p>
          </table:table-cell>
          <table:table-cell table:formula="of:=[.C116]/[.G116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60921.4994597258" calcext:value-type="float">
            <text:p>60921,50</text:p>
          </table:table-cell>
          <table:table-cell office:value-type="float" office:value="6931" calcext:value-type="float">
            <text:p>6931</text:p>
          </table:table-cell>
          <table:table-cell office:value-type="float" office:value="6988" calcext:value-type="float">
            <text:p>69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117]-[.C116]" office:value-type="float" office:value="-3909" calcext:value-type="float">
            <text:p>-3909</text:p>
          </table:table-cell>
          <table:table-cell table:formula="of:=[.D117]/[.C116]" office:value-type="percentage" office:value="-0.0589619439793656" calcext:value-type="percentage">
            <text:p>-5,90 %</text:p>
          </table:table-cell>
          <table:table-cell table:formula="of:=AVERAGE([.C112:.C123])" office:value-type="float" office:value="59566.0833333333" calcext:value-type="float">
            <text:p>59566</text:p>
          </table:table-cell>
          <table:table-cell table:formula="of:=AVERAGE([.F116:.F117])" office:value-type="float" office:value="59703.375" calcext:value-type="float">
            <text:p>59703</text:p>
          </table:table-cell>
          <table:table-cell table:formula="of:=[.C117]/[.G117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9484.4009944876" calcext:value-type="float">
            <text:p>59484,40</text:p>
          </table:table-cell>
          <table:table-cell office:value-type="float" office:value="7200" calcext:value-type="float">
            <text:p>7200</text:p>
          </table:table-cell>
          <table:table-cell office:value-type="float" office:value="7074" calcext:value-type="float">
            <text:p>70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118]-[.C117]" office:value-type="float" office:value="1678" calcext:value-type="float">
            <text:p>1678</text:p>
          </table:table-cell>
          <table:table-cell table:formula="of:=[.D118]/[.C117]" office:value-type="percentage" office:value="0.0268961979867923" calcext:value-type="percentage">
            <text:p>2,69 %</text:p>
          </table:table-cell>
          <table:table-cell table:formula="of:=AVERAGE([.C113:.C124])" office:value-type="float" office:value="58061.8333333333" calcext:value-type="float">
            <text:p>58062</text:p>
          </table:table-cell>
          <table:table-cell table:formula="of:=AVERAGE([.F117:.F118])" office:value-type="float" office:value="58813.9583333333" calcext:value-type="float">
            <text:p>58814</text:p>
          </table:table-cell>
          <table:table-cell table:formula="of:=[.C118]/[.G118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57230.4911054082" calcext:value-type="float">
            <text:p>57230,49</text:p>
          </table:table-cell>
          <table:table-cell office:value-type="float" office:value="6545" calcext:value-type="float">
            <text:p>6545</text:p>
          </table:table-cell>
          <table:table-cell office:value-type="float" office:value="6029" calcext:value-type="float">
            <text:p>60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119]-[.C118]" office:value-type="float" office:value="1647" calcext:value-type="float">
            <text:p>1647</text:p>
          </table:table-cell>
          <table:table-cell table:formula="of:=[.D119]/[.C118]" office:value-type="percentage" office:value="0.0257078637654918" calcext:value-type="percentage">
            <text:p>2,57 %</text:p>
          </table:table-cell>
          <table:table-cell table:formula="of:=AVERAGE([.C114:.C125])" office:value-type="float" office:value="56349.6666666667" calcext:value-type="float">
            <text:p>56350</text:p>
          </table:table-cell>
          <table:table-cell table:formula="of:=AVERAGE([.F118:.F119])" office:value-type="float" office:value="57205.75" calcext:value-type="float">
            <text:p>57206</text:p>
          </table:table-cell>
          <table:table-cell table:formula="of:=[.C119]/[.G119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66098.8005461645" calcext:value-type="float">
            <text:p>66098,80</text:p>
          </table:table-cell>
          <table:table-cell office:value-type="float" office:value="6027" calcext:value-type="float">
            <text:p>6027</text:p>
          </table:table-cell>
          <table:table-cell office:value-type="float" office:value="6831" calcext:value-type="float">
            <text:p>683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120]-[.C119]" office:value-type="float" office:value="-20011" calcext:value-type="float">
            <text:p>-20011</text:p>
          </table:table-cell>
          <table:table-cell table:formula="of:=[.D120]/[.C119]" office:value-type="percentage" office:value="-0.304521175414302" calcext:value-type="percentage">
            <text:p>-30,45 %</text:p>
          </table:table-cell>
          <table:table-cell table:formula="of:=AVERAGE([.C115:.C126])" office:value-type="float" office:value="54107.8333333333" calcext:value-type="float">
            <text:p>54108</text:p>
          </table:table-cell>
          <table:table-cell table:formula="of:=AVERAGE([.F119:.F120])" office:value-type="float" office:value="55228.75" calcext:value-type="float">
            <text:p>55229</text:p>
          </table:table-cell>
          <table:table-cell table:formula="of:=[.C120]/[.G120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5127.6996336999" calcext:value-type="float">
            <text:p>55127,70</text:p>
          </table:table-cell>
          <table:table-cell office:value-type="float" office:value="5090" calcext:value-type="float">
            <text:p>5090</text:p>
          </table:table-cell>
          <table:table-cell office:value-type="float" office:value="6092" calcext:value-type="float">
            <text:p>609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121]-[.C120]" office:value-type="float" office:value="-8920" calcext:value-type="float">
            <text:p>-8920</text:p>
          </table:table-cell>
          <table:table-cell table:formula="of:=[.D121]/[.C120]" office:value-type="percentage" office:value="-0.195177453940747" calcext:value-type="percentage">
            <text:p>-19,52 %</text:p>
          </table:table-cell>
          <table:table-cell table:formula="of:=AVERAGE([.C116:.C127])" office:value-type="float" office:value="52796.8333333333" calcext:value-type="float">
            <text:p>52797</text:p>
          </table:table-cell>
          <table:table-cell table:formula="of:=AVERAGE([.F120:.F121])" office:value-type="float" office:value="53452.3333333333" calcext:value-type="float">
            <text:p>53452</text:p>
          </table:table-cell>
          <table:table-cell table:formula="of:=[.C121]/[.G121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70324.4832140855" calcext:value-type="float">
            <text:p>70324,48</text:p>
          </table:table-cell>
          <table:table-cell office:value-type="float" office:value="4951" calcext:value-type="float">
            <text:p>4951</text:p>
          </table:table-cell>
          <table:table-cell office:value-type="float" office:value="5412" calcext:value-type="float">
            <text:p>5412</text:p>
          </table:table-cell>
          <table:table-cell table:number-columns-repeated="1012"/>
        </table:table-row>
        <table:table-row table:style-name="ro2">
          <table:table-cell table:style-name="ce19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122]-[.C121]" office:value-type="float" office:value="48555" calcext:value-type="float">
            <text:p>48555</text:p>
          </table:table-cell>
          <table:table-cell table:formula="of:=[.D122]/[.C121]" office:value-type="percentage" office:value="1.32007503670274" calcext:value-type="percentage">
            <text:p>132,01 %</text:p>
          </table:table-cell>
          <table:table-cell table:formula="of:=AVERAGE([.C117:.C128])" office:value-type="float" office:value="51226.9166666667" calcext:value-type="float">
            <text:p>51227</text:p>
          </table:table-cell>
          <table:table-cell table:formula="of:=AVERAGE([.F121:.F122])" office:value-type="float" office:value="52011.875" calcext:value-type="float">
            <text:p>52012</text:p>
          </table:table-cell>
          <table:table-cell table:formula="of:=[.C122]/[.G122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53409.4816886203" calcext:value-type="float">
            <text:p>53409,48</text:p>
          </table:table-cell>
          <table:table-cell office:value-type="float" office:value="4275" calcext:value-type="float">
            <text:p>4275</text:p>
          </table:table-cell>
          <table:table-cell office:value-type="float" office:value="5649" calcext:value-type="float">
            <text:p>564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123]-[.C122]" office:value-type="float" office:value="-40457" calcext:value-type="float">
            <text:p>-40457</text:p>
          </table:table-cell>
          <table:table-cell table:formula="of:=[.D123]/[.C122]" office:value-type="percentage" office:value="-0.474085097905949" calcext:value-type="percentage">
            <text:p>-47,41 %</text:p>
          </table:table-cell>
          <table:table-cell table:formula="of:=AVERAGE([.C118:.C129])" office:value-type="float" office:value="49800.5833333333" calcext:value-type="float">
            <text:p>49801</text:p>
          </table:table-cell>
          <table:table-cell table:formula="of:=AVERAGE([.F122:.F123])" office:value-type="float" office:value="50513.75" calcext:value-type="float">
            <text:p>50514</text:p>
          </table:table-cell>
          <table:table-cell table:formula="of:=[.C123]/[.G123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50421.3265259816" calcext:value-type="float">
            <text:p>50421,33</text:p>
          </table:table-cell>
          <table:table-cell office:value-type="float" office:value="4648" calcext:value-type="float">
            <text:p>4648</text:p>
          </table:table-cell>
          <table:table-cell office:value-type="float" office:value="5537" calcext:value-type="float">
            <text:p>55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124]-[.C123]" office:value-type="float" office:value="-5892" calcext:value-type="float">
            <text:p>-5892</text:p>
          </table:table-cell>
          <table:table-cell table:formula="of:=[.D124]/[.C123]" office:value-type="percentage" office:value="-0.131283422459893" calcext:value-type="percentage">
            <text:p>-13,13 %</text:p>
          </table:table-cell>
          <table:table-cell table:formula="of:=AVERAGE([.C119:.C130])" office:value-type="float" office:value="48209.3333333333" calcext:value-type="float">
            <text:p>48209</text:p>
          </table:table-cell>
          <table:table-cell table:formula="of:=AVERAGE([.F123:.F124])" office:value-type="float" office:value="49004.9583333333" calcext:value-type="float">
            <text:p>49005</text:p>
          </table:table-cell>
          <table:table-cell table:formula="of:=[.C124]/[.G124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38749.3641163354" calcext:value-type="float">
            <text:p>38749,36</text:p>
          </table:table-cell>
          <table:table-cell office:value-type="float" office:value="4913" calcext:value-type="float">
            <text:p>4913</text:p>
          </table:table-cell>
          <table:table-cell office:value-type="float" office:value="5390" calcext:value-type="float">
            <text:p>539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125]-[.C124]" office:value-type="float" office:value="1710" calcext:value-type="float">
            <text:p>1710</text:p>
          </table:table-cell>
          <table:table-cell table:formula="of:=[.D125]/[.C124]" office:value-type="percentage" office:value="0.043859649122807" calcext:value-type="percentage">
            <text:p>4,39 %</text:p>
          </table:table-cell>
          <table:table-cell table:formula="of:=AVERAGE([.C120:.C131])" office:value-type="float" office:value="46062.1666666667" calcext:value-type="float">
            <text:p>46062</text:p>
          </table:table-cell>
          <table:table-cell table:formula="of:=AVERAGE([.F124:.F125])" office:value-type="float" office:value="47135.75" calcext:value-type="float">
            <text:p>47136</text:p>
          </table:table-cell>
          <table:table-cell table:formula="of:=[.C125]/[.G125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1461.1093326868" calcext:value-type="float">
            <text:p>41461,11</text:p>
          </table:table-cell>
          <table:table-cell office:value-type="float" office:value="6479" calcext:value-type="float">
            <text:p>6479</text:p>
          </table:table-cell>
          <table:table-cell office:value-type="float" office:value="5656" calcext:value-type="float">
            <text:p>5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126]-[.C125]" office:value-type="float" office:value="2536" calcext:value-type="float">
            <text:p>2536</text:p>
          </table:table-cell>
          <table:table-cell table:formula="of:=[.D126]/[.C125]" office:value-type="percentage" office:value="0.062312644355988" calcext:value-type="percentage">
            <text:p>6,23 %</text:p>
          </table:table-cell>
          <table:table-cell table:formula="of:=AVERAGE([.C121:.C132])" office:value-type="float" office:value="44617.25" calcext:value-type="float">
            <text:p>44617</text:p>
          </table:table-cell>
          <table:table-cell table:formula="of:=AVERAGE([.F125:.F126])" office:value-type="float" office:value="45339.7083333333" calcext:value-type="float">
            <text:p>45340</text:p>
          </table:table-cell>
          <table:table-cell table:formula="of:=[.C126]/[.G126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45222.0948512063" calcext:value-type="float">
            <text:p>45222,09</text:p>
          </table:table-cell>
          <table:table-cell office:value-type="float" office:value="7179" calcext:value-type="float">
            <text:p>7179</text:p>
          </table:table-cell>
          <table:table-cell office:value-type="float" office:value="5777" calcext:value-type="float">
            <text:p>5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127]-[.C126]" office:value-type="float" office:value="-3757" calcext:value-type="float">
            <text:p>-3757</text:p>
          </table:table-cell>
          <table:table-cell table:formula="of:=[.D127]/[.C126]" office:value-type="percentage" office:value="-0.0868991997039367" calcext:value-type="percentage">
            <text:p>-8,69 %</text:p>
          </table:table-cell>
          <table:table-cell table:formula="of:=AVERAGE([.C122:.C133])" office:value-type="float" office:value="43333.8333333333" calcext:value-type="float">
            <text:p>43334</text:p>
          </table:table-cell>
          <table:table-cell table:formula="of:=AVERAGE([.F126:.F127])" office:value-type="float" office:value="43975.5416666667" calcext:value-type="float">
            <text:p>43976</text:p>
          </table:table-cell>
          <table:table-cell table:formula="of:=[.C127]/[.G127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127]/[.I127]" office:value-type="float" office:value="40882.5919428776" calcext:value-type="float">
            <text:p>40882,59</text:p>
          </table:table-cell>
          <table:table-cell office:value-type="float" office:value="7204" calcext:value-type="float">
            <text:p>7204</text:p>
          </table:table-cell>
          <table:table-cell office:value-type="float" office:value="5848" calcext:value-type="float">
            <text:p>58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128]-[.C127]" office:value-type="float" office:value="7981" calcext:value-type="float">
            <text:p>7981</text:p>
          </table:table-cell>
          <table:table-cell table:formula="of:=[.D128]/[.C127]" office:value-type="percentage" office:value="0.202168351191833" calcext:value-type="percentage">
            <text:p>20,22 %</text:p>
          </table:table-cell>
          <table:table-cell table:formula="of:=AVERAGE([.C123:.C134])" office:value-type="float" office:value="40379.5833333333" calcext:value-type="float">
            <text:p>40380</text:p>
          </table:table-cell>
          <table:table-cell table:formula="of:=AVERAGE([.F127:.F128])" office:value-type="float" office:value="41856.7083333333" calcext:value-type="float">
            <text:p>41857</text:p>
          </table:table-cell>
          <table:table-cell table:formula="of:=[.C128]/[.G128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128]/[.I128]" office:value-type="float" office:value="43610.0052997823" calcext:value-type="float">
            <text:p>43610,01</text:p>
          </table:table-cell>
          <table:table-cell office:value-type="float" office:value="6417" calcext:value-type="float">
            <text:p>6417</text:p>
          </table:table-cell>
          <table:table-cell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129]-[.C128]" office:value-type="float" office:value="-2186" calcext:value-type="float">
            <text:p>-2186</text:p>
          </table:table-cell>
          <table:table-cell table:formula="of:=[.D129]/[.C128]" office:value-type="percentage" office:value="-0.0460617809431497" calcext:value-type="percentage">
            <text:p>-4,61 %</text:p>
          </table:table-cell>
          <table:table-cell table:formula="of:=AVERAGE([.C124:.C135])" office:value-type="float" office:value="39282.3333333333" calcext:value-type="float">
            <text:p>39282</text:p>
          </table:table-cell>
          <table:table-cell table:formula="of:=AVERAGE([.F128:.F129])" office:value-type="float" office:value="39830.9583333333" calcext:value-type="float">
            <text:p>39831</text:p>
          </table:table-cell>
          <table:table-cell table:formula="of:=[.C129]/[.G129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129]/[.I129]" office:value-type="float" office:value="43164.9965028922" calcext:value-type="float">
            <text:p>43165,00</text:p>
          </table:table-cell>
          <table:table-cell office:value-type="float" office:value="6420" calcext:value-type="float">
            <text:p>6420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130]-[.C129]" office:value-type="float" office:value="-301" calcext:value-type="float">
            <text:p>-301</text:p>
          </table:table-cell>
          <table:table-cell table:formula="of:=[.D130]/[.C129]" office:value-type="percentage" office:value="-0.00664870118395476" calcext:value-type="percentage">
            <text:p>-0,66 %</text:p>
          </table:table-cell>
          <table:table-cell table:formula="of:=AVERAGE([.C125:.C136])" office:value-type="float" office:value="39047.6666666667" calcext:value-type="float">
            <text:p>39048</text:p>
          </table:table-cell>
          <table:table-cell table:formula="of:=AVERAGE([.F129:.F130])" office:value-type="float" office:value="39165" calcext:value-type="float">
            <text:p>39165</text:p>
          </table:table-cell>
          <table:table-cell table:formula="of:=[.C130]/[.G130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130]/[.I130]" office:value-type="float" office:value="40172.8282630617" calcext:value-type="float">
            <text:p>40172,83</text:p>
          </table:table-cell>
          <table:table-cell office:value-type="float" office:value="5685" calcext:value-type="float">
            <text:p>5685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131]-[.C130]" office:value-type="float" office:value="-5024" calcext:value-type="float">
            <text:p>-5024</text:p>
          </table:table-cell>
          <table:table-cell table:formula="of:=[.D131]/[.C130]" office:value-type="percentage" office:value="-0.111716439483223" calcext:value-type="percentage">
            <text:p>-11,17 %</text:p>
          </table:table-cell>
          <table:table-cell table:formula="of:=AVERAGE([.C126:.C137])" office:value-type="float" office:value="38875.6666666667" calcext:value-type="float">
            <text:p>38876</text:p>
          </table:table-cell>
          <table:table-cell table:formula="of:=AVERAGE([.F130:.F131])" office:value-type="float" office:value="38961.6666666667" calcext:value-type="float">
            <text:p>38962</text:p>
          </table:table-cell>
          <table:table-cell table:formula="of:=[.C131]/[.G131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131]/[.I131]" office:value-type="float" office:value="40181.5285471312" calcext:value-type="float">
            <text:p>40181,53</text:p>
          </table:table-cell>
          <table:table-cell office:value-type="float" office:value="5794" calcext:value-type="float">
            <text:p>5794</text:p>
          </table:table-cell>
          <table:table-cell office:value-type="float" office:value="5494" calcext:value-type="float">
            <text:p>549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132]-[.C131]" office:value-type="float" office:value="-11584" calcext:value-type="float">
            <text:p>-11584</text:p>
          </table:table-cell>
          <table:table-cell table:formula="of:=[.D132]/[.C131]" office:value-type="percentage" office:value="-0.289984229103562" calcext:value-type="percentage">
            <text:p>-29,00 %</text:p>
          </table:table-cell>
          <table:table-cell table:formula="of:=AVERAGE([.C127:.C138])" office:value-type="float" office:value="38210.1666666667" calcext:value-type="float">
            <text:p>38210</text:p>
          </table:table-cell>
          <table:table-cell table:formula="of:=AVERAGE([.F131:.F132])" office:value-type="float" office:value="38542.9166666667" calcext:value-type="float">
            <text:p>38543</text:p>
          </table:table-cell>
          <table:table-cell table:formula="of:=[.C132]/[.G132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132]/[.I132]" office:value-type="float" office:value="34212.6590676695" calcext:value-type="float">
            <text:p>34212,66</text:p>
          </table:table-cell>
          <table:table-cell office:value-type="float" office:value="4889" calcext:value-type="float">
            <text:p>4889</text:p>
          </table:table-cell>
          <table:table-cell office:value-type="float" office:value="4651" calcext:value-type="float">
            <text:p>4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133]-[.C132]" office:value-type="float" office:value="-6982" calcext:value-type="float">
            <text:p>-6982</text:p>
          </table:table-cell>
          <table:table-cell table:formula="of:=[.D133]/[.C132]" office:value-type="percentage" office:value="-0.246165779360434" calcext:value-type="percentage">
            <text:p>-24,62 %</text:p>
          </table:table-cell>
          <table:table-cell table:formula="of:=AVERAGE([.C128:.C139])" office:value-type="float" office:value="38404.6666666667" calcext:value-type="float">
            <text:p>38405</text:p>
          </table:table-cell>
          <table:table-cell table:formula="of:=AVERAGE([.F132:.F133])" office:value-type="float" office:value="38307.4166666667" calcext:value-type="float">
            <text:p>38307</text:p>
          </table:table-cell>
          <table:table-cell table:formula="of:=[.C133]/[.G133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133]/[.I133]" office:value-type="float" office:value="40878.9020608005" calcext:value-type="float">
            <text:p>40878,90</text:p>
          </table:table-cell>
          <table:table-cell office:value-type="float" office:value="4502" calcext:value-type="float">
            <text:p>4502</text:p>
          </table:table-cell>
          <table:table-cell office:value-type="float" office:value="4300" calcext:value-type="float">
            <text:p>4300</text:p>
          </table:table-cell>
          <table:table-cell table:number-columns-repeated="1012"/>
        </table:table-row>
        <table:table-row table:style-name="ro2">
          <table:table-cell table:style-name="ce19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134]-[.C133]" office:value-type="float" office:value="28505" calcext:value-type="float">
            <text:p>28505</text:p>
          </table:table-cell>
          <table:table-cell table:formula="of:=[.D134]/[.C133]" office:value-type="percentage" office:value="1.33319302184182" calcext:value-type="percentage">
            <text:p>133,32 %</text:p>
          </table:table-cell>
          <table:table-cell table:formula="of:=AVERAGE([.C129:.C140])" office:value-type="float" office:value="38184.75" calcext:value-type="float">
            <text:p>38185</text:p>
          </table:table-cell>
          <table:table-cell table:formula="of:=AVERAGE([.F133:.F134])" office:value-type="float" office:value="38294.7083333333" calcext:value-type="float">
            <text:p>38295</text:p>
          </table:table-cell>
          <table:table-cell table:formula="of:=[.C134]/[.G134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134]/[.I134]" office:value-type="float" office:value="31221.9248803978" calcext:value-type="float">
            <text:p>31221,92</text:p>
          </table:table-cell>
          <table:table-cell office:value-type="float" office:value="3796" calcext:value-type="float">
            <text:p>3796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135]-[.C134]" office:value-type="float" office:value="-18173" calcext:value-type="float">
            <text:p>-18173</text:p>
          </table:table-cell>
          <table:table-cell table:formula="of:=[.D135]/[.C134]" office:value-type="percentage" office:value="-0.364290582528164" calcext:value-type="percentage">
            <text:p>-36,43 %</text:p>
          </table:table-cell>
          <table:table-cell table:formula="of:=AVERAGE([.C130:.C141])" office:value-type="float" office:value="37817" calcext:value-type="float">
            <text:p>37817</text:p>
          </table:table-cell>
          <table:table-cell table:formula="of:=AVERAGE([.F134:.F135])" office:value-type="float" office:value="38000.875" calcext:value-type="float">
            <text:p>38001</text:p>
          </table:table-cell>
          <table:table-cell table:formula="of:=[.C135]/[.G135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135]/[.I135]" office:value-type="float" office:value="35628.5991113738" calcext:value-type="float">
            <text:p>35628,60</text:p>
          </table:table-cell>
          <table:table-cell office:value-type="float" office:value="3872" calcext:value-type="float">
            <text:p>3872</text:p>
          </table:table-cell>
          <table:table-cell office:value-type="float" office:value="4085" calcext:value-type="float">
            <text:p>408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36]-[.C135]" office:value-type="float" office:value="4459" calcext:value-type="float">
            <text:p>4459</text:p>
          </table:table-cell>
          <table:table-cell table:formula="of:=[.D136]/[.C135]" office:value-type="percentage" office:value="0.140604799293665" calcext:value-type="percentage">
            <text:p>14,06 %</text:p>
          </table:table-cell>
          <table:table-cell table:formula="of:=AVERAGE([.C131:.C142])" office:value-type="float" office:value="38154.6666666667" calcext:value-type="float">
            <text:p>38155</text:p>
          </table:table-cell>
          <table:table-cell table:formula="of:=AVERAGE([.F135:.F136])" office:value-type="float" office:value="37985.8333333333" calcext:value-type="float">
            <text:p>37986</text:p>
          </table:table-cell>
          <table:table-cell table:formula="of:=[.C136]/[.G136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36]/[.I136]" office:value-type="float" office:value="35950.600154306" calcext:value-type="float">
            <text:p>35950,60</text:p>
          </table:table-cell>
          <table:table-cell office:value-type="float" office:value="4381" calcext:value-type="float">
            <text:p>4381</text:p>
          </table:table-cell>
          <table:table-cell office:value-type="float" office:value="5059" calcext:value-type="float">
            <text:p>50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37]-[.C136]" office:value-type="float" office:value="2462" calcext:value-type="float">
            <text:p>2462</text:p>
          </table:table-cell>
          <table:table-cell table:formula="of:=[.D137]/[.C136]" office:value-type="percentage" office:value="0.0680636956762136" calcext:value-type="percentage">
            <text:p>6,81 %</text:p>
          </table:table-cell>
          <table:table-cell table:formula="of:=AVERAGE([.C132:.C143])" office:value-type="float" office:value="38517.8333333333" calcext:value-type="float">
            <text:p>38518</text:p>
          </table:table-cell>
          <table:table-cell table:formula="of:=AVERAGE([.F136:.F137])" office:value-type="float" office:value="38336.25" calcext:value-type="float">
            <text:p>38336</text:p>
          </table:table-cell>
          <table:table-cell table:formula="of:=[.C137]/[.G137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37]/[.I137]" office:value-type="float" office:value="39358.4082254416" calcext:value-type="float">
            <text:p>39358,41</text:p>
          </table:table-cell>
          <table:table-cell office:value-type="float" office:value="5155" calcext:value-type="float">
            <text:p>5155</text:p>
          </table:table-cell>
          <table:table-cell office:value-type="float" office:value="4933" calcext:value-type="float">
            <text:p>493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38]-[.C137]" office:value-type="float" office:value="-3386" calcext:value-type="float">
            <text:p>-3386</text:p>
          </table:table-cell>
          <table:table-cell table:formula="of:=[.D138]/[.C137]" office:value-type="percentage" office:value="-0.0876430087487705" calcext:value-type="percentage">
            <text:p>-8,76 %</text:p>
          </table:table-cell>
          <table:table-cell table:formula="of:=AVERAGE([.C133:.C144])" office:value-type="float" office:value="39263.9166666667" calcext:value-type="float">
            <text:p>39264</text:p>
          </table:table-cell>
          <table:table-cell table:formula="of:=AVERAGE([.F137:.F138])" office:value-type="float" office:value="38890.875" calcext:value-type="float">
            <text:p>38891</text:p>
          </table:table-cell>
          <table:table-cell table:formula="of:=[.C138]/[.G138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38]/[.I138]" office:value-type="float" office:value="36868.8624535162" calcext:value-type="float">
            <text:p>36868,86</text:p>
          </table:table-cell>
          <table:table-cell office:value-type="float" office:value="5206" calcext:value-type="float">
            <text:p>5206</text:p>
          </table:table-cell>
          <table:table-cell office:value-type="float" office:value="5003" calcext:value-type="float">
            <text:p>50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39]-[.C138]" office:value-type="float" office:value="6563" calcext:value-type="float">
            <text:p>6563</text:p>
          </table:table-cell>
          <table:table-cell table:formula="of:=[.D139]/[.C138]" office:value-type="percentage" office:value="0.186194961416251" calcext:value-type="percentage">
            <text:p>18,62 %</text:p>
          </table:table-cell>
          <table:table-cell table:formula="of:=AVERAGE([.C134:.C145])" office:value-type="float" office:value="39399.5" calcext:value-type="float">
            <text:p>39400</text:p>
          </table:table-cell>
          <table:table-cell table:formula="of:=AVERAGE([.F138:.F139])" office:value-type="float" office:value="39331.7083333333" calcext:value-type="float">
            <text:p>39332</text:p>
          </table:table-cell>
          <table:table-cell table:formula="of:=[.C139]/[.G139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39]/[.I139]" office:value-type="float" office:value="43299.6948026358" calcext:value-type="float">
            <text:p>43299,69</text:p>
          </table:table-cell>
          <table:table-cell office:value-type="float" office:value="6046" calcext:value-type="float">
            <text:p>6046</text:p>
          </table:table-cell>
          <table:table-cell office:value-type="float" office:value="5707" calcext:value-type="float">
            <text:p>570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40]-[.C139]" office:value-type="float" office:value="3008" calcext:value-type="float">
            <text:p>3008</text:p>
          </table:table-cell>
          <table:table-cell table:formula="of:=[.D140]/[.C139]" office:value-type="percentage" office:value="0.0719427901748344" calcext:value-type="percentage">
            <text:p>7,19 %</text:p>
          </table:table-cell>
          <table:table-cell table:formula="of:=AVERAGE([.C135:.C146])" office:value-type="float" office:value="38817.3333333333" calcext:value-type="float">
            <text:p>38817</text:p>
          </table:table-cell>
          <table:table-cell table:formula="of:=AVERAGE([.F139:.F140])" office:value-type="float" office:value="39108.4166666667" calcext:value-type="float">
            <text:p>39108</text:p>
          </table:table-cell>
          <table:table-cell table:formula="of:=[.C140]/[.G140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40]/[.I140]" office:value-type="float" office:value="41184.9809838372" calcext:value-type="float">
            <text:p>41184,98</text:p>
          </table:table-cell>
          <table:table-cell office:value-type="float" office:value="5569" calcext:value-type="float">
            <text:p>5569</text:p>
          </table:table-cell>
          <table:table-cell office:value-type="float" office:value="5801" calcext:value-type="float">
            <text:p>58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41]-[.C140]" office:value-type="float" office:value="-3960" calcext:value-type="float">
            <text:p>-3960</text:p>
          </table:table-cell>
          <table:table-cell table:formula="of:=[.D141]/[.C140]" office:value-type="percentage" office:value="-0.0883553849929717" calcext:value-type="percentage">
            <text:p>-8,84 %</text:p>
          </table:table-cell>
          <table:table-cell table:formula="of:=AVERAGE([.C136:.C147])" office:value-type="float" office:value="39240.25" calcext:value-type="float">
            <text:p>39240</text:p>
          </table:table-cell>
          <table:table-cell table:formula="of:=AVERAGE([.F140:.F141])" office:value-type="float" office:value="39028.7916666667" calcext:value-type="float">
            <text:p>39029</text:p>
          </table:table-cell>
          <table:table-cell table:formula="of:=[.C141]/[.G141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41]/[.I141]" office:value-type="float" office:value="38957.381872055" calcext:value-type="float">
            <text:p>38957,38</text:p>
          </table:table-cell>
          <table:table-cell office:value-type="float" office:value="5136" calcext:value-type="float">
            <text:p>5136</text:p>
          </table:table-cell>
          <table:table-cell office:value-type="float" office:value="5605" calcext:value-type="float">
            <text:p>560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42]-[.C141]" office:value-type="float" office:value="8164" calcext:value-type="float">
            <text:p>8164</text:p>
          </table:table-cell>
          <table:table-cell table:formula="of:=[.D142]/[.C141]" office:value-type="percentage" office:value="0.199809099586382" calcext:value-type="percentage">
            <text:p>19,98 %</text:p>
          </table:table-cell>
          <table:table-cell table:formula="of:=AVERAGE([.C137:.C148])" office:value-type="float" office:value="39884.9166666667" calcext:value-type="float">
            <text:p>39885</text:p>
          </table:table-cell>
          <table:table-cell table:formula="of:=AVERAGE([.F141:.F142])" office:value-type="float" office:value="39562.5833333333" calcext:value-type="float">
            <text:p>39563</text:p>
          </table:table-cell>
          <table:table-cell table:formula="of:=[.C142]/[.G142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42]/[.I142]" office:value-type="float" office:value="43792.5009437209" calcext:value-type="float">
            <text:p>43792,50</text:p>
          </table:table-cell>
          <table:table-cell office:value-type="float" office:value="5162" calcext:value-type="float">
            <text:p>5162</text:p>
          </table:table-cell>
          <table:table-cell office:value-type="float" office:value="5487" calcext:value-type="float">
            <text:p>5487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43]-[.C142]" office:value-type="float" office:value="-4718" calcext:value-type="float">
            <text:p>-4718</text:p>
          </table:table-cell>
          <table:table-cell table:formula="of:=[.D143]/[.C142]" office:value-type="percentage" office:value="-0.0962405401546213" calcext:value-type="percentage">
            <text:p>-9,62 %</text:p>
          </table:table-cell>
          <table:table-cell table:formula="of:=AVERAGE([.C138:.C149])" office:value-type="float" office:value="40428.75" calcext:value-type="float">
            <text:p>40429</text:p>
          </table:table-cell>
          <table:table-cell table:formula="of:=AVERAGE([.F142:.F143])" office:value-type="float" office:value="40156.8333333333" calcext:value-type="float">
            <text:p>40157</text:p>
          </table:table-cell>
          <table:table-cell table:formula="of:=[.C143]/[.G143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43]/[.I143]" office:value-type="float" office:value="44565.1143335081" calcext:value-type="float">
            <text:p>44565,11</text:p>
          </table:table-cell>
          <table:table-cell table:style-name="ce14" office:value-type="float" office:value="5033" calcext:value-type="float">
            <text:p>5033</text:p>
          </table:table-cell>
          <table:table-cell table:style-name="ce14" office:value-type="float" office:value="5058" calcext:value-type="float">
            <text:p>5058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44]-[.C143]" office:value-type="float" office:value="-6989" calcext:value-type="float">
            <text:p>-6989</text:p>
          </table:table-cell>
          <table:table-cell table:formula="of:=[.D144]/[.C143]" office:value-type="percentage" office:value="-0.157747432569687" calcext:value-type="percentage">
            <text:p>-15,77 %</text:p>
          </table:table-cell>
          <table:table-cell table:formula="of:=AVERAGE([.C139:.C150])" office:value-type="float" office:value="41173.4166666667" calcext:value-type="float">
            <text:p>41173</text:p>
          </table:table-cell>
          <table:table-cell table:formula="of:=AVERAGE([.F143:.F144])" office:value-type="float" office:value="40801.0833333333" calcext:value-type="float">
            <text:p>40801</text:p>
          </table:table-cell>
          <table:table-cell table:formula="of:=[.C144]/[.G144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44]/[.I144]" office:value-type="float" office:value="45012.1491298224" calcext:value-type="float">
            <text:p>45012,15</text:p>
          </table:table-cell>
          <table:table-cell office:value-type="float" office:value="3999" calcext:value-type="float">
            <text:p>3999</text:p>
          </table:table-cell>
          <table:table-cell office:value-type="float" office:value="4700" calcext:value-type="float">
            <text:p>47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45]-[.C144]" office:value-type="float" office:value="-14308" calcext:value-type="float">
            <text:p>-14308</text:p>
          </table:table-cell>
          <table:table-cell table:formula="of:=[.D145]/[.C144]" office:value-type="percentage" office:value="-0.383428020152213" calcext:value-type="percentage">
            <text:p>-38,34 %</text:p>
          </table:table-cell>
          <table:table-cell table:formula="of:=AVERAGE([.C140:.C151])" office:value-type="float" office:value="40976.25" calcext:value-type="float">
            <text:p>40976</text:p>
          </table:table-cell>
          <table:table-cell table:formula="of:=AVERAGE([.F144:.F145])" office:value-type="float" office:value="41074.8333333333" calcext:value-type="float">
            <text:p>41075</text:p>
          </table:table-cell>
          <table:table-cell table:formula="of:=[.C145]/[.G145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45]/[.I145]" office:value-type="float" office:value="43989.6065953368" calcext:value-type="float">
            <text:p>43989,61</text:p>
          </table:table-cell>
          <table:table-cell office:value-type="float" office:value="3429" calcext:value-type="float">
            <text:p>3429</text:p>
          </table:table-cell>
          <table:table-cell office:value-type="float" office:value="4404" calcext:value-type="float">
            <text:p>4404</text:p>
          </table:table-cell>
          <table:table-cell table:number-columns-repeated="1012"/>
        </table:table-row>
        <table:table-row table:style-name="ro2">
          <table:table-cell table:style-name="ce19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46]-[.C145]" office:value-type="float" office:value="19892" calcext:value-type="float">
            <text:p>19892</text:p>
          </table:table-cell>
          <table:table-cell table:formula="of:=[.D146]/[.C145]" office:value-type="percentage" office:value="0.864568845618915" calcext:value-type="percentage">
            <text:p>86,46 %</text:p>
          </table:table-cell>
          <table:table-cell table:formula="of:=AVERAGE([.C141:.C152])" office:value-type="float" office:value="41258.75" calcext:value-type="float">
            <text:p>41259</text:p>
          </table:table-cell>
          <table:table-cell table:formula="of:=AVERAGE([.F145:.F146])" office:value-type="float" office:value="41117.5" calcext:value-type="float">
            <text:p>41118</text:p>
          </table:table-cell>
          <table:table-cell table:formula="of:=[.C146]/[.G146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46]/[.I146]" office:value-type="float" office:value="26849.6287008192" calcext:value-type="float">
            <text:p>26849,63</text:p>
          </table:table-cell>
          <table:table-cell office:value-type="float" office:value="3875" calcext:value-type="float">
            <text:p>3875</text:p>
          </table:table-cell>
          <table:table-cell office:value-type="float" office:value="4124" calcext:value-type="float">
            <text:p>412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47]-[.C146]" office:value-type="float" office:value="-6112" calcext:value-type="float">
            <text:p>-6112</text:p>
          </table:table-cell>
          <table:table-cell table:formula="of:=[.D147]/[.C146]" office:value-type="percentage" office:value="-0.142470862470862" calcext:value-type="percentage">
            <text:p>-14,25 %</text:p>
          </table:table-cell>
          <table:table-cell table:formula="of:=AVERAGE([.C142:.C153])" office:value-type="float" office:value="42381" calcext:value-type="float">
            <text:p>42381</text:p>
          </table:table-cell>
          <table:table-cell table:formula="of:=AVERAGE([.F146:.F147])" office:value-type="float" office:value="41819.875" calcext:value-type="float">
            <text:p>41820</text:p>
          </table:table-cell>
          <table:table-cell table:formula="of:=[.C147]/[.G147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47]/[.I147]" office:value-type="float" office:value="41330.2085614486" calcext:value-type="float">
            <text:p>41330,21</text:p>
          </table:table-cell>
          <table:table-cell office:value-type="float" office:value="4143" calcext:value-type="float">
            <text:p>4143</text:p>
          </table:table-cell>
          <table:table-cell office:value-type="float" office:value="4097" calcext:value-type="float">
            <text:p>409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48]-[.C147]" office:value-type="float" office:value="7120" calcext:value-type="float">
            <text:p>7120</text:p>
          </table:table-cell>
          <table:table-cell table:formula="of:=[.D148]/[.C147]" office:value-type="percentage" office:value="0.193541372186583" calcext:value-type="percentage">
            <text:p>19,35 %</text:p>
          </table:table-cell>
          <table:table-cell table:formula="of:=AVERAGE([.C143:.C154])" office:value-type="float" office:value="42650.25" calcext:value-type="float">
            <text:p>42650</text:p>
          </table:table-cell>
          <table:table-cell table:formula="of:=AVERAGE([.F147:.F148])" office:value-type="float" office:value="42515.625" calcext:value-type="float">
            <text:p>42516</text:p>
          </table:table-cell>
          <table:table-cell table:formula="of:=[.C148]/[.G148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48]/[.I148]" office:value-type="float" office:value="43639.2500159037" calcext:value-type="float">
            <text:p>43639,25</text:p>
          </table:table-cell>
          <table:table-cell office:value-type="float" office:value="4426" calcext:value-type="float">
            <text:p>4426</text:p>
          </table:table-cell>
          <table:table-cell office:value-type="float" office:value="4556" calcext:value-type="float">
            <text:p>45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49]-[.C148]" office:value-type="float" office:value="1252" calcext:value-type="float">
            <text:p>1252</text:p>
          </table:table-cell>
          <table:table-cell table:formula="of:=[.D149]/[.C148]" office:value-type="percentage" office:value="0.0285141659834199" calcext:value-type="percentage">
            <text:p>2,85 %</text:p>
          </table:table-cell>
          <table:table-cell table:formula="of:=AVERAGE([.C144:.C155])" office:value-type="float" office:value="42734.25" calcext:value-type="float">
            <text:p>42734</text:p>
          </table:table-cell>
          <table:table-cell table:formula="of:=AVERAGE([.F148:.F149])" office:value-type="float" office:value="42692.25" calcext:value-type="float">
            <text:p>42692</text:p>
          </table:table-cell>
          <table:table-cell table:formula="of:=[.C149]/[.G149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49]/[.I149]" office:value-type="float" office:value="46006.7742263535" calcext:value-type="float">
            <text:p>46006,77</text:p>
          </table:table-cell>
          <table:table-cell office:value-type="float" office:value="4743" calcext:value-type="float">
            <text:p>4743</text:p>
          </table:table-cell>
          <table:table-cell office:value-type="float" office:value="4423" calcext:value-type="float">
            <text:p>44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50]-[.C149]" office:value-type="float" office:value="-976" calcext:value-type="float">
            <text:p>-976</text:p>
          </table:table-cell>
          <table:table-cell table:formula="of:=[.D150]/[.C149]" office:value-type="percentage" office:value="-0.0216120460584588" calcext:value-type="percentage">
            <text:p>-2,16 %</text:p>
          </table:table-cell>
          <table:table-cell table:formula="of:=AVERAGE([.C145:.C156])" office:value-type="float" office:value="43119.4166666667" calcext:value-type="float">
            <text:p>43119</text:p>
          </table:table-cell>
          <table:table-cell table:formula="of:=AVERAGE([.F149:.F150])" office:value-type="float" office:value="42926.8333333333" calcext:value-type="float">
            <text:p>42927</text:p>
          </table:table-cell>
          <table:table-cell table:formula="of:=[.C150]/[.G150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50]/[.I150]" office:value-type="float" office:value="46215.7801477009" calcext:value-type="float">
            <text:p>46215,78</text:p>
          </table:table-cell>
          <table:table-cell office:value-type="float" office:value="5377" calcext:value-type="float">
            <text:p>5377</text:p>
          </table:table-cell>
          <table:table-cell office:value-type="float" office:value="4874" calcext:value-type="float">
            <text:p>48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51]-[.C150]" office:value-type="float" office:value="-4739" calcext:value-type="float">
            <text:p>-4739</text:p>
          </table:table-cell>
          <table:table-cell table:formula="of:=[.D151]/[.C150]" office:value-type="percentage" office:value="-0.107256020278834" calcext:value-type="percentage">
            <text:p>-10,73 %</text:p>
          </table:table-cell>
          <table:table-cell table:formula="of:=AVERAGE([.C146:.C157])" office:value-type="float" office:value="43623.5" calcext:value-type="float">
            <text:p>43624</text:p>
          </table:table-cell>
          <table:table-cell table:formula="of:=AVERAGE([.F150:.F151])" office:value-type="float" office:value="43371.4583333333" calcext:value-type="float">
            <text:p>43371</text:p>
          </table:table-cell>
          <table:table-cell table:formula="of:=[.C151]/[.G151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51]/[.I151]" office:value-type="float" office:value="40849.4525720497" calcext:value-type="float">
            <text:p>40849,45</text:p>
          </table:table-cell>
          <table:table-cell office:value-type="float" office:value="5307" calcext:value-type="float">
            <text:p>5307</text:p>
          </table:table-cell>
          <table:table-cell office:value-type="float" office:value="5048" calcext:value-type="float">
            <text:p>50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52]-[.C151]" office:value-type="float" office:value="8764" calcext:value-type="float">
            <text:p>8764</text:p>
          </table:table-cell>
          <table:table-cell table:formula="of:=[.D152]/[.C151]" office:value-type="percentage" office:value="0.222182786157941" calcext:value-type="percentage">
            <text:p>22,22 %</text:p>
          </table:table-cell>
          <table:table-cell table:formula="of:=AVERAGE([.C147:.C158])" office:value-type="float" office:value="45755.5833333333" calcext:value-type="float">
            <text:p>45756</text:p>
          </table:table-cell>
          <table:table-cell table:formula="of:=AVERAGE([.F151:.F152])" office:value-type="float" office:value="44689.5416666667" calcext:value-type="float">
            <text:p>44690</text:p>
          </table:table-cell>
          <table:table-cell table:formula="of:=[.C152]/[.G152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52]/[.I152]" office:value-type="float" office:value="44300.1126363776" calcext:value-type="float">
            <text:p>44300,11</text:p>
          </table:table-cell>
          <table:table-cell office:value-type="float" office:value="4991" calcext:value-type="float">
            <text:p>4991</text:p>
          </table:table-cell>
          <table:table-cell office:value-type="float" office:value="4713" calcext:value-type="float">
            <text:p>471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53]-[.C152]" office:value-type="float" office:value="6117" calcext:value-type="float">
            <text:p>6117</text:p>
          </table:table-cell>
          <table:table-cell table:formula="of:=[.D153]/[.C152]" office:value-type="percentage" office:value="0.12688502146902" calcext:value-type="percentage">
            <text:p>12,69 %</text:p>
          </table:table-cell>
          <table:table-cell table:formula="of:=AVERAGE([.C148:.C159])" office:value-type="float" office:value="46216.5833333333" calcext:value-type="float">
            <text:p>46217</text:p>
          </table:table-cell>
          <table:table-cell table:formula="of:=AVERAGE([.F152:.F153])" office:value-type="float" office:value="45986.0833333333" calcext:value-type="float">
            <text:p>45986</text:p>
          </table:table-cell>
          <table:table-cell table:formula="of:=[.C153]/[.G153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53]/[.I153]" office:value-type="float" office:value="51797.6144198649" calcext:value-type="float">
            <text:p>51797,61</text:p>
          </table:table-cell>
          <table:table-cell office:value-type="float" office:value="5770" calcext:value-type="float">
            <text:p>5770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54]-[.C153]" office:value-type="float" office:value="-2072" calcext:value-type="float">
            <text:p>-2072</text:p>
          </table:table-cell>
          <table:table-cell table:formula="of:=[.D154]/[.C153]" office:value-type="percentage" office:value="-0.0381401170710157" calcext:value-type="percentage">
            <text:p>-3,81 %</text:p>
          </table:table-cell>
          <table:table-cell table:formula="of:=AVERAGE([.C149:.C160])" office:value-type="float" office:value="47312.0833333333" calcext:value-type="float">
            <text:p>47312</text:p>
          </table:table-cell>
          <table:table-cell table:formula="of:=AVERAGE([.F153:.F154])" office:value-type="float" office:value="46764.3333333333" calcext:value-type="float">
            <text:p>46764</text:p>
          </table:table-cell>
          <table:table-cell table:formula="of:=[.C154]/[.G154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54]/[.I154]" office:value-type="float" office:value="46678.7700531015" calcext:value-type="float">
            <text:p>46678,77</text:p>
          </table:table-cell>
          <table:table-cell office:value-type="float" office:value="5042" calcext:value-type="float">
            <text:p>5042</text:p>
          </table:table-cell>
          <table:table-cell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55]-[.C154]" office:value-type="float" office:value="-6941" calcext:value-type="float">
            <text:p>-6941</text:p>
          </table:table-cell>
          <table:table-cell table:formula="of:=[.D155]/[.C154]" office:value-type="percentage" office:value="-0.132831936311096" calcext:value-type="percentage">
            <text:p>-13,28 %</text:p>
          </table:table-cell>
          <table:table-cell table:formula="of:=AVERAGE([.C150:.C161])" office:value-type="float" office:value="47559.5833333333" calcext:value-type="float">
            <text:p>47560</text:p>
          </table:table-cell>
          <table:table-cell table:formula="of:=AVERAGE([.F154:.F155])" office:value-type="float" office:value="47435.8333333333" calcext:value-type="float">
            <text:p>47436</text:p>
          </table:table-cell>
          <table:table-cell table:formula="of:=[.C155]/[.G155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55]/[.I155]" office:value-type="float" office:value="45579.0322941937" calcext:value-type="float">
            <text:p>45579,03</text:p>
          </table:table-cell>
          <table:table-cell office:value-type="float" office:value="4729" calcext:value-type="float">
            <text:p>4729</text:p>
          </table:table-cell>
          <table:table-cell office:value-type="float" office:value="4783" calcext:value-type="float">
            <text:p>478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56]-[.C155]" office:value-type="float" office:value="-3375" calcext:value-type="float">
            <text:p>-3375</text:p>
          </table:table-cell>
          <table:table-cell table:formula="of:=[.D156]/[.C155]" office:value-type="percentage" office:value="-0.0744819367510427" calcext:value-type="percentage">
            <text:p>-7,45 %</text:p>
          </table:table-cell>
          <table:table-cell table:formula="of:=AVERAGE([.C151:.C162])" office:value-type="float" office:value="48611.4166666667" calcext:value-type="float">
            <text:p>48611</text:p>
          </table:table-cell>
          <table:table-cell table:formula="of:=AVERAGE([.F155:.F156])" office:value-type="float" office:value="48085.5" calcext:value-type="float">
            <text:p>48086</text:p>
          </table:table-cell>
          <table:table-cell table:formula="of:=[.C156]/[.G156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56]/[.I156]" office:value-type="float" office:value="50587.4024602448" calcext:value-type="float">
            <text:p>50587,40</text:p>
          </table:table-cell>
          <table:table-cell office:value-type="float" office:value="4848" calcext:value-type="float">
            <text:p>4848</text:p>
          </table:table-cell>
          <table:table-cell office:value-type="float" office:value="4723" calcext:value-type="float">
            <text:p>47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57]-[.C156]" office:value-type="float" office:value="-12881" calcext:value-type="float">
            <text:p>-12881</text:p>
          </table:table-cell>
          <table:table-cell table:formula="of:=[.D157]/[.C156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57]/[.I157]" office:value-type="float" office:value="55554.8504364005" calcext:value-type="float">
            <text:p>55554,85</text:p>
          </table:table-cell>
          <table:table-cell office:value-type="float" office:value="4628" calcext:value-type="float">
            <text:p>4628</text:p>
          </table:table-cell>
          <table:table-cell office:value-type="float" office:value="4595" calcext:value-type="float">
            <text:p>4595</text:p>
          </table:table-cell>
          <table:table-cell table:number-columns-repeated="1012"/>
        </table:table-row>
        <table:table-row table:style-name="ro2">
          <table:table-cell table:style-name="ce19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58]-[.C157]" office:value-type="float" office:value="39428" calcext:value-type="float">
            <text:p>39428</text:p>
          </table:table-cell>
          <table:table-cell table:formula="of:=[.D158]/[.C157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58]/[.I158]" office:value-type="float" office:value="42862.3967733241" calcext:value-type="float">
            <text:p>42862,40</text:p>
          </table:table-cell>
          <table:table-cell office:value-type="float" office:value="4289" calcext:value-type="float">
            <text:p>4289</text:p>
          </table:table-cell>
          <table:table-cell office:value-type="float" office:value="4341" calcext:value-type="float">
            <text:p>434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59]-[.C158]" office:value-type="float" office:value="-26165" calcext:value-type="float">
            <text:p>-26165</text:p>
          </table:table-cell>
          <table:table-cell table:formula="of:=[.D159]/[.C158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59]/[.I159]" office:value-type="float" office:value="47545.2437294907" calcext:value-type="float">
            <text:p>47545,24</text:p>
          </table:table-cell>
          <table:table-cell office:value-type="float" office:value="3899" calcext:value-type="float">
            <text:p>3899</text:p>
          </table:table-cell>
          <table:table-cell office:value-type="float" office:value="4116" calcext:value-type="float">
            <text:p>411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60]-[.C159]" office:value-type="float" office:value="14734" calcext:value-type="float">
            <text:p>14734</text:p>
          </table:table-cell>
          <table:table-cell table:formula="of:=[.D160]/[.C159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60]/[.I160]" office:value-type="float" office:value="56704.7866085308" calcext:value-type="float">
            <text:p>56704,79</text:p>
          </table:table-cell>
          <table:table-cell office:value-type="float" office:value="4564" calcext:value-type="float">
            <text:p>4564</text:p>
          </table:table-cell>
          <table:table-cell office:value-type="float" office:value="5474" calcext:value-type="float">
            <text:p>54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61]-[.C160]" office:value-type="float" office:value="-8924" calcext:value-type="float">
            <text:p>-8924</text:p>
          </table:table-cell>
          <table:table-cell table:formula="of:=[.D161]/[.C160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61]/[.I161]" office:value-type="float" office:value="49032.4633196279" calcext:value-type="float">
            <text:p>49032,46</text:p>
          </table:table-cell>
          <table:table-cell office:value-type="float" office:value="4863" calcext:value-type="float">
            <text:p>4863</text:p>
          </table:table-cell>
          <table:table-cell office:value-type="float" office:value="4975" calcext:value-type="float">
            <text:p>49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62]-[.C161]" office:value-type="float" office:value="8676" calcext:value-type="float">
            <text:p>8676</text:p>
          </table:table-cell>
          <table:table-cell table:formula="of:=[.D162]/[.C161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62]/[.I162]" office:value-type="float" office:value="59418.1967922844" calcext:value-type="float">
            <text:p>59418,20</text:p>
          </table:table-cell>
          <table:table-cell office:value-type="float" office:value="5490" calcext:value-type="float">
            <text:p>5490</text:p>
          </table:table-cell>
          <table:table-cell office:value-type="float" office:value="6066" calcext:value-type="float">
            <text:p>6066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5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65:.L165])" office:value-type="float" office:value="1.59486403518803" calcext:value-type="float">
            <text:p>1,59486403518803</text:p>
          </table:table-cell>
          <table:table-cell table:formula="of:=[.M165]*[.$M$178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66:.L166])" office:value-type="float" office:value="0.888470960876989" calcext:value-type="float">
            <text:p>0,888470960876989</text:p>
          </table:table-cell>
          <table:table-cell table:formula="of:=[.M166]*[.$M$178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67:.L167])" office:value-type="float" office:value="1.00431750889703" calcext:value-type="float">
            <text:p>1,00431750889703</text:p>
          </table:table-cell>
          <table:table-cell table:formula="of:=[.M167]*[.$M$178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68:.L168])" office:value-type="float" office:value="0.979798581355767" calcext:value-type="float">
            <text:p>0,979798581355767</text:p>
          </table:table-cell>
          <table:table-cell table:formula="of:=[.M168]*[.$M$178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69:.L169])" office:value-type="float" office:value="0.954287858743077" calcext:value-type="float">
            <text:p>0,954287858743077</text:p>
          </table:table-cell>
          <table:table-cell table:formula="of:=[.M169]*[.$M$178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70:.L170])" office:value-type="float" office:value="0.963852051926466" calcext:value-type="float">
            <text:p>0,963852051926466</text:p>
          </table:table-cell>
          <table:table-cell table:formula="of:=[.M170]*[.$M$178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71:.L171])" office:value-type="float" office:value="1.08624539743348" calcext:value-type="float">
            <text:p>1,08624539743348</text:p>
          </table:table-cell>
          <table:table-cell table:formula="of:=[.M171]*[.$M$178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72:.L172])" office:value-type="float" office:value="1.0468937995561" calcext:value-type="float">
            <text:p>1,0468937995561</text:p>
          </table:table-cell>
          <table:table-cell table:formula="of:=[.M172]*[.$M$178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73:.L173])" office:value-type="float" office:value="1.11739003371515" calcext:value-type="float">
            <text:p>1,11739003371515</text:p>
          </table:table-cell>
          <table:table-cell table:formula="of:=[.M173]*[.$M$178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74:.L174])" office:value-type="float" office:value="0.992344284282787" calcext:value-type="float">
            <text:p>0,992344284282787</text:p>
          </table:table-cell>
          <table:table-cell table:formula="of:=[.M174]*[.$M$178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75:.L175])" office:value-type="float" office:value="0.827503791050857" calcext:value-type="float">
            <text:p>0,827503791050857</text:p>
          </table:table-cell>
          <table:table-cell table:formula="of:=[.M175]*[.$M$178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76:.L176])" office:value-type="float" office:value="0.522075661474617" calcext:value-type="float">
            <text:p>0,522075661474617</text:p>
          </table:table-cell>
          <table:table-cell table:formula="of:=[.M176]*[.$M$178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65:.M176])" office:value-type="float" office:value="11.9780439645003" calcext:value-type="float">
            <text:p>11,9780439645003</text:p>
          </table:table-cell>
          <table:table-cell table:formula="of:=SUM([.N165:.N176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77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1:Datos.D1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2 Datos.E3:Datos.E1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1:Datos.C1 Datos.C2:Datos.C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38:Datos.J1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ce11"/>
        <table:table-column table:style-name="co1" table:default-cell-style-name="Default"/>
        <table:table-column table:style-name="co1" table:default-cell-style-name="ce16"/>
        <table:table-row table:style-name="ro4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01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41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8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8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5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62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2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4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89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5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7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8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2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29996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38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1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8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16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5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487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18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71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78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1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36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711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4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29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5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6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83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9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39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9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8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82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01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6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59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05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27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9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2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6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79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3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5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44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26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4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8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4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01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1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7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60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6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32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193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18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7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1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6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7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62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51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7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1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44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66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1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6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33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6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81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412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3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29843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5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7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63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14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2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98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71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52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5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1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64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31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31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8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36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7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8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6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9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09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6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36.48mm" svg:height="121.92mm" svg:x="76.54mm" svg:y="116.08mm">
            <loext:p/>
            <draw:object draw:notify-on-update-of-ranges="Datos.C1:Datos.C1 Datos.C2:Datos.C162 Datos.K1:Datos.K1 Datos.K2:Datos.K1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6.22mm" svg:height="107.56mm" svg:x="77.66mm" svg:y="243.85mm">
            <loext:p/>
            <draw:object draw:notify-on-update-of-ranges="Datos.C1:Datos.C1 Datos.C2:Datos.C162 Datos.L1:Datos.L1 Datos.L2:Datos.L16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table table:name="ARIMA Ventas" table:style-name="ta1">
        <table:table-column table:style-name="co11" table:default-cell-style-name="ce57"/>
        <table:table-column table:style-name="co12" table:default-cell-style-name="ce59"/>
        <table:table-column table:style-name="co13" table:number-columns-repeated="6" table:default-cell-style-name="ce61"/>
        <table:table-column table:style-name="co14" table:default-cell-style-name="ce61"/>
        <table:table-column table:style-name="co13" table:default-cell-style-name="ce61"/>
        <table:table-column table:style-name="co15" table:number-columns-repeated="4" table:default-cell-style-name="ce61"/>
        <table:table-column table:style-name="co16" table:default-cell-style-name="ce61"/>
        <table:table-column table:style-name="co1" table:default-cell-style-name="Default"/>
        <table:table-column table:style-name="co17" table:default-cell-style-name="ce11"/>
        <table:table-column table:style-name="co18" table:default-cell-style-name="ce11"/>
        <table:table-row table:style-name="ro2">
          <table:table-cell office:value-type="string" calcext:value-type="string">
            <text:p>P original</text:p>
          </table:table-cell>
          <table:table-cell table:style-name="ce57" office:value-type="string" calcext:value-type="string">
            <text:p>Arima 1</text:p>
          </table:table-cell>
          <table:table-cell table:style-name="ce60" office:value-type="string" calcext:value-type="string">
            <text:p>Arima 2</text:p>
          </table:table-cell>
          <table:table-cell table:style-name="ce60" office:value-type="string" calcext:value-type="string">
            <text:p>Arima 3</text:p>
          </table:table-cell>
          <table:table-cell table:style-name="ce60" office:value-type="string" calcext:value-type="string">
            <text:p>Arima 4</text:p>
          </table:table-cell>
          <table:table-cell table:style-name="ce60" office:value-type="string" calcext:value-type="string">
            <text:p>Arima 5</text:p>
          </table:table-cell>
          <table:table-cell table:style-name="ce60" office:value-type="string" calcext:value-type="string">
            <text:p>Arima 6</text:p>
          </table:table-cell>
          <table:table-cell table:style-name="ce60" office:value-type="string" calcext:value-type="string">
            <text:p>Arima 7</text:p>
          </table:table-cell>
          <table:table-cell table:style-name="ce60" office:value-type="string" calcext:value-type="string">
            <text:p>Arima 8</text:p>
          </table:table-cell>
          <table:table-cell table:style-name="ce60" office:value-type="string" calcext:value-type="string">
            <text:p>Arima 9</text:p>
          </table:table-cell>
          <table:table-cell table:style-name="ce60" office:value-type="string" calcext:value-type="string">
            <text:p>Arima 10</text:p>
          </table:table-cell>
          <table:table-cell table:style-name="ce60" office:value-type="string" calcext:value-type="string">
            <text:p>Arima 11</text:p>
          </table:table-cell>
          <table:table-cell table:style-name="ce60" office:value-type="string" calcext:value-type="string">
            <text:p>Arima 12</text:p>
          </table:table-cell>
          <table:table-cell table:style-name="ce60" office:value-type="string" calcext:value-type="string">
            <text:p>Arima 13</text:p>
          </table:table-cell>
          <table:table-cell table:style-name="ce60" office:value-type="string" calcext:value-type="string">
            <text:p>Arima 14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44305" calcext:value-type="float">
            <text:p>44305</text:p>
          </table:table-cell>
          <table:table-cell office:value-type="float" office:value="39052.2322" calcext:value-type="float">
            <text:p>39052</text:p>
          </table:table-cell>
          <table:table-cell table:number-columns-repeated="14"/>
          <table:table-cell table:style-name="Default" table:number-columns-repeated="2"/>
        </table:table-row>
        <table:table-row table:style-name="ro2">
          <table:table-cell office:value-type="float" office:value="37316" calcext:value-type="float">
            <text:p>37316</text:p>
          </table:table-cell>
          <table:table-cell office:value-type="float" office:value="35792.0933" calcext:value-type="float">
            <text:p>35792</text:p>
          </table:table-cell>
          <table:table-cell office:value-type="float" office:value="37242.1901" calcext:value-type="float">
            <text:p>37242</text:p>
          </table:table-cell>
          <table:table-cell table:number-columns-repeated="14"/>
          <table:table-cell table:style-name="Default"/>
        </table:table-row>
        <table:table-row table:style-name="ro2">
          <table:table-cell office:value-type="float" office:value="23008" calcext:value-type="float">
            <text:p>23008</text:p>
          </table:table-cell>
          <table:table-cell office:value-type="float" office:value="22465.692" calcext:value-type="float">
            <text:p>22466</text:p>
          </table:table-cell>
          <table:table-cell office:value-type="float" office:value="25969.9053" calcext:value-type="float">
            <text:p>25970</text:p>
          </table:table-cell>
          <table:table-cell office:value-type="float" office:value="26022.2622" calcext:value-type="float">
            <text:p>26022</text:p>
          </table:table-cell>
          <table:table-cell table:number-columns-repeated="14"/>
        </table:table-row>
        <table:table-row table:style-name="ro2">
          <table:table-cell office:value-type="float" office:value="42900" calcext:value-type="float">
            <text:p>42900</text:p>
          </table:table-cell>
          <table:table-cell office:value-type="float" office:value="66102.3689" calcext:value-type="float">
            <text:p>66102</text:p>
          </table:table-cell>
          <table:table-cell office:value-type="float" office:value="68612.2422" calcext:value-type="float">
            <text:p>68612</text:p>
          </table:table-cell>
          <table:table-cell office:value-type="float" office:value="68653.5812" calcext:value-type="float">
            <text:p>68654</text:p>
          </table:table-cell>
          <table:table-cell office:value-type="float" office:value="68034.4031" calcext:value-type="float">
            <text:p>68034</text:p>
          </table:table-cell>
          <table:table-cell table:number-columns-repeated="13"/>
        </table:table-row>
        <table:table-row table:style-name="ro2">
          <table:table-cell office:value-type="float" office:value="36788" calcext:value-type="float">
            <text:p>36788</text:p>
          </table:table-cell>
          <table:table-cell office:value-type="float" office:value="38071.5063" calcext:value-type="float">
            <text:p>38072</text:p>
          </table:table-cell>
          <table:table-cell office:value-type="float" office:value="40750.2943" calcext:value-type="float">
            <text:p>40750</text:p>
          </table:table-cell>
          <table:table-cell office:value-type="float" office:value="40817.5845" calcext:value-type="float">
            <text:p>40818</text:p>
          </table:table-cell>
          <table:table-cell office:value-type="float" office:value="38753.6705" calcext:value-type="float">
            <text:p>38754</text:p>
          </table:table-cell>
          <table:table-cell office:value-type="float" office:value="29751.8983" calcext:value-type="float">
            <text:p>29752</text:p>
          </table:table-cell>
          <table:table-cell table:number-columns-repeated="12"/>
        </table:table-row>
        <table:table-row table:style-name="ro2">
          <table:table-cell office:value-type="float" office:value="43908" calcext:value-type="float">
            <text:p>43908</text:p>
          </table:table-cell>
          <table:table-cell office:value-type="float" office:value="43850.4631" calcext:value-type="float">
            <text:p>43850</text:p>
          </table:table-cell>
          <table:table-cell office:value-type="float" office:value="46332.4223" calcext:value-type="float">
            <text:p>46332</text:p>
          </table:table-cell>
          <table:table-cell office:value-type="float" office:value="46384.4772" calcext:value-type="float">
            <text:p>46384</text:p>
          </table:table-cell>
          <table:table-cell office:value-type="float" office:value="45009.5221" calcext:value-type="float">
            <text:p>45010</text:p>
          </table:table-cell>
          <table:table-cell office:value-type="float" office:value="28482.1664" calcext:value-type="float">
            <text:p>28482</text:p>
          </table:table-cell>
          <table:table-cell office:value-type="float" office:value="31193.7722" calcext:value-type="float">
            <text:p>31194</text:p>
          </table:table-cell>
          <table:table-cell table:number-columns-repeated="11"/>
        </table:table-row>
        <table:table-row table:style-name="ro2">
          <table:table-cell office:value-type="float" office:value="45160" calcext:value-type="float">
            <text:p>45160</text:p>
          </table:table-cell>
          <table:table-cell/>
          <table:table-cell office:value-type="float" office:value="45686.3217" calcext:value-type="float">
            <text:p>45686</text:p>
          </table:table-cell>
          <table:table-cell office:value-type="float" office:value="45744.8728" calcext:value-type="float">
            <text:p>45745</text:p>
          </table:table-cell>
          <table:table-cell office:value-type="float" office:value="44127.5702" calcext:value-type="float">
            <text:p>44128</text:p>
          </table:table-cell>
          <table:table-cell office:value-type="float" office:value="31876.3568" calcext:value-type="float">
            <text:p>31876</text:p>
          </table:table-cell>
          <table:table-cell office:value-type="float" office:value="36549.3853" calcext:value-type="float">
            <text:p>36549</text:p>
          </table:table-cell>
          <table:table-cell office:value-type="float" office:value="41908.7098" calcext:value-type="float">
            <text:p>41909</text:p>
          </table:table-cell>
          <table:table-cell table:number-columns-repeated="10"/>
        </table:table-row>
        <table:table-row table:style-name="ro2">
          <table:table-cell office:value-type="float" office:value="44184" calcext:value-type="float">
            <text:p>44184</text:p>
          </table:table-cell>
          <table:table-cell table:number-columns-repeated="2"/>
          <table:table-cell office:value-type="float" office:value="47947.2623" calcext:value-type="float">
            <text:p>47947</text:p>
          </table:table-cell>
          <table:table-cell office:value-type="float" office:value="46497.6994" calcext:value-type="float">
            <text:p>46498</text:p>
          </table:table-cell>
          <table:table-cell office:value-type="float" office:value="31410.3635" calcext:value-type="float">
            <text:p>31410</text:p>
          </table:table-cell>
          <table:table-cell office:value-type="float" office:value="35207.5098" calcext:value-type="float">
            <text:p>35208</text:p>
          </table:table-cell>
          <table:table-cell office:value-type="float" office:value="43294.7835" calcext:value-type="float">
            <text:p>43295</text:p>
          </table:table-cell>
          <table:table-cell office:value-type="float" office:value="44631.0604" calcext:value-type="float">
            <text:p>44631</text:p>
          </table:table-cell>
          <table:table-cell table:number-columns-repeated="9"/>
        </table:table-row>
        <table:table-row table:style-name="ro2">
          <table:table-cell office:value-type="float" office:value="39445" calcext:value-type="float">
            <text:p>39445</text:p>
          </table:table-cell>
          <table:table-cell table:number-columns-repeated="3"/>
          <table:table-cell office:value-type="float" office:value="46002.6142" calcext:value-type="float">
            <text:p>46003</text:p>
          </table:table-cell>
          <table:table-cell office:value-type="float" office:value="33002.8822" calcext:value-type="float">
            <text:p>33003</text:p>
          </table:table-cell>
          <table:table-cell office:value-type="float" office:value="36841.8586" calcext:value-type="float">
            <text:p>36842</text:p>
          </table:table-cell>
          <table:table-cell office:value-type="float" office:value="44573.3846" calcext:value-type="float">
            <text:p>44573</text:p>
          </table:table-cell>
          <table:table-cell office:value-type="float" office:value="46783.124" calcext:value-type="float">
            <text:p>46783</text:p>
          </table:table-cell>
          <table:table-cell office:value-type="float" office:value="46594.479" calcext:value-type="float">
            <text:p>46594</text:p>
          </table:table-cell>
          <table:table-cell table:number-columns-repeated="8"/>
        </table:table-row>
        <table:table-row table:style-name="ro2">
          <table:table-cell office:value-type="float" office:value="48209" calcext:value-type="float">
            <text:p>48209</text:p>
          </table:table-cell>
          <table:table-cell table:number-columns-repeated="4"/>
          <table:table-cell office:value-type="float" office:value="36384.3013" calcext:value-type="float">
            <text:p>36384</text:p>
          </table:table-cell>
          <table:table-cell office:value-type="float" office:value="40220.6498" calcext:value-type="float">
            <text:p>40221</text:p>
          </table:table-cell>
          <table:table-cell office:value-type="float" office:value="47461.6705" calcext:value-type="float">
            <text:p>47462</text:p>
          </table:table-cell>
          <table:table-cell office:value-type="float" office:value="49231.9388" calcext:value-type="float">
            <text:p>49232</text:p>
          </table:table-cell>
          <table:table-cell office:value-type="float" office:value="48917.2681" calcext:value-type="float">
            <text:p>48917</text:p>
          </table:table-cell>
          <table:table-cell office:value-type="float" office:value="45919.9914" calcext:value-type="float">
            <text:p>45920</text:p>
          </table:table-cell>
          <table:table-cell table:number-columns-repeated="7"/>
        </table:table-row>
        <table:table-row table:style-name="ro2">
          <table:table-cell office:value-type="float" office:value="54326" calcext:value-type="float">
            <text:p>54326</text:p>
          </table:table-cell>
          <table:table-cell table:number-columns-repeated="5"/>
          <table:table-cell office:value-type="float" office:value="37419.9678" calcext:value-type="float">
            <text:p>37420</text:p>
          </table:table-cell>
          <table:table-cell office:value-type="float" office:value="45066.8906" calcext:value-type="float">
            <text:p>45067</text:p>
          </table:table-cell>
          <table:table-cell office:value-type="float" office:value="46910.9021" calcext:value-type="float">
            <text:p>46911</text:p>
          </table:table-cell>
          <table:table-cell office:value-type="float" office:value="46643.6084" calcext:value-type="float">
            <text:p>46644</text:p>
          </table:table-cell>
          <table:table-cell office:value-type="float" office:value="41799.5487" calcext:value-type="float">
            <text:p>41800</text:p>
          </table:table-cell>
          <table:table-cell office:value-type="float" office:value="42761.1112" calcext:value-type="float">
            <text:p>42761</text:p>
          </table:table-cell>
          <table:table-cell table:number-columns-repeated="6"/>
        </table:table-row>
        <table:table-row table:style-name="ro2">
          <table:table-cell office:value-type="float" office:value="52254" calcext:value-type="float">
            <text:p>52254</text:p>
          </table:table-cell>
          <table:table-cell table:number-columns-repeated="6"/>
          <table:table-cell office:value-type="float" office:value="49386.48" calcext:value-type="float">
            <text:p>49386</text:p>
          </table:table-cell>
          <table:table-cell office:value-type="float" office:value="51240.5755" calcext:value-type="float">
            <text:p>51241</text:p>
          </table:table-cell>
          <table:table-cell office:value-type="float" office:value="50958.6375" calcext:value-type="float">
            <text:p>50959</text:p>
          </table:table-cell>
          <table:table-cell office:value-type="float" office:value="46887.7754" calcext:value-type="float">
            <text:p>46888</text:p>
          </table:table-cell>
          <table:table-cell office:value-type="float" office:value="48465.0129" calcext:value-type="float">
            <text:p>48465</text:p>
          </table:table-cell>
          <table:table-cell office:value-type="float" office:value="52981.9263" calcext:value-type="float">
            <text:p>52982</text:p>
          </table:table-cell>
          <table:table-cell table:number-columns-repeated="5"/>
        </table:table-row>
        <table:table-row table:style-name="ro2">
          <table:table-cell office:value-type="float" office:value="45313" calcext:value-type="float">
            <text:p>45313</text:p>
          </table:table-cell>
          <table:table-cell table:number-columns-repeated="7"/>
          <table:table-cell office:value-type="float" office:value="47219.7728" calcext:value-type="float">
            <text:p>47220</text:p>
          </table:table-cell>
          <table:table-cell office:value-type="float" office:value="46939.0381" calcext:value-type="float">
            <text:p>46939</text:p>
          </table:table-cell>
          <table:table-cell office:value-type="float" office:value="42607.8056" calcext:value-type="float">
            <text:p>42608</text:p>
          </table:table-cell>
          <table:table-cell office:value-type="float" office:value="43958.9154" calcext:value-type="float">
            <text:p>43959</text:p>
          </table:table-cell>
          <table:table-cell office:value-type="float" office:value="51183.6839" calcext:value-type="float">
            <text:p>51184</text:p>
          </table:table-cell>
          <table:table-cell office:value-type="float" office:value="50863.549" calcext:value-type="float">
            <text:p>50864</text:p>
          </table:table-cell>
          <table:table-cell table:number-columns-repeated="4"/>
        </table:table-row>
        <table:table-row table:style-name="ro2">
          <table:table-cell office:value-type="float" office:value="41938" calcext:value-type="float">
            <text:p>41938</text:p>
          </table:table-cell>
          <table:table-cell table:number-columns-repeated="8"/>
          <table:table-cell office:value-type="float" office:value="40869.3157" calcext:value-type="float">
            <text:p>40869</text:p>
          </table:table-cell>
          <table:table-cell office:value-type="float" office:value="36724.9125" calcext:value-type="float">
            <text:p>36725</text:p>
          </table:table-cell>
          <table:table-cell office:value-type="float" office:value="37994.9275" calcext:value-type="float">
            <text:p>37995</text:p>
          </table:table-cell>
          <table:table-cell office:value-type="float" office:value="43868.3056" calcext:value-type="float">
            <text:p>43868</text:p>
          </table:table-cell>
          <table:table-cell office:value-type="float" office:value="43433.2607" calcext:value-type="float">
            <text:p>43433</text:p>
          </table:table-cell>
          <table:table-cell office:value-type="float" office:value="41345.3899" calcext:value-type="float">
            <text:p>41345</text:p>
          </table:table-cell>
          <table:table-cell table:number-columns-repeated="3"/>
        </table:table-row>
        <table:table-row table:style-name="ro2">
          <table:table-cell office:value-type="float" office:value="29057" calcext:value-type="float">
            <text:p>29057</text:p>
          </table:table-cell>
          <table:table-cell table:number-columns-repeated="9"/>
          <table:table-cell office:value-type="float" office:value="22919.4587" calcext:value-type="float">
            <text:p>22919</text:p>
          </table:table-cell>
          <table:table-cell office:value-type="float" office:value="24186.6863" calcext:value-type="float">
            <text:p>24187</text:p>
          </table:table-cell>
          <table:table-cell office:value-type="float" office:value="30237.3916" calcext:value-type="float">
            <text:p>30237</text:p>
          </table:table-cell>
          <table:table-cell office:value-type="float" office:value="29882.6377" calcext:value-type="float">
            <text:p>29883</text:p>
          </table:table-cell>
          <table:table-cell office:value-type="float" office:value="26842.7302" calcext:value-type="float">
            <text:p>26843</text:p>
          </table:table-cell>
          <table:table-cell table:number-columns-repeated="3"/>
        </table:table-row>
        <table:table-row table:style-name="ro2">
          <table:table-cell office:value-type="float" office:value="68485" calcext:value-type="float">
            <text:p>68485</text:p>
          </table:table-cell>
          <table:table-cell table:number-columns-repeated="10"/>
          <table:table-cell office:value-type="float" office:value="59778.9756" calcext:value-type="float">
            <text:p>59779</text:p>
          </table:table-cell>
          <table:table-cell office:value-type="float" office:value="66118.8313" calcext:value-type="float">
            <text:p>66119</text:p>
          </table:table-cell>
          <table:table-cell office:value-type="float" office:value="65804.1963" calcext:value-type="float">
            <text:p>65804</text:p>
          </table:table-cell>
          <table:table-cell office:value-type="float" office:value="63016.5276" calcext:value-type="float">
            <text:p>63017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42320" calcext:value-type="float">
            <text:p>42320</text:p>
          </table:table-cell>
          <table:table-cell table:number-columns-repeated="11"/>
          <table:table-cell office:value-type="float" office:value="44879.8451" calcext:value-type="float">
            <text:p>44880</text:p>
          </table:table-cell>
          <table:table-cell office:value-type="float" office:value="44530.2123" calcext:value-type="float">
            <text:p>44530</text:p>
          </table:table-cell>
          <table:table-cell office:value-type="float" office:value="41838.0576" calcext:value-type="float">
            <text:p>41838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7054" calcext:value-type="float">
            <text:p>57054</text:p>
          </table:table-cell>
          <table:table-cell table:number-columns-repeated="12"/>
          <table:table-cell office:value-type="float" office:value="49277.1835" calcext:value-type="float">
            <text:p>49277</text:p>
          </table:table-cell>
          <table:table-cell office:value-type="float" office:value="46386.2161" calcext:value-type="float">
            <text:p>46386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48130" calcext:value-type="float">
            <text:p>48130</text:p>
          </table:table-cell>
          <table:table-cell table:style-name="ce57"/>
          <table:table-cell table:style-name="ce60" table:number-columns-repeated="12"/>
          <table:table-cell office:value-type="float" office:value="46347.3481" calcext:value-type="float">
            <text:p>46347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58" table:number-columns-repeated="2"/>
          <table:table-cell table:style-name="ce62" table:number-columns-repeated="1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 </number:text>
      <number:number number:decimal-places="2" loext:min-decimal-places="2" number:min-integer-digits="1" number:grouping="true"/>
    </number:number-style>
    <number:number-style style:name="N126">
      <number:text>$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17" loext:min-decimal-places="4" number:min-integer-digits="0" number:decimal-replacement=""/>
      <number:text>....</number:text>
    </number:number-style>
    <number:number-style style:name="N153">
      <number:number number:decimal-places="16" loext:min-decimal-places="3" number:min-integer-digits="0" number:decimal-replacement=""/>
      <number:text>....</number:text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15:34:25.178646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21T16:40:42.513152621</dc:date>
    <meta:editing-duration>PT8H15M59S</meta:editing-duration>
    <meta:editing-cycles>33</meta:editing-cycles>
    <meta:generator>LibreOffice/5.4.3.2$Linux_X86_64 LibreOffice_project/40$Build-2</meta:generator>
    <meta:document-statistic meta:table-count="5" meta:cell-count="260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1:Datos.C162" chart:data-source-has-labels="row" svg:x="0.534cm" svg:y="1.216cm" svg:width="25.653cm" svg:height="8.103cm">
          <chartooo:coordinate-region svg:x="1.896cm" svg:y="1.358cm" svg:width="24.291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2:Datos.C162" chart:label-cell-address="Datos.C1:Datos.C1" chart:class="chart:line"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23cm" svg:height="10.757cm" xlink:href=".." xlink:type="simple" chart:class="chart:line" chart:style-name="ch1">
        <chart:title svg:x="9.267cm" svg:y="0.35cm" chart:style-name="ch2">
          <text:p>Ventas vs Importaciones</text:p>
        </chart:title>
        <chart:legend chart:legend-position="bottom" svg:x="7.409cm" svg:y="10.237cm" style:legend-expansion="wide" chart:style-name="ch3"/>
        <chart:plot-area chart:style-name="ch4" table:cell-range-address="Datos.C1:Datos.C162 Datos.L1:Datos.L162" chart:data-source-has-labels="row" svg:x="0.472cm" svg:y="1.266cm" svg:width="22.679cm" svg:height="8.572cm">
          <chartooo:coordinate-region svg:x="1.834cm" svg:y="1.408cm" svg:width="20.324cm" svg:height="7.5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L2:Datos.L162" chart:label-cell-address="Datos.L1:Datos.L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millones de 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1609">
                <text:p>1609</text:p>
                <draw:g>
                  <svg:desc>Datos.L2:Datos.L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5537">
                <text:p>5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6066">
                <text:p>6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1:Datos.D162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:Datos.D162" chart:class="chart:line">
            <chart:data-point chart:repeated="1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os.D1:Datos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950">
                <text:p>-10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41">
                <text:p>-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125">
                <text:p>-2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09">
                <text:p>-3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03">
                <text:p>-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944">
                <text:p>-9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9.92">
                <text:p>3745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860.3">
                <text:p>-2486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8.54">
                <text:p>589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531.02">
                <text:p>-453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8.86">
                <text:p>2988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17.94">
                <text:p>-1317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7.5">
                <text:p>-2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6.12">
                <text:p>2026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.84">
                <text:p>270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84.72">
                <text:p>-2684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87.74">
                <text:p>-1887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505.52">
                <text:p>-11505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515.45">
                <text:p>50515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991.373">
                <text:p>-33991.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55.114">
                <text:p>6155.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771.721">
                <text:p>-4771.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28.99">
                <text:p>4128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62" chart:data-source-has-labels="row" svg:x="0.422cm" svg:y="1.228cm" svg:width="20.275cm" svg:height="8.421cm">
          <chartooo:coordinate-region svg:x="2.234cm" svg:y="1.389cm" svg:width="18.463cm" svg:height="8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3:Datos.E162" chart:label-cell-address="Datos.E1:Datos.E2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258,40 %</text:p>
                <text:list>
                  <text:list-item>
                    <text:p>Diferencia / Ventas mes anterior (porcentaje)</text:p>
                  </text:list-item>
                  <text:list-item>
                    <text:p>258,40 %</text:p>
                  </text:list-item>
                </text:list>
                <draw:g>
                  <svg:desc>Datos.E1:Dat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9918042666024">
                <text:p>-0.439918042666024</text:p>
                <draw:g>
                  <svg:desc>Datos.E3:Datos.E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6581306936375">
                <text:p>0.25658130693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23256079461126">
                <text:p>-0.072325607946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1358070272599">
                <text:p>0.0431358070272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0882491741387">
                <text:p>0.0520882491741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133445472386">
                <text:p>0.17213344547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78378378378378">
                <text:p>-0.0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2094063836134">
                <text:p>0.0422094063836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5983876353575">
                <text:p>-0.12598387635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5507040716079">
                <text:p>-0.055507040716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8477318694019">
                <text:p>-0.468477318694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9380300065232">
                <text:p>3.49380300065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1108046644409">
                <text:p>-0.51108046644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341629966846">
                <text:p>0.144341629966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976130761913">
                <text:p>0.051976130761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69944097336402">
                <text:p>0.000369944097336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35033077207544">
                <text:p>-0.0235033077207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47022932884494">
                <text:p>-0.00547022932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33403850222128">
                <text:p>-0.0333403850222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832538188821">
                <text:p>0.157832538188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40210940158016">
                <text:p>-0.140210940158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2898346816743">
                <text:p>-0.0572898346816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3784338417051">
                <text:p>-0.46378433841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5823432199704">
                <text:p>3.25823432199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07799510263309">
                <text:p>-0.507799510263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4787028222215">
                <text:p>0.244787028222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51058370750481">
                <text:p>-0.151058370750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375257911714">
                <text:p>0.117375257911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63198959687906">
                <text:p>-0.0463198959687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022662194224">
                <text:p>-0.01022662194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4394665784978">
                <text:p>0.0754394665784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7692150030744">
                <text:p>0.00937692150030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20858926849079">
                <text:p>-0.092085892684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13167458764327">
                <text:p>-0.0713167458764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8045395707276">
                <text:p>-0.468045395707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6305934138541">
                <text:p>3.86305934138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34522869940066">
                <text:p>-0.534522869940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93870614251">
                <text:p>0.2079387061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3453319693002">
                <text:p>-0.133453319693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3261963186818">
                <text:p>0.13326196318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00105374077977">
                <text:p>-0.100105374077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3967972656497">
                <text:p>0.193967972656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49cm" svg:height="12.193cm" xlink:href=".." xlink:type="simple" chart:class="chart:line" chart:style-name="ch1">
        <chart:title svg:x="9.267cm" svg:y="0.378cm" chart:style-name="ch2">
          <text:p>Ventas vs Exportaciones</text:p>
        </chart:title>
        <chart:legend chart:legend-position="bottom" svg:x="7.409cm" svg:y="11.673cm" style:legend-expansion="wide" chart:style-name="ch3"/>
        <chart:plot-area chart:style-name="ch4" table:cell-range-address="Datos.C1:Datos.C162 Datos.K1:Datos.K162" chart:data-source-has-labels="row" svg:x="0.472cm" svg:y="1.322cm" svg:width="22.705cm" svg:height="9.924cm">
          <chartooo:coordinate-region svg:x="1.834cm" svg:y="1.464cm" svg:width="20.35cm" svg:height="8.8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K2:Datos.K162" chart:label-cell-address="Datos.K1:Datos.K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millones de 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2322">
                <text:p>2322</text:p>
                <draw:g>
                  <svg:desc>Datos.K2:Datos.K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 Datos.J38:Datos.J162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38:Datos.J162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00.0307656459">
                <text:p>39800.0307656459</text:p>
                <draw:g>
                  <svg:desc>Datos.J38:Datos.J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55.4005153191">
                <text:p>33255.4005153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36.8790336704">
                <text:p>35536.8790336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64.9768090585">
                <text:p>31564.9768090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7">
                <text:p>34668.0152965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4">
                <text:p>39085.1453799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5">
                <text:p>32661.9181201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6">
                <text:p>32342.8184845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81">
                <text:p>39834.171683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2">
                <text:p>36058.8664680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01">
                <text:p>36838.1199420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2">
                <text:p>36130.587768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6">
                <text:p>33960.2463954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5">
                <text:p>30988.1610696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3">
                <text:p>33524.881439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2">
                <text:p>31915.1335912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2">
                <text:p>32065.1902448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5">
                <text:p>35843.4990725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7">
                <text:p>38769.2365937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6">
                <text:p>43268.5330564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2">
                <text:p>39806.6584614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6">
                <text:p>40574.8195038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91">
                <text:p>40583.0294917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3">
                <text:p>44110.5175958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2">
                <text:p>48775.5737422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5">
                <text:p>51748.3107993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6">
                <text:p>61042.7210649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5">
                <text:p>50728.862206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9">
                <text:p>59321.3595030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9">
                <text:p>58637.4467993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3">
                <text:p>56374.2064241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9">
                <text:p>50810.0470914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9">
                <text:p>62489.1638311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4">
                <text:p>46692.3933373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7">
                <text:p>56115.3108649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4">
                <text:p>52674.2113825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5">
                <text:p>54814.3587416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7">
                <text:p>43058.2040672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3">
                <text:p>51692.1068365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6">
                <text:p>56689.8784198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">
                <text:p>62392.357854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8">
                <text:p>60921.499459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6">
                <text:p>59484.4009944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82">
                <text:p>57230.491105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5">
                <text:p>66098.800546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3">
                <text:p>53409.4816886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4">
                <text:p>38749.3641163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3">
                <text:p>43610.0052997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2">
                <text:p>43164.9965028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7">
                <text:p>40172.8282630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6">
                <text:p>35950.600154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8">
                <text:p>43299.6948026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2">
                <text:p>41184.9809838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5">
                <text:p>38957.381872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9">
                <text:p>43792.5009437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7">
                <text:p>43639.2500159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6">
                <text:p>44300.112636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9">
                <text:p>51797.6144198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5">
                <text:p>46678.7700531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8">
                <text:p>50587.4024602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1">
                <text:p>42862.3967733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8">
                <text:p>56704.7866085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01">
                <text:p>-0.154556005959301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41">
                <text:p>0.071420575200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89">
                <text:p>-0.1090349250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8">
                <text:p>0.059436921986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5">
                <text:p>-0.164339346761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62">
                <text:p>-0.0266595286378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2">
                <text:p>0.0215895678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4">
                <text:p>0.115895624209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89">
                <text:p>-0.0396201577990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5">
                <text:p>-0.175898773481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7">
                <text:p>0.0343632413634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8">
                <text:p>-0.139395230447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2">
                <text:p>0.049655496543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29996">
                <text:p>-0.094775542092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38">
                <text:p>0.0216105926297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1">
                <text:p>0.0289405832661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8">
                <text:p>-0.159034187721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16">
                <text:p>-0.0922654962438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58">
                <text:p>-0.0600693624744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487">
                <text:p>-0.0875166007687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18">
                <text:p>0.0209150226115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71">
                <text:p>0.0404207395077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783">
                <text:p>0.0629139180122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1">
                <text:p>-0.041758982327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36">
                <text:p>-0.0480165112922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711">
                <text:p>0.00470173979507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">
                <text:p>-0.021018690305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4">
                <text:p>0.141831915283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29">
                <text:p>-0.0018306557865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5">
                <text:p>0.0836090474332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6">
                <text:p>0.0252262630297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83">
                <text:p>0.0885921523723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9">
                <text:p>-0.0800090585563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391">
                <text:p>0.0122017610460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9">
                <text:p>0.0333597363457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8">
                <text:p>-0.0254990886209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82">
                <text:p>0.0869202755014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01">
                <text:p>-0.0985120981690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6">
                <text:p>0.165334109377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59">
                <text:p>-0.166109337948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05">
                <text:p>0.0693971149916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274">
                <text:p>-0.00790152271820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9">
                <text:p>-0.0257473960142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2">
                <text:p>0.0495752957073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6">
                <text:p>-0.168961322152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79">
                <text:p>-0.01152894521210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3">
                <text:p>-0.0423053062660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5">
                <text:p>-0.0874529419897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44">
                <text:p>-0.00194462566139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26">
                <text:p>-0.0987004462798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4">
                <text:p>0.229858412032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">
                <text:p>-0.25279215667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8">
                <text:p>0.315646224641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4">
                <text:p>-0.0865261612988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01">
                <text:p>-0.0613219356600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1">
                <text:p>-0.214472173793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7">
                <text:p>0.200157400236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601">
                <text:p>-0.0345226807780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6">
                <text:p>0.0168817963692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32">
                <text:p>0.0188671624762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193">
                <text:p>0.04702947836481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18">
                <text:p>0.0474236681575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7">
                <text:p>0.100590786113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1">
                <text:p>0.175803784330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6">
                <text:p>-0.220640363929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7">
                <text:p>0.0655318179494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62">
                <text:p>-0.0235893482265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51">
                <text:p>-0.0378907722259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7">
                <text:p>-0.165980332801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1">
                <text:p>0.275665113570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44">
                <text:p>-0.0559480277314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66">
                <text:p>0.0699816701045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1">
                <text:p>0.090711164728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6">
                <text:p>-0.0959597940477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33">
                <text:p>0.06671331799890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6">
                <text:p>-0.0102042821098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81">
                <text:p>-0.0693193207980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4121">
                <text:p>0.000216571360441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3">
                <text:p>0.141140376445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29843">
                <text:p>0.009037712707298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5">
                <text:p>0.0947914097820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">
                <text:p>-0.0632532128247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7">
                <text:p>0.174424485084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63">
                <text:p>-0.04883900056196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14">
                <text:p>-0.05408765667893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2">
                <text:p>0.1241130394117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98">
                <text:p>0.0176425957215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71">
                <text:p>0.01003104789474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52">
                <text:p>-0.0227170342730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5">
                <text:p>-0.3896369897596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1">
                <text:p>0.5393214193754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64">
                <text:p>0.0558681297487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31">
                <text:p>0.0542521745810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319">
                <text:p>0.00454293796646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8">
                <text:p>-0.116114616230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36">
                <text:p>0.0844726146143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77">
                <text:p>-0.0988239405249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8">
                <text:p>-0.02355969871649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6">
                <text:p>0.1098832053678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9">
                <text:p>0.09819535565320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9">
                <text:p>0.1092530354970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09">
                <text:p>0.192648983590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6">
                <text:p>-0.1353029214600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